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Latha" svg:font-family="Latha" style:font-family-generic="swiss" style:font-pitch="variable" svg:panose-1="2 0 4 0 0 0 0 0 0 0"/>
  </office:font-face-decls>
  <office:automatic-styles>
    <style:style style:name="P1" style:parent-style-name="Standard" style:master-page-name="MP0" style:family="paragraph">
      <style:paragraph-properties fo:break-before="page" fo:text-align="center" fo:margin-top="0.0555in" fo:margin-bottom="0in" fo:line-height="170%" fo:margin-left="2.5in" fo:margin-right="2.6673in" fo:text-indent="0.2131in">
        <style:tab-stops/>
      </style:paragraph-properties>
    </style:style>
    <style:style style:name="T2" style:parent-style-name="DefaultParagraphFont" style:family="text">
      <style:text-properties style:font-name-complex="Calibri" fo:font-weight="bold" style:font-weight-asian="bold" style:font-weight-complex="bold" style:font-size-complex="12pt"/>
    </style:style>
    <style:style style:name="T3" style:parent-style-name="DefaultParagraphFont" style:family="text">
      <style:text-properties style:font-name-complex="Calibri" fo:font-weight="bold" style:font-weight-asian="bold" style:font-weight-complex="bold" style:font-size-complex="12pt"/>
    </style:style>
    <style:style style:name="P4" style:parent-style-name="Standard" style:family="paragraph">
      <style:paragraph-properties fo:text-align="center" fo:margin-bottom="0in"/>
      <style:text-properties style:font-name-complex="Calibri"/>
    </style:style>
    <style:style style:name="TableColumn6" style:family="table-column">
      <style:table-column-properties style:column-width="3.1312in" style:use-optimal-column-width="false"/>
    </style:style>
    <style:style style:name="TableColumn7" style:family="table-column">
      <style:table-column-properties style:column-width="3.1298in" style:use-optimal-column-width="false"/>
    </style:style>
    <style:style style:name="Table5" style:family="table">
      <style:table-properties style:width="6.2611in" fo:margin-left="0.0034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widows="0" fo:orphans="0" fo:margin-bottom="0in" fo:line-height="100%"/>
    </style:style>
    <style:style style:name="T11" style:parent-style-name="DefaultParagraphFont" style:family="text">
      <style:text-properties style:font-name-complex="Calibri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widows="0" fo:orphans="0" fo:margin-bottom="0in" fo:line-height="100%"/>
    </style:style>
    <style:style style:name="T14" style:parent-style-name="DefaultParagraphFont" style:family="text">
      <style:text-properties style:font-name-complex="Calibri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widows="0" fo:orphans="0" fo:margin-bottom="0in" fo:line-height="100%"/>
    </style:style>
    <style:style style:name="T18" style:parent-style-name="DefaultParagraphFont" style:family="text">
      <style:text-properties style:font-name-complex="Calibri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widows="0" fo:orphans="0" fo:margin-bottom="0in" fo:line-height="100%"/>
    </style:style>
    <style:style style:name="T21" style:parent-style-name="DefaultParagraphFont" style:family="text">
      <style:text-properties style:font-name-complex="Calibri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widows="0" fo:orphans="0" fo:margin-bottom="0in" fo:line-height="100%"/>
    </style:style>
    <style:style style:name="T25" style:parent-style-name="DefaultParagraphFont" style:family="text">
      <style:text-properties style:font-name-complex="Calibri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widows="0" fo:orphans="0" fo:margin-bottom="0in" fo:line-height="100%"/>
    </style:style>
    <style:style style:name="T28" style:parent-style-name="DefaultParagraphFont" style:family="text">
      <style:text-properties style:font-name-complex="Calibri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widows="0" fo:orphans="0" fo:margin-bottom="0in" fo:line-height="100%"/>
    </style:style>
    <style:style style:name="T32" style:parent-style-name="DefaultParagraphFont" style:family="text">
      <style:text-properties style:font-name-complex="Calibri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widows="0" fo:orphans="0" fo:margin-bottom="0in" fo:line-height="100%"/>
    </style:style>
    <style:style style:name="T35" style:parent-style-name="DefaultParagraphFont" style:family="text">
      <style:text-properties style:font-name-complex="Calibri"/>
    </style:style>
    <style:style style:name="P36" style:parent-style-name="Standard" style:family="paragraph">
      <style:text-properties style:font-name-complex="Calibri"/>
    </style:style>
    <style:style style:name="T37" style:parent-style-name="DefaultParagraphFont" style:family="text">
      <style:text-properties style:font-name-complex="Calibri" fo:font-weight="bold" style:font-weight-asian="bold" style:font-weight-complex="bold" fo:color="#C9211E" fo:font-size="15pt" style:font-size-asian="15pt" style:font-size-complex="15pt"/>
    </style:style>
    <style:style style:name="T38" style:parent-style-name="DefaultParagraphFont" style:family="text">
      <style:text-properties style:font-name-complex="Calibri"/>
    </style:style>
    <style:style style:name="T39" style:parent-style-name="DefaultParagraphFont" style:family="text">
      <style:text-properties style:font-name-complex="Calibri"/>
    </style:style>
    <style:style style:name="T40" style:parent-style-name="DefaultParagraphFont" style:family="text">
      <style:text-properties style:font-name-complex="Calibri"/>
    </style:style>
    <style:style style:name="T41" style:parent-style-name="DefaultParagraphFont" style:family="text">
      <style:text-properties style:font-name-complex="Calibri"/>
    </style:style>
    <style:style style:name="T42" style:parent-style-name="DefaultParagraphFont" style:family="text">
      <style:text-properties style:font-name-complex="Calibri"/>
    </style:style>
    <style:style style:name="T43" style:parent-style-name="DefaultParagraphFont" style:family="text">
      <style:text-properties style:font-name-complex="Calibri"/>
    </style:style>
    <style:style style:name="T44" style:parent-style-name="DefaultParagraphFont" style:family="text">
      <style:text-properties style:font-name-complex="Calibri"/>
    </style:style>
    <style:style style:name="T45" style:parent-style-name="DefaultParagraphFont" style:family="text">
      <style:text-properties style:font-name-complex="Calibri"/>
    </style:style>
    <style:style style:name="T46" style:parent-style-name="DefaultParagraphFont" style:family="text">
      <style:text-properties style:font-name-complex="Calibri"/>
    </style:style>
    <style:style style:name="T47" style:parent-style-name="DefaultParagraphFont" style:family="text">
      <style:text-properties style:font-name-complex="Calibri"/>
    </style:style>
    <style:style style:name="T48" style:parent-style-name="DefaultParagraphFont" style:family="text">
      <style:text-properties style:font-name-complex="Calibri"/>
    </style:style>
    <style:style style:name="T49" style:parent-style-name="DefaultParagraphFont" style:family="text">
      <style:text-properties style:font-name-complex="Calibri"/>
    </style:style>
    <style:style style:name="T50" style:parent-style-name="DefaultParagraphFont" style:family="text">
      <style:text-properties style:font-name-complex="Calibri"/>
    </style:style>
    <style:style style:name="T51" style:parent-style-name="DefaultParagraphFont" style:family="text">
      <style:text-properties style:font-name-complex="Calibri"/>
    </style:style>
    <style:style style:name="T52" style:parent-style-name="DefaultParagraphFont" style:family="text">
      <style:text-properties style:font-name-complex="Calibri"/>
    </style:style>
    <style:style style:name="T53" style:parent-style-name="DefaultParagraphFont" style:family="text">
      <style:text-properties style:font-name-complex="Calibri"/>
    </style:style>
    <style:style style:name="T54" style:parent-style-name="DefaultParagraphFont" style:family="text">
      <style:text-properties style:font-name-complex="Calibri"/>
    </style:style>
    <style:style style:name="T55" style:parent-style-name="DefaultParagraphFont" style:family="text">
      <style:text-properties style:font-name-complex="Calibri"/>
    </style:style>
    <style:style style:name="T56" style:parent-style-name="DefaultParagraphFont" style:family="text">
      <style:text-properties style:font-name-complex="Calibri"/>
    </style:style>
    <style:style style:name="T57" style:parent-style-name="DefaultParagraphFont" style:family="text">
      <style:text-properties style:font-name-complex="Calibri"/>
    </style:style>
    <style:style style:name="T58" style:parent-style-name="DefaultParagraphFont" style:family="text">
      <style:text-properties style:font-name-complex="Calibri"/>
    </style:style>
    <style:style style:name="T59" style:parent-style-name="DefaultParagraphFont" style:family="text">
      <style:text-properties style:font-name-complex="Calibri"/>
    </style:style>
    <style:style style:name="T60" style:parent-style-name="DefaultParagraphFont" style:family="text">
      <style:text-properties style:font-name-complex="Calibri"/>
    </style:style>
    <style:style style:name="T61" style:parent-style-name="DefaultParagraphFont" style:family="text">
      <style:text-properties style:font-name-complex="Calibri"/>
    </style:style>
    <style:style style:name="T62" style:parent-style-name="DefaultParagraphFont" style:family="text">
      <style:text-properties style:font-name-complex="Calibri"/>
    </style:style>
    <style:style style:name="T63" style:parent-style-name="DefaultParagraphFont" style:family="text">
      <style:text-properties style:font-name-complex="Calibri"/>
    </style:style>
    <style:style style:name="T64" style:parent-style-name="DefaultParagraphFont" style:family="text">
      <style:text-properties style:font-name-complex="Calibri"/>
    </style:style>
    <style:style style:name="T65" style:parent-style-name="DefaultParagraphFont" style:family="text">
      <style:text-properties style:font-name-complex="Calibri"/>
    </style:style>
    <style:style style:name="T66" style:parent-style-name="DefaultParagraphFont" style:family="text">
      <style:text-properties style:font-name-complex="Calibri"/>
    </style:style>
    <style:style style:name="T67" style:parent-style-name="DefaultParagraphFont" style:family="text">
      <style:text-properties style:font-name-complex="Calibri"/>
    </style:style>
    <style:style style:name="T68" style:parent-style-name="DefaultParagraphFont" style:family="text">
      <style:text-properties style:font-name-complex="Calibri"/>
    </style:style>
    <style:style style:name="T69" style:parent-style-name="DefaultParagraphFont" style:family="text">
      <style:text-properties style:font-name-complex="Calibri"/>
    </style:style>
    <style:style style:name="T70" style:parent-style-name="DefaultParagraphFont" style:family="text">
      <style:text-properties style:font-name-complex="Calibri"/>
    </style:style>
    <style:style style:name="T71" style:parent-style-name="DefaultParagraphFont" style:family="text">
      <style:text-properties style:font-name-complex="Calibri"/>
    </style:style>
    <style:style style:name="T72" style:parent-style-name="DefaultParagraphFont" style:family="text">
      <style:text-properties style:font-name-complex="Calibri"/>
    </style:style>
    <style:style style:name="T73" style:parent-style-name="DefaultParagraphFont" style:family="text">
      <style:text-properties style:font-name-complex="Calibri"/>
    </style:style>
    <style:style style:name="T74" style:parent-style-name="DefaultParagraphFont" style:family="text">
      <style:text-properties style:font-name-complex="Calibri"/>
    </style:style>
    <style:style style:name="T75" style:parent-style-name="DefaultParagraphFont" style:family="text">
      <style:text-properties style:font-name-complex="Calibri"/>
    </style:style>
    <style:style style:name="T76" style:parent-style-name="DefaultParagraphFont" style:family="text">
      <style:text-properties style:font-name-complex="Calibri"/>
    </style:style>
    <style:style style:name="T77" style:parent-style-name="DefaultParagraphFont" style:family="text">
      <style:text-properties style:font-name-complex="Calibri"/>
    </style:style>
    <style:style style:name="T78" style:parent-style-name="DefaultParagraphFont" style:family="text">
      <style:text-properties style:font-name-complex="Calibri"/>
    </style:style>
    <style:style style:name="T79" style:parent-style-name="DefaultParagraphFont" style:family="text">
      <style:text-properties style:font-name-complex="Calibri"/>
    </style:style>
    <style:style style:name="T80" style:parent-style-name="DefaultParagraphFont" style:family="text">
      <style:text-properties style:font-name-complex="Calibri"/>
    </style:style>
    <style:style style:name="T81" style:parent-style-name="DefaultParagraphFont" style:family="text">
      <style:text-properties style:font-name-complex="Calibri"/>
    </style:style>
    <style:style style:name="T82" style:parent-style-name="DefaultParagraphFont" style:family="text">
      <style:text-properties style:font-name-complex="Calibri"/>
    </style:style>
    <style:style style:name="T83" style:parent-style-name="DefaultParagraphFont" style:family="text">
      <style:text-properties style:font-name-complex="Calibri"/>
    </style:style>
    <style:style style:name="T84" style:parent-style-name="DefaultParagraphFont" style:family="text">
      <style:text-properties style:font-name-complex="Calibri"/>
    </style:style>
    <style:style style:name="T85" style:parent-style-name="DefaultParagraphFont" style:family="text">
      <style:text-properties style:font-name-complex="Calibri"/>
    </style:style>
    <style:style style:name="T86" style:parent-style-name="DefaultParagraphFont" style:family="text">
      <style:text-properties style:font-name-complex="Calibri"/>
    </style:style>
    <style:style style:name="T87" style:parent-style-name="DefaultParagraphFont" style:family="text">
      <style:text-properties style:font-name-complex="Calibri"/>
    </style:style>
    <style:style style:name="T88" style:parent-style-name="DefaultParagraphFont" style:family="text">
      <style:text-properties style:font-name-complex="Calibri"/>
    </style:style>
    <style:style style:name="T89" style:parent-style-name="DefaultParagraphFont" style:family="text">
      <style:text-properties style:font-name-complex="Calibri"/>
    </style:style>
    <style:style style:name="T90" style:parent-style-name="DefaultParagraphFont" style:family="text">
      <style:text-properties style:font-name-complex="Calibri"/>
    </style:style>
    <style:style style:name="T91" style:parent-style-name="DefaultParagraphFont" style:family="text">
      <style:text-properties style:font-name-complex="Calibri"/>
    </style:style>
    <style:style style:name="T92" style:parent-style-name="DefaultParagraphFont" style:family="text">
      <style:text-properties style:font-name-complex="Calibri"/>
    </style:style>
    <style:style style:name="T93" style:parent-style-name="DefaultParagraphFont" style:family="text">
      <style:text-properties style:font-name-complex="Calibri"/>
    </style:style>
    <style:style style:name="T94" style:parent-style-name="DefaultParagraphFont" style:family="text">
      <style:text-properties style:font-name-complex="Calibri"/>
    </style:style>
    <style:style style:name="T95" style:parent-style-name="DefaultParagraphFont" style:family="text">
      <style:text-properties style:font-name-complex="Calibri"/>
    </style:style>
    <style:style style:name="T96" style:parent-style-name="DefaultParagraphFont" style:family="text">
      <style:text-properties style:font-name-complex="Calibri"/>
    </style:style>
    <style:style style:name="T97" style:parent-style-name="DefaultParagraphFont" style:family="text">
      <style:text-properties style:font-name-complex="Calibri"/>
    </style:style>
    <style:style style:name="T98" style:parent-style-name="DefaultParagraphFont" style:family="text">
      <style:text-properties style:font-name-complex="Calibri"/>
    </style:style>
    <style:style style:name="T99" style:parent-style-name="DefaultParagraphFont" style:family="text">
      <style:text-properties style:font-name-complex="Calibri"/>
    </style:style>
    <style:style style:name="T100" style:parent-style-name="DefaultParagraphFont" style:family="text">
      <style:text-properties style:font-name-complex="Calibri"/>
    </style:style>
    <style:style style:name="T101" style:parent-style-name="DefaultParagraphFont" style:family="text">
      <style:text-properties style:font-name-complex="Calibri"/>
    </style:style>
    <style:style style:name="T102" style:parent-style-name="DefaultParagraphFont" style:family="text">
      <style:text-properties style:font-name-complex="Calibri"/>
    </style:style>
    <style:style style:name="T103" style:parent-style-name="DefaultParagraphFont" style:family="text">
      <style:text-properties style:font-name-complex="Calibri"/>
    </style:style>
    <style:style style:name="T104" style:parent-style-name="DefaultParagraphFont" style:family="text">
      <style:text-properties style:font-name-complex="Calibri"/>
    </style:style>
    <style:style style:name="T105" style:parent-style-name="DefaultParagraphFont" style:family="text">
      <style:text-properties style:font-name-complex="Calibri"/>
    </style:style>
    <style:style style:name="T106" style:parent-style-name="DefaultParagraphFont" style:family="text">
      <style:text-properties style:font-name-complex="Calibri"/>
    </style:style>
    <style:style style:name="T107" style:parent-style-name="DefaultParagraphFont" style:family="text">
      <style:text-properties style:font-name-complex="Calibri"/>
    </style:style>
    <style:style style:name="T108" style:parent-style-name="DefaultParagraphFont" style:family="text">
      <style:text-properties style:font-name-complex="Calibri"/>
    </style:style>
    <style:style style:name="T109" style:parent-style-name="DefaultParagraphFont" style:family="text">
      <style:text-properties style:font-name-complex="Calibri"/>
    </style:style>
    <style:style style:name="T110" style:parent-style-name="DefaultParagraphFont" style:family="text">
      <style:text-properties style:font-name-complex="Calibri"/>
    </style:style>
    <style:style style:name="T111" style:parent-style-name="DefaultParagraphFont" style:family="text">
      <style:text-properties style:font-name-complex="Calibri"/>
    </style:style>
    <style:style style:name="T112" style:parent-style-name="DefaultParagraphFont" style:family="text">
      <style:text-properties style:font-name-complex="Calibri"/>
    </style:style>
    <style:style style:name="T113" style:parent-style-name="DefaultParagraphFont" style:family="text">
      <style:text-properties style:font-name-complex="Calibri"/>
    </style:style>
    <style:style style:name="T114" style:parent-style-name="DefaultParagraphFont" style:family="text">
      <style:text-properties style:font-name-complex="Calibri"/>
    </style:style>
    <style:style style:name="T115" style:parent-style-name="DefaultParagraphFont" style:family="text">
      <style:text-properties style:font-name-complex="Calibri"/>
    </style:style>
    <style:style style:name="T116" style:parent-style-name="DefaultParagraphFont" style:family="text">
      <style:text-properties style:font-name-complex="Calibri"/>
    </style:style>
    <style:style style:name="T117" style:parent-style-name="DefaultParagraphFont" style:family="text">
      <style:text-properties style:font-name-complex="Calibri"/>
    </style:style>
    <style:style style:name="T118" style:parent-style-name="DefaultParagraphFont" style:family="text">
      <style:text-properties style:font-name-complex="Calibri"/>
    </style:style>
    <style:style style:name="T119" style:parent-style-name="DefaultParagraphFont" style:family="text">
      <style:text-properties style:font-name-complex="Calibri"/>
    </style:style>
    <style:style style:name="T120" style:parent-style-name="DefaultParagraphFont" style:family="text">
      <style:text-properties style:font-name-complex="Calibri"/>
    </style:style>
    <style:style style:name="T121" style:parent-style-name="DefaultParagraphFont" style:family="text">
      <style:text-properties style:font-name-complex="Calibri"/>
    </style:style>
    <style:style style:name="T122" style:parent-style-name="DefaultParagraphFont" style:family="text">
      <style:text-properties style:font-name-complex="Calibri"/>
    </style:style>
    <style:style style:name="T123" style:parent-style-name="DefaultParagraphFont" style:family="text">
      <style:text-properties style:font-name-complex="Calibri"/>
    </style:style>
    <style:style style:name="T124" style:parent-style-name="DefaultParagraphFont" style:family="text">
      <style:text-properties style:font-name-complex="Calibri"/>
    </style:style>
    <style:style style:name="T125" style:parent-style-name="DefaultParagraphFont" style:family="text">
      <style:text-properties style:font-name-complex="Calibri"/>
    </style:style>
    <style:style style:name="T126" style:parent-style-name="DefaultParagraphFont" style:family="text">
      <style:text-properties style:font-name-complex="Calibri"/>
    </style:style>
    <style:style style:name="T127" style:parent-style-name="DefaultParagraphFont" style:family="text">
      <style:text-properties style:font-name-complex="Calibri"/>
    </style:style>
    <style:style style:name="T128" style:parent-style-name="DefaultParagraphFont" style:family="text">
      <style:text-properties style:font-name-complex="Calibri"/>
    </style:style>
    <style:style style:name="T129" style:parent-style-name="DefaultParagraphFont" style:family="text">
      <style:text-properties style:font-name-complex="Calibri"/>
    </style:style>
    <style:style style:name="T130" style:parent-style-name="DefaultParagraphFont" style:family="text">
      <style:text-properties style:font-name-complex="Calibri"/>
    </style:style>
    <style:style style:name="T131" style:parent-style-name="DefaultParagraphFont" style:family="text">
      <style:text-properties style:font-name-complex="Calibri"/>
    </style:style>
    <style:style style:name="T132" style:parent-style-name="DefaultParagraphFont" style:family="text">
      <style:text-properties style:font-name-complex="Calibri"/>
    </style:style>
    <style:style style:name="T133" style:parent-style-name="DefaultParagraphFont" style:family="text">
      <style:text-properties style:font-name-complex="Calibri"/>
    </style:style>
    <style:style style:name="T134" style:parent-style-name="DefaultParagraphFont" style:family="text">
      <style:text-properties style:font-name-complex="Calibri" fo:font-weight="bold" style:font-weight-asian="bold" style:font-weight-complex="bold" fo:color="#C9211E" fo:font-size="15pt" style:font-size-asian="15pt" style:font-size-complex="15pt"/>
    </style:style>
    <style:style style:name="T135" style:parent-style-name="DefaultParagraphFont" style:family="text">
      <style:text-properties style:font-name-complex="Calibri"/>
    </style:style>
    <style:style style:name="T136" style:parent-style-name="DefaultParagraphFont" style:family="text">
      <style:text-properties style:font-name-complex="Calibri"/>
    </style:style>
    <style:style style:name="T137" style:parent-style-name="DefaultParagraphFont" style:family="text">
      <style:text-properties style:font-name-complex="Calibri"/>
    </style:style>
    <style:style style:name="T138" style:parent-style-name="DefaultParagraphFont" style:family="text">
      <style:text-properties style:font-name-complex="Calibri"/>
    </style:style>
    <style:style style:name="T139" style:parent-style-name="DefaultParagraphFont" style:family="text">
      <style:text-properties style:font-name-complex="Calibri"/>
    </style:style>
    <style:style style:name="T140" style:parent-style-name="DefaultParagraphFont" style:family="text">
      <style:text-properties style:font-name-complex="Calibri"/>
    </style:style>
    <style:style style:name="T141" style:parent-style-name="DefaultParagraphFont" style:family="text">
      <style:text-properties style:font-name-complex="Calibri"/>
    </style:style>
    <style:style style:name="T142" style:parent-style-name="DefaultParagraphFont" style:family="text">
      <style:text-properties style:font-name-complex="Calibri"/>
    </style:style>
    <style:style style:name="T143" style:parent-style-name="DefaultParagraphFont" style:family="text">
      <style:text-properties style:font-name-complex="Calibri"/>
    </style:style>
    <style:style style:name="T144" style:parent-style-name="DefaultParagraphFont" style:family="text">
      <style:text-properties style:font-name-complex="Calibri"/>
    </style:style>
    <style:style style:name="T145" style:parent-style-name="DefaultParagraphFont" style:family="text">
      <style:text-properties style:font-name-complex="Calibri"/>
    </style:style>
    <style:style style:name="T146" style:parent-style-name="DefaultParagraphFont" style:family="text">
      <style:text-properties style:font-name-complex="Calibri"/>
    </style:style>
    <style:style style:name="T147" style:parent-style-name="DefaultParagraphFont" style:family="text">
      <style:text-properties style:font-name-complex="Calibri"/>
    </style:style>
    <style:style style:name="T148" style:parent-style-name="DefaultParagraphFont" style:family="text">
      <style:text-properties style:font-name-complex="Calibri"/>
    </style:style>
    <style:style style:name="T149" style:parent-style-name="DefaultParagraphFont" style:family="text">
      <style:text-properties style:font-name-complex="Calibri"/>
    </style:style>
    <style:style style:name="T150" style:parent-style-name="DefaultParagraphFont" style:family="text">
      <style:text-properties style:font-name-complex="Calibri"/>
    </style:style>
    <style:style style:name="T151" style:parent-style-name="DefaultParagraphFont" style:family="text">
      <style:text-properties style:font-name-complex="Calibri"/>
    </style:style>
    <style:style style:name="T152" style:parent-style-name="DefaultParagraphFont" style:family="text">
      <style:text-properties style:font-name-complex="Calibri"/>
    </style:style>
    <style:style style:name="T153" style:parent-style-name="DefaultParagraphFont" style:family="text">
      <style:text-properties style:font-name-complex="Calibri"/>
    </style:style>
    <style:style style:name="T154" style:parent-style-name="DefaultParagraphFont" style:family="text">
      <style:text-properties style:font-name-complex="Calibri"/>
    </style:style>
    <style:style style:name="T155" style:parent-style-name="DefaultParagraphFont" style:family="text">
      <style:text-properties style:font-name-complex="Calibri"/>
    </style:style>
    <style:style style:name="T156" style:parent-style-name="DefaultParagraphFont" style:family="text">
      <style:text-properties style:font-name-complex="Calibri"/>
    </style:style>
    <style:style style:name="T157" style:parent-style-name="DefaultParagraphFont" style:family="text">
      <style:text-properties style:font-name-complex="Calibri"/>
    </style:style>
    <style:style style:name="T158" style:parent-style-name="DefaultParagraphFont" style:family="text">
      <style:text-properties style:font-name-complex="Calibri"/>
    </style:style>
    <style:style style:name="T159" style:parent-style-name="DefaultParagraphFont" style:family="text">
      <style:text-properties style:font-name-complex="Calibri"/>
    </style:style>
    <style:style style:name="T160" style:parent-style-name="DefaultParagraphFont" style:family="text">
      <style:text-properties style:font-name-complex="Calibri"/>
    </style:style>
    <style:style style:name="T161" style:parent-style-name="DefaultParagraphFont" style:family="text">
      <style:text-properties style:font-name-complex="Calibri"/>
    </style:style>
    <style:style style:name="T162" style:parent-style-name="DefaultParagraphFont" style:family="text">
      <style:text-properties style:font-name-complex="Calibri"/>
    </style:style>
    <style:style style:name="T163" style:parent-style-name="DefaultParagraphFont" style:family="text">
      <style:text-properties style:font-name-complex="Calibri"/>
    </style:style>
    <style:style style:name="T164" style:parent-style-name="DefaultParagraphFont" style:family="text">
      <style:text-properties style:font-name-complex="Calibri"/>
    </style:style>
    <style:style style:name="T165" style:parent-style-name="DefaultParagraphFont" style:family="text">
      <style:text-properties style:font-name-complex="Calibri"/>
    </style:style>
    <style:style style:name="T166" style:parent-style-name="DefaultParagraphFont" style:family="text">
      <style:text-properties style:font-name-complex="Calibri"/>
    </style:style>
    <style:style style:name="T167" style:parent-style-name="DefaultParagraphFont" style:family="text">
      <style:text-properties style:font-name-complex="Calibri"/>
    </style:style>
    <style:style style:name="T168" style:parent-style-name="DefaultParagraphFont" style:family="text">
      <style:text-properties style:font-name-complex="Calibri"/>
    </style:style>
    <style:style style:name="T169" style:parent-style-name="DefaultParagraphFont" style:family="text">
      <style:text-properties style:font-name-complex="Calibri"/>
    </style:style>
    <style:style style:name="T170" style:parent-style-name="DefaultParagraphFont" style:family="text">
      <style:text-properties style:font-name-complex="Calibri"/>
    </style:style>
    <style:style style:name="T171" style:parent-style-name="DefaultParagraphFont" style:family="text">
      <style:text-properties style:font-name-complex="Calibri"/>
    </style:style>
    <style:style style:name="T172" style:parent-style-name="DefaultParagraphFont" style:family="text">
      <style:text-properties style:font-name-complex="Calibri"/>
    </style:style>
    <style:style style:name="T173" style:parent-style-name="DefaultParagraphFont" style:family="text">
      <style:text-properties style:font-name-complex="Calibri"/>
    </style:style>
    <style:style style:name="T174" style:parent-style-name="DefaultParagraphFont" style:family="text">
      <style:text-properties style:font-name-complex="Calibri"/>
    </style:style>
    <style:style style:name="T175" style:parent-style-name="DefaultParagraphFont" style:family="text">
      <style:text-properties style:font-name-complex="Calibri"/>
    </style:style>
    <style:style style:name="T176" style:parent-style-name="DefaultParagraphFont" style:family="text">
      <style:text-properties style:font-name-complex="Calibri"/>
    </style:style>
    <style:style style:name="T177" style:parent-style-name="DefaultParagraphFont" style:family="text">
      <style:text-properties style:font-name-complex="Calibri"/>
    </style:style>
    <style:style style:name="T178" style:parent-style-name="DefaultParagraphFont" style:family="text">
      <style:text-properties style:font-name-complex="Calibri"/>
    </style:style>
    <style:style style:name="T179" style:parent-style-name="DefaultParagraphFont" style:family="text">
      <style:text-properties style:font-name-complex="Calibri"/>
    </style:style>
    <style:style style:name="T180" style:parent-style-name="DefaultParagraphFont" style:family="text">
      <style:text-properties style:font-name-complex="Calibri"/>
    </style:style>
    <style:style style:name="T181" style:parent-style-name="DefaultParagraphFont" style:family="text">
      <style:text-properties style:font-name-complex="Calibri"/>
    </style:style>
    <style:style style:name="T182" style:parent-style-name="DefaultParagraphFont" style:family="text">
      <style:text-properties style:font-name-complex="Calibri"/>
    </style:style>
    <style:style style:name="T183" style:parent-style-name="DefaultParagraphFont" style:family="text">
      <style:text-properties style:font-name-complex="Calibri"/>
    </style:style>
    <style:style style:name="T184" style:parent-style-name="DefaultParagraphFont" style:family="text">
      <style:text-properties style:font-name-complex="Calibri"/>
    </style:style>
    <style:style style:name="T185" style:parent-style-name="DefaultParagraphFont" style:family="text">
      <style:text-properties style:font-name-complex="Calibri"/>
    </style:style>
    <style:style style:name="T186" style:parent-style-name="DefaultParagraphFont" style:family="text">
      <style:text-properties style:font-name-complex="Calibri"/>
    </style:style>
    <style:style style:name="T187" style:parent-style-name="DefaultParagraphFont" style:family="text">
      <style:text-properties style:font-name-complex="Calibri"/>
    </style:style>
    <style:style style:name="T188" style:parent-style-name="DefaultParagraphFont" style:family="text">
      <style:text-properties style:font-name-complex="Calibri"/>
    </style:style>
    <style:style style:name="T189" style:parent-style-name="DefaultParagraphFont" style:family="text">
      <style:text-properties style:font-name-complex="Calibri"/>
    </style:style>
    <style:style style:name="T190" style:parent-style-name="DefaultParagraphFont" style:family="text">
      <style:text-properties style:font-name-complex="Calibri"/>
    </style:style>
    <style:style style:name="T191" style:parent-style-name="DefaultParagraphFont" style:family="text">
      <style:text-properties style:font-name-complex="Calibri"/>
    </style:style>
    <style:style style:name="T192" style:parent-style-name="DefaultParagraphFont" style:family="text">
      <style:text-properties style:font-name-complex="Calibri"/>
    </style:style>
    <style:style style:name="T193" style:parent-style-name="DefaultParagraphFont" style:family="text">
      <style:text-properties style:font-name-complex="Calibri"/>
    </style:style>
    <style:style style:name="T194" style:parent-style-name="DefaultParagraphFont" style:family="text">
      <style:text-properties style:font-name-complex="Calibri"/>
    </style:style>
    <style:style style:name="T195" style:parent-style-name="DefaultParagraphFont" style:family="text">
      <style:text-properties style:font-name-complex="Calibri"/>
    </style:style>
    <style:style style:name="T196" style:parent-style-name="DefaultParagraphFont" style:family="text">
      <style:text-properties style:font-name-complex="Calibri"/>
    </style:style>
    <style:style style:name="T197" style:parent-style-name="DefaultParagraphFont" style:family="text">
      <style:text-properties style:font-name-complex="Calibri"/>
    </style:style>
    <style:style style:name="T198" style:parent-style-name="DefaultParagraphFont" style:family="text">
      <style:text-properties style:font-name-complex="Calibri"/>
    </style:style>
    <style:style style:name="T199" style:parent-style-name="DefaultParagraphFont" style:family="text">
      <style:text-properties style:font-name-complex="Calibri"/>
    </style:style>
    <style:style style:name="T200" style:parent-style-name="DefaultParagraphFont" style:family="text">
      <style:text-properties style:font-name-complex="Calibri"/>
    </style:style>
    <style:style style:name="T201" style:parent-style-name="DefaultParagraphFont" style:family="text">
      <style:text-properties style:font-name-complex="Calibri"/>
    </style:style>
    <style:style style:name="T202" style:parent-style-name="DefaultParagraphFont" style:family="text">
      <style:text-properties style:font-name-complex="Calibri"/>
    </style:style>
    <style:style style:name="T203" style:parent-style-name="DefaultParagraphFont" style:family="text">
      <style:text-properties style:font-name-complex="Calibri"/>
    </style:style>
    <style:style style:name="T204" style:parent-style-name="DefaultParagraphFont" style:family="text">
      <style:text-properties style:font-name-complex="Calibri"/>
    </style:style>
    <style:style style:name="T205" style:parent-style-name="DefaultParagraphFont" style:family="text">
      <style:text-properties style:font-name-complex="Calibri"/>
    </style:style>
    <style:style style:name="T206" style:parent-style-name="DefaultParagraphFont" style:family="text">
      <style:text-properties style:font-name-complex="Calibri"/>
    </style:style>
    <style:style style:name="T207" style:parent-style-name="DefaultParagraphFont" style:family="text">
      <style:text-properties style:font-name-complex="Calibri"/>
    </style:style>
    <style:style style:name="T208" style:parent-style-name="DefaultParagraphFont" style:family="text">
      <style:text-properties style:font-name-complex="Calibri"/>
    </style:style>
    <style:style style:name="T209" style:parent-style-name="DefaultParagraphFont" style:family="text">
      <style:text-properties style:font-name-complex="Calibri"/>
    </style:style>
    <style:style style:name="T210" style:parent-style-name="DefaultParagraphFont" style:family="text">
      <style:text-properties style:font-name-complex="Calibri"/>
    </style:style>
    <style:style style:name="T211" style:parent-style-name="DefaultParagraphFont" style:family="text">
      <style:text-properties style:font-name-complex="Calibri"/>
    </style:style>
    <style:style style:name="T212" style:parent-style-name="DefaultParagraphFont" style:family="text">
      <style:text-properties style:font-name-complex="Calibri"/>
    </style:style>
    <style:style style:name="T213" style:parent-style-name="DefaultParagraphFont" style:family="text">
      <style:text-properties style:font-name-complex="Calibri"/>
    </style:style>
    <style:style style:name="T214" style:parent-style-name="DefaultParagraphFont" style:family="text">
      <style:text-properties style:font-name-complex="Calibri"/>
    </style:style>
    <style:style style:name="T215" style:parent-style-name="DefaultParagraphFont" style:family="text">
      <style:text-properties style:font-name-complex="Calibri"/>
    </style:style>
    <style:style style:name="T216" style:parent-style-name="DefaultParagraphFont" style:family="text">
      <style:text-properties style:font-name-complex="Calibri"/>
    </style:style>
    <style:style style:name="T217" style:parent-style-name="DefaultParagraphFont" style:family="text">
      <style:text-properties style:font-name-complex="Calibri"/>
    </style:style>
    <style:style style:name="T218" style:parent-style-name="DefaultParagraphFont" style:family="text">
      <style:text-properties style:font-name-complex="Calibri"/>
    </style:style>
    <style:style style:name="T219" style:parent-style-name="DefaultParagraphFont" style:family="text">
      <style:text-properties style:font-name-complex="Calibri"/>
    </style:style>
    <style:style style:name="T220" style:parent-style-name="DefaultParagraphFont" style:family="text">
      <style:text-properties style:font-name-complex="Calibri"/>
    </style:style>
    <style:style style:name="T221" style:parent-style-name="DefaultParagraphFont" style:family="text">
      <style:text-properties style:font-name-complex="Calibri"/>
    </style:style>
    <style:style style:name="T222" style:parent-style-name="DefaultParagraphFont" style:family="text">
      <style:text-properties style:font-name-complex="Calibri"/>
    </style:style>
    <style:style style:name="T223" style:parent-style-name="DefaultParagraphFont" style:family="text">
      <style:text-properties style:font-name-complex="Calibri"/>
    </style:style>
    <style:style style:name="T224" style:parent-style-name="DefaultParagraphFont" style:family="text">
      <style:text-properties style:font-name-complex="Calibri"/>
    </style:style>
    <style:style style:name="T225" style:parent-style-name="DefaultParagraphFont" style:family="text">
      <style:text-properties style:font-name-complex="Calibri"/>
    </style:style>
    <style:style style:name="T226" style:parent-style-name="DefaultParagraphFont" style:family="text">
      <style:text-properties style:font-name-complex="Calibri"/>
    </style:style>
    <style:style style:name="T227" style:parent-style-name="DefaultParagraphFont" style:family="text">
      <style:text-properties style:font-name-complex="Calibri"/>
    </style:style>
    <style:style style:name="T228" style:parent-style-name="DefaultParagraphFont" style:family="text">
      <style:text-properties style:font-name-complex="Calibri"/>
    </style:style>
    <style:style style:name="T229" style:parent-style-name="DefaultParagraphFont" style:family="text">
      <style:text-properties style:font-name-complex="Calibri"/>
    </style:style>
    <style:style style:name="T230" style:parent-style-name="DefaultParagraphFont" style:family="text">
      <style:text-properties style:font-name-complex="Calibri"/>
    </style:style>
    <style:style style:name="T231" style:parent-style-name="DefaultParagraphFont" style:family="text">
      <style:text-properties style:font-name-complex="Calibri"/>
    </style:style>
    <style:style style:name="T232" style:parent-style-name="DefaultParagraphFont" style:family="text">
      <style:text-properties style:font-name-complex="Calibri"/>
    </style:style>
    <style:style style:name="T233" style:parent-style-name="DefaultParagraphFont" style:family="text">
      <style:text-properties style:font-name-complex="Calibri"/>
    </style:style>
    <style:style style:name="T234" style:parent-style-name="DefaultParagraphFont" style:family="text">
      <style:text-properties style:font-name-complex="Calibri"/>
    </style:style>
    <style:style style:name="T235" style:parent-style-name="DefaultParagraphFont" style:family="text">
      <style:text-properties style:font-name-complex="Calibri"/>
    </style:style>
    <style:style style:name="T236" style:parent-style-name="DefaultParagraphFont" style:family="text">
      <style:text-properties style:font-name-complex="Calibri"/>
    </style:style>
    <style:style style:name="T237" style:parent-style-name="DefaultParagraphFont" style:family="text">
      <style:text-properties style:font-name-complex="Calibri"/>
    </style:style>
    <style:style style:name="T238" style:parent-style-name="DefaultParagraphFont" style:family="text">
      <style:text-properties style:font-name-complex="Calibri"/>
    </style:style>
    <style:style style:name="T239" style:parent-style-name="DefaultParagraphFont" style:family="text">
      <style:text-properties style:font-name-complex="Calibri"/>
    </style:style>
    <style:style style:name="T240" style:parent-style-name="DefaultParagraphFont" style:family="text">
      <style:text-properties style:font-name-complex="Calibri"/>
    </style:style>
    <style:style style:name="T241" style:parent-style-name="DefaultParagraphFont" style:family="text">
      <style:text-properties style:font-name-complex="Calibri"/>
    </style:style>
    <style:style style:name="T242" style:parent-style-name="DefaultParagraphFont" style:family="text">
      <style:text-properties style:font-name-complex="Calibri"/>
    </style:style>
    <style:style style:name="T243" style:parent-style-name="DefaultParagraphFont" style:family="text">
      <style:text-properties style:font-name-complex="Calibri"/>
    </style:style>
    <style:style style:name="T244" style:parent-style-name="DefaultParagraphFont" style:family="text">
      <style:text-properties style:font-name-complex="Calibri"/>
    </style:style>
    <style:style style:name="T245" style:parent-style-name="DefaultParagraphFont" style:family="text">
      <style:text-properties style:font-name-complex="Calibri"/>
    </style:style>
    <style:style style:name="T246" style:parent-style-name="DefaultParagraphFont" style:family="text">
      <style:text-properties style:font-name-complex="Calibri"/>
    </style:style>
    <style:style style:name="T247" style:parent-style-name="DefaultParagraphFont" style:family="text">
      <style:text-properties style:font-name-complex="Calibri"/>
    </style:style>
    <style:style style:name="T248" style:parent-style-name="DefaultParagraphFont" style:family="text">
      <style:text-properties style:font-name-complex="Calibri"/>
    </style:style>
    <style:style style:name="T249" style:parent-style-name="DefaultParagraphFont" style:family="text">
      <style:text-properties style:font-name-complex="Calibri"/>
    </style:style>
    <style:style style:name="T250" style:parent-style-name="DefaultParagraphFont" style:family="text">
      <style:text-properties style:font-name-complex="Calibri"/>
    </style:style>
    <style:style style:name="T251" style:parent-style-name="DefaultParagraphFont" style:family="text">
      <style:text-properties style:font-name-complex="Calibri"/>
    </style:style>
    <style:style style:name="T252" style:parent-style-name="DefaultParagraphFont" style:family="text">
      <style:text-properties style:font-name-complex="Calibri"/>
    </style:style>
    <style:style style:name="T253" style:parent-style-name="DefaultParagraphFont" style:family="text">
      <style:text-properties style:font-name-complex="Calibri"/>
    </style:style>
    <style:style style:name="T254" style:parent-style-name="DefaultParagraphFont" style:family="text">
      <style:text-properties style:font-name-complex="Calibri"/>
    </style:style>
    <style:style style:name="T255" style:parent-style-name="DefaultParagraphFont" style:family="text">
      <style:text-properties style:font-name-complex="Calibri"/>
    </style:style>
    <style:style style:name="T256" style:parent-style-name="DefaultParagraphFont" style:family="text">
      <style:text-properties style:font-name-complex="Calibri"/>
    </style:style>
    <style:style style:name="T257" style:parent-style-name="DefaultParagraphFont" style:family="text">
      <style:text-properties style:font-name-complex="Calibri"/>
    </style:style>
    <style:style style:name="T258" style:parent-style-name="DefaultParagraphFont" style:family="text">
      <style:text-properties style:font-name-complex="Calibri"/>
    </style:style>
    <style:style style:name="T259" style:parent-style-name="DefaultParagraphFont" style:family="text">
      <style:text-properties style:font-name-complex="Calibri"/>
    </style:style>
    <style:style style:name="T260" style:parent-style-name="DefaultParagraphFont" style:family="text">
      <style:text-properties style:font-name-complex="Calibri"/>
    </style:style>
    <style:style style:name="T261" style:parent-style-name="DefaultParagraphFont" style:family="text">
      <style:text-properties style:font-name-complex="Calibri"/>
    </style:style>
    <style:style style:name="T262" style:parent-style-name="DefaultParagraphFont" style:family="text">
      <style:text-properties style:font-name-complex="Calibri"/>
    </style:style>
    <style:style style:name="T263" style:parent-style-name="DefaultParagraphFont" style:family="text">
      <style:text-properties style:font-name-complex="Calibri"/>
    </style:style>
    <style:style style:name="T264" style:parent-style-name="DefaultParagraphFont" style:family="text">
      <style:text-properties style:font-name-complex="Calibri"/>
    </style:style>
    <style:style style:name="T265" style:parent-style-name="DefaultParagraphFont" style:family="text">
      <style:text-properties style:font-name-complex="Calibri"/>
    </style:style>
    <style:style style:name="T266" style:parent-style-name="DefaultParagraphFont" style:family="text">
      <style:text-properties style:font-name-complex="Calibri"/>
    </style:style>
    <style:style style:name="T267" style:parent-style-name="DefaultParagraphFont" style:family="text">
      <style:text-properties style:font-name-complex="Calibri"/>
    </style:style>
    <style:style style:name="T268" style:parent-style-name="DefaultParagraphFont" style:family="text">
      <style:text-properties style:font-name-complex="Calibri"/>
    </style:style>
    <style:style style:name="T269" style:parent-style-name="DefaultParagraphFont" style:family="text">
      <style:text-properties style:font-name-complex="Calibri"/>
    </style:style>
    <style:style style:name="T270" style:parent-style-name="DefaultParagraphFont" style:family="text">
      <style:text-properties style:font-name-complex="Calibri"/>
    </style:style>
    <style:style style:name="T271" style:parent-style-name="DefaultParagraphFont" style:family="text">
      <style:text-properties style:font-name-complex="Calibri"/>
    </style:style>
    <style:style style:name="T272" style:parent-style-name="DefaultParagraphFont" style:family="text">
      <style:text-properties style:font-name-complex="Calibri"/>
    </style:style>
    <style:style style:name="T273" style:parent-style-name="DefaultParagraphFont" style:family="text">
      <style:text-properties style:font-name-complex="Calibri"/>
    </style:style>
    <style:style style:name="T274" style:parent-style-name="DefaultParagraphFont" style:family="text">
      <style:text-properties style:font-name-complex="Calibri"/>
    </style:style>
    <style:style style:name="T275" style:parent-style-name="DefaultParagraphFont" style:family="text">
      <style:text-properties style:font-name-complex="Calibri"/>
    </style:style>
    <style:style style:name="T276" style:parent-style-name="DefaultParagraphFont" style:family="text">
      <style:text-properties style:font-name-complex="Calibri"/>
    </style:style>
    <style:style style:name="T277" style:parent-style-name="DefaultParagraphFont" style:family="text">
      <style:text-properties style:font-name-complex="Calibri"/>
    </style:style>
    <style:style style:name="T278" style:parent-style-name="DefaultParagraphFont" style:family="text">
      <style:text-properties style:font-name-complex="Calibri"/>
    </style:style>
    <style:style style:name="T279" style:parent-style-name="DefaultParagraphFont" style:family="text">
      <style:text-properties style:font-name-complex="Calibri"/>
    </style:style>
    <style:style style:name="T280" style:parent-style-name="DefaultParagraphFont" style:family="text">
      <style:text-properties style:font-name-complex="Calibri"/>
    </style:style>
    <style:style style:name="T281" style:parent-style-name="DefaultParagraphFont" style:family="text">
      <style:text-properties style:font-name-complex="Calibri"/>
    </style:style>
    <style:style style:name="T282" style:parent-style-name="DefaultParagraphFont" style:family="text">
      <style:text-properties style:font-name-complex="Calibri"/>
    </style:style>
    <style:style style:name="T283" style:parent-style-name="DefaultParagraphFont" style:family="text">
      <style:text-properties style:font-name-complex="Calibri"/>
    </style:style>
    <style:style style:name="T284" style:parent-style-name="DefaultParagraphFont" style:family="text">
      <style:text-properties style:font-name-complex="Calibri"/>
    </style:style>
    <style:style style:name="T285" style:parent-style-name="DefaultParagraphFont" style:family="text">
      <style:text-properties style:font-name-complex="Calibri"/>
    </style:style>
    <style:style style:name="T286" style:parent-style-name="DefaultParagraphFont" style:family="text">
      <style:text-properties style:font-name-complex="Calibri"/>
    </style:style>
    <style:style style:name="T287" style:parent-style-name="DefaultParagraphFont" style:family="text">
      <style:text-properties style:font-name-complex="Calibri"/>
    </style:style>
    <style:style style:name="T288" style:parent-style-name="DefaultParagraphFont" style:family="text">
      <style:text-properties style:font-name-complex="Calibri"/>
    </style:style>
    <style:style style:name="T289" style:parent-style-name="DefaultParagraphFont" style:family="text">
      <style:text-properties style:font-name-complex="Calibri"/>
    </style:style>
    <style:style style:name="T290" style:parent-style-name="DefaultParagraphFont" style:family="text">
      <style:text-properties style:font-name-complex="Calibri"/>
    </style:style>
    <style:style style:name="T291" style:parent-style-name="DefaultParagraphFont" style:family="text">
      <style:text-properties style:font-name-complex="Calibri"/>
    </style:style>
    <style:style style:name="T292" style:parent-style-name="DefaultParagraphFont" style:family="text">
      <style:text-properties style:font-name-complex="Calibri"/>
    </style:style>
    <style:style style:name="T293" style:parent-style-name="DefaultParagraphFont" style:family="text">
      <style:text-properties style:font-name-complex="Calibri"/>
    </style:style>
    <style:style style:name="T294" style:parent-style-name="DefaultParagraphFont" style:family="text">
      <style:text-properties style:font-name-complex="Calibri"/>
    </style:style>
    <style:style style:name="T295" style:parent-style-name="DefaultParagraphFont" style:family="text">
      <style:text-properties style:font-name-complex="Calibri"/>
    </style:style>
    <style:style style:name="T296" style:parent-style-name="DefaultParagraphFont" style:family="text">
      <style:text-properties style:font-name-complex="Calibri"/>
    </style:style>
    <style:style style:name="T297" style:parent-style-name="DefaultParagraphFont" style:family="text">
      <style:text-properties style:font-name-complex="Calibri"/>
    </style:style>
    <style:style style:name="T298" style:parent-style-name="DefaultParagraphFont" style:family="text">
      <style:text-properties style:font-name-complex="Calibri"/>
    </style:style>
    <style:style style:name="T299" style:parent-style-name="DefaultParagraphFont" style:family="text">
      <style:text-properties style:font-name-complex="Calibri"/>
    </style:style>
    <style:style style:name="T300" style:parent-style-name="DefaultParagraphFont" style:family="text">
      <style:text-properties style:font-name-complex="Calibri"/>
    </style:style>
    <style:style style:name="T301" style:parent-style-name="DefaultParagraphFont" style:family="text">
      <style:text-properties style:font-name-complex="Calibri"/>
    </style:style>
    <style:style style:name="T302" style:parent-style-name="DefaultParagraphFont" style:family="text">
      <style:text-properties style:font-name-complex="Calibri"/>
    </style:style>
    <style:style style:name="T303" style:parent-style-name="DefaultParagraphFont" style:family="text">
      <style:text-properties style:font-name-complex="Calibri"/>
    </style:style>
    <style:style style:name="T304" style:parent-style-name="DefaultParagraphFont" style:family="text">
      <style:text-properties style:font-name-complex="Calibri"/>
    </style:style>
    <style:style style:name="T305" style:parent-style-name="DefaultParagraphFont" style:family="text">
      <style:text-properties style:font-name-complex="Calibri"/>
    </style:style>
    <style:style style:name="T306" style:parent-style-name="DefaultParagraphFont" style:family="text">
      <style:text-properties style:font-name-complex="Calibri"/>
    </style:style>
    <style:style style:name="T307" style:parent-style-name="DefaultParagraphFont" style:family="text">
      <style:text-properties style:font-name-complex="Calibri"/>
    </style:style>
    <style:style style:name="T308" style:parent-style-name="DefaultParagraphFont" style:family="text">
      <style:text-properties style:font-name-complex="Calibri"/>
    </style:style>
    <style:style style:name="T309" style:parent-style-name="DefaultParagraphFont" style:family="text">
      <style:text-properties style:font-name-complex="Calibri"/>
    </style:style>
    <style:style style:name="T310" style:parent-style-name="DefaultParagraphFont" style:family="text">
      <style:text-properties style:font-name-complex="Calibri"/>
    </style:style>
    <style:style style:name="T311" style:parent-style-name="DefaultParagraphFont" style:family="text">
      <style:text-properties style:font-name-complex="Calibri"/>
    </style:style>
    <style:style style:name="T312" style:parent-style-name="DefaultParagraphFont" style:family="text">
      <style:text-properties style:font-name-complex="Calibri"/>
    </style:style>
    <style:style style:name="T313" style:parent-style-name="DefaultParagraphFont" style:family="text">
      <style:text-properties style:font-name-complex="Calibri"/>
    </style:style>
    <style:style style:name="T314" style:parent-style-name="DefaultParagraphFont" style:family="text">
      <style:text-properties style:font-name-complex="Calibri"/>
    </style:style>
    <style:style style:name="T315" style:parent-style-name="DefaultParagraphFont" style:family="text">
      <style:text-properties style:font-name-complex="Calibri"/>
    </style:style>
    <style:style style:name="T316" style:parent-style-name="DefaultParagraphFont" style:family="text">
      <style:text-properties style:font-name-complex="Calibri"/>
    </style:style>
    <style:style style:name="T317" style:parent-style-name="DefaultParagraphFont" style:family="text">
      <style:text-properties style:font-name-complex="Calibri"/>
    </style:style>
    <style:style style:name="T318" style:parent-style-name="DefaultParagraphFont" style:family="text">
      <style:text-properties style:font-name-complex="Calibri"/>
    </style:style>
    <style:style style:name="T319" style:parent-style-name="DefaultParagraphFont" style:family="text">
      <style:text-properties style:font-name-complex="Calibri"/>
    </style:style>
    <style:style style:name="T320" style:parent-style-name="DefaultParagraphFont" style:family="text">
      <style:text-properties style:font-name-complex="Calibri"/>
    </style:style>
    <style:style style:name="T321" style:parent-style-name="DefaultParagraphFont" style:family="text">
      <style:text-properties style:font-name-complex="Calibri"/>
    </style:style>
    <style:style style:name="T322" style:parent-style-name="DefaultParagraphFont" style:family="text">
      <style:text-properties style:font-name-complex="Calibri"/>
    </style:style>
    <style:style style:name="T323" style:parent-style-name="DefaultParagraphFont" style:family="text">
      <style:text-properties style:font-name-complex="Calibri"/>
    </style:style>
    <style:style style:name="T324" style:parent-style-name="DefaultParagraphFont" style:family="text">
      <style:text-properties style:font-name-complex="Calibri"/>
    </style:style>
    <style:style style:name="T325" style:parent-style-name="DefaultParagraphFont" style:family="text">
      <style:text-properties style:font-name-complex="Calibri"/>
    </style:style>
    <style:style style:name="T326" style:parent-style-name="DefaultParagraphFont" style:family="text">
      <style:text-properties style:font-name-complex="Calibri"/>
    </style:style>
    <style:style style:name="T327" style:parent-style-name="DefaultParagraphFont" style:family="text">
      <style:text-properties style:font-name-complex="Calibri"/>
    </style:style>
    <style:style style:name="T328" style:parent-style-name="DefaultParagraphFont" style:family="text">
      <style:text-properties style:font-name-complex="Calibri"/>
    </style:style>
    <style:style style:name="T329" style:parent-style-name="DefaultParagraphFont" style:family="text">
      <style:text-properties style:font-name-complex="Calibri"/>
    </style:style>
    <style:style style:name="T330" style:parent-style-name="DefaultParagraphFont" style:family="text">
      <style:text-properties style:font-name-complex="Calibri"/>
    </style:style>
    <style:style style:name="T331" style:parent-style-name="DefaultParagraphFont" style:family="text">
      <style:text-properties style:font-name-complex="Calibri"/>
    </style:style>
    <style:style style:name="T332" style:parent-style-name="DefaultParagraphFont" style:family="text">
      <style:text-properties style:font-name-complex="Calibri"/>
    </style:style>
    <style:style style:name="T333" style:parent-style-name="DefaultParagraphFont" style:family="text">
      <style:text-properties style:font-name-complex="Calibri"/>
    </style:style>
    <style:style style:name="T334" style:parent-style-name="DefaultParagraphFont" style:family="text">
      <style:text-properties style:font-name-complex="Calibri"/>
    </style:style>
    <style:style style:name="T335" style:parent-style-name="DefaultParagraphFont" style:family="text">
      <style:text-properties style:font-name-complex="Calibri"/>
    </style:style>
    <style:style style:name="T336" style:parent-style-name="DefaultParagraphFont" style:family="text">
      <style:text-properties style:font-name-complex="Calibri"/>
    </style:style>
    <style:style style:name="T337" style:parent-style-name="DefaultParagraphFont" style:family="text">
      <style:text-properties style:font-name-complex="Calibri"/>
    </style:style>
    <style:style style:name="T338" style:parent-style-name="DefaultParagraphFont" style:family="text">
      <style:text-properties style:font-name-complex="Calibri"/>
    </style:style>
    <style:style style:name="T339" style:parent-style-name="DefaultParagraphFont" style:family="text">
      <style:text-properties style:font-name-complex="Calibri"/>
    </style:style>
    <style:style style:name="T340" style:parent-style-name="DefaultParagraphFont" style:family="text">
      <style:text-properties style:font-name-complex="Calibri"/>
    </style:style>
    <style:style style:name="T341" style:parent-style-name="DefaultParagraphFont" style:family="text">
      <style:text-properties style:font-name-complex="Calibri"/>
    </style:style>
    <style:style style:name="T342" style:parent-style-name="DefaultParagraphFont" style:family="text">
      <style:text-properties style:font-name-complex="Calibri"/>
    </style:style>
    <style:style style:name="T343" style:parent-style-name="DefaultParagraphFont" style:family="text">
      <style:text-properties style:font-name-complex="Calibri"/>
    </style:style>
    <style:style style:name="T344" style:parent-style-name="DefaultParagraphFont" style:family="text">
      <style:text-properties style:font-name-complex="Calibri"/>
    </style:style>
    <style:style style:name="T345" style:parent-style-name="DefaultParagraphFont" style:family="text">
      <style:text-properties style:font-name-complex="Calibri"/>
    </style:style>
    <style:style style:name="T346" style:parent-style-name="DefaultParagraphFont" style:family="text">
      <style:text-properties style:font-name-complex="Calibri"/>
    </style:style>
    <style:style style:name="T347" style:parent-style-name="DefaultParagraphFont" style:family="text">
      <style:text-properties style:font-name-complex="Calibri"/>
    </style:style>
    <style:style style:name="T348" style:parent-style-name="DefaultParagraphFont" style:family="text">
      <style:text-properties style:font-name-complex="Calibri"/>
    </style:style>
    <style:style style:name="T349" style:parent-style-name="DefaultParagraphFont" style:family="text">
      <style:text-properties style:font-name-complex="Calibri"/>
    </style:style>
    <style:style style:name="T350" style:parent-style-name="DefaultParagraphFont" style:family="text">
      <style:text-properties style:font-name-complex="Calibri"/>
    </style:style>
    <style:style style:name="T351" style:parent-style-name="DefaultParagraphFont" style:family="text">
      <style:text-properties style:font-name-complex="Calibri"/>
    </style:style>
    <style:style style:name="T352" style:parent-style-name="DefaultParagraphFont" style:family="text">
      <style:text-properties style:font-name-complex="Calibri"/>
    </style:style>
    <style:style style:name="T353" style:parent-style-name="DefaultParagraphFont" style:family="text">
      <style:text-properties style:font-name-complex="Calibri"/>
    </style:style>
    <style:style style:name="T354" style:parent-style-name="DefaultParagraphFont" style:family="text">
      <style:text-properties style:font-name-complex="Calibri"/>
    </style:style>
    <style:style style:name="T355" style:parent-style-name="DefaultParagraphFont" style:family="text">
      <style:text-properties style:font-name-complex="Calibri"/>
    </style:style>
    <style:style style:name="T356" style:parent-style-name="DefaultParagraphFont" style:family="text">
      <style:text-properties style:font-name-complex="Calibri"/>
    </style:style>
    <style:style style:name="T357" style:parent-style-name="DefaultParagraphFont" style:family="text">
      <style:text-properties style:font-name-complex="Calibri"/>
    </style:style>
    <style:style style:name="T358" style:parent-style-name="DefaultParagraphFont" style:family="text">
      <style:text-properties style:font-name-complex="Calibri"/>
    </style:style>
    <style:style style:name="T359" style:parent-style-name="DefaultParagraphFont" style:family="text">
      <style:text-properties style:font-name-complex="Calibri"/>
    </style:style>
    <style:style style:name="T360" style:parent-style-name="DefaultParagraphFont" style:family="text">
      <style:text-properties style:font-name-complex="Calibri"/>
    </style:style>
    <style:style style:name="T361" style:parent-style-name="DefaultParagraphFont" style:family="text">
      <style:text-properties style:font-name-complex="Calibri"/>
    </style:style>
    <style:style style:name="T362" style:parent-style-name="DefaultParagraphFont" style:family="text">
      <style:text-properties style:font-name-complex="Calibri"/>
    </style:style>
    <style:style style:name="T363" style:parent-style-name="DefaultParagraphFont" style:family="text">
      <style:text-properties style:font-name-complex="Calibri"/>
    </style:style>
    <style:style style:name="T364" style:parent-style-name="DefaultParagraphFont" style:family="text">
      <style:text-properties style:font-name-complex="Calibri"/>
    </style:style>
    <style:style style:name="T365" style:parent-style-name="DefaultParagraphFont" style:family="text">
      <style:text-properties style:font-name-complex="Calibri"/>
    </style:style>
    <style:style style:name="T366" style:parent-style-name="DefaultParagraphFont" style:family="text">
      <style:text-properties style:font-name-complex="Calibri"/>
    </style:style>
    <style:style style:name="T367" style:parent-style-name="DefaultParagraphFont" style:family="text">
      <style:text-properties style:font-name-complex="Calibri"/>
    </style:style>
    <style:style style:name="T368" style:parent-style-name="DefaultParagraphFont" style:family="text">
      <style:text-properties style:font-name-complex="Calibri"/>
    </style:style>
    <style:style style:name="T369" style:parent-style-name="DefaultParagraphFont" style:family="text">
      <style:text-properties style:font-name-complex="Calibri"/>
    </style:style>
    <style:style style:name="T370" style:parent-style-name="DefaultParagraphFont" style:family="text">
      <style:text-properties style:font-name-complex="Calibri"/>
    </style:style>
    <style:style style:name="T371" style:parent-style-name="DefaultParagraphFont" style:family="text">
      <style:text-properties style:font-name-complex="Calibri"/>
    </style:style>
    <style:style style:name="T372" style:parent-style-name="DefaultParagraphFont" style:family="text">
      <style:text-properties style:font-name-complex="Calibri"/>
    </style:style>
    <style:style style:name="T373" style:parent-style-name="DefaultParagraphFont" style:family="text">
      <style:text-properties style:font-name-complex="Calibri"/>
    </style:style>
    <style:style style:name="T374" style:parent-style-name="DefaultParagraphFont" style:family="text">
      <style:text-properties style:font-name-complex="Calibri"/>
    </style:style>
    <style:style style:name="T375" style:parent-style-name="DefaultParagraphFont" style:family="text">
      <style:text-properties style:font-name-complex="Calibri"/>
    </style:style>
    <style:style style:name="T376" style:parent-style-name="DefaultParagraphFont" style:family="text">
      <style:text-properties style:font-name-complex="Calibri"/>
    </style:style>
    <style:style style:name="T377" style:parent-style-name="DefaultParagraphFont" style:family="text">
      <style:text-properties style:font-name-complex="Calibri"/>
    </style:style>
    <style:style style:name="T378" style:parent-style-name="DefaultParagraphFont" style:family="text">
      <style:text-properties style:font-name-complex="Calibri"/>
    </style:style>
    <style:style style:name="T379" style:parent-style-name="DefaultParagraphFont" style:family="text">
      <style:text-properties style:font-name-complex="Calibri"/>
    </style:style>
    <style:style style:name="T380" style:parent-style-name="DefaultParagraphFont" style:family="text">
      <style:text-properties style:font-name-complex="Calibri"/>
    </style:style>
    <style:style style:name="T381" style:parent-style-name="DefaultParagraphFont" style:family="text">
      <style:text-properties style:font-name-complex="Calibri"/>
    </style:style>
    <style:style style:name="T382" style:parent-style-name="DefaultParagraphFont" style:family="text">
      <style:text-properties style:font-name-complex="Calibri"/>
    </style:style>
    <style:style style:name="T383" style:parent-style-name="DefaultParagraphFont" style:family="text">
      <style:text-properties style:font-name-complex="Calibri"/>
    </style:style>
    <style:style style:name="T384" style:parent-style-name="DefaultParagraphFont" style:family="text">
      <style:text-properties style:font-name-complex="Calibri"/>
    </style:style>
    <style:style style:name="T385" style:parent-style-name="DefaultParagraphFont" style:family="text">
      <style:text-properties style:font-name-complex="Calibri"/>
    </style:style>
    <style:style style:name="T386" style:parent-style-name="DefaultParagraphFont" style:family="text">
      <style:text-properties style:font-name-complex="Calibri"/>
    </style:style>
    <style:style style:name="T387" style:parent-style-name="DefaultParagraphFont" style:family="text">
      <style:text-properties style:font-name-complex="Calibri"/>
    </style:style>
    <style:style style:name="T388" style:parent-style-name="DefaultParagraphFont" style:family="text">
      <style:text-properties style:font-name-complex="Calibri"/>
    </style:style>
    <style:style style:name="T389" style:parent-style-name="DefaultParagraphFont" style:family="text">
      <style:text-properties style:font-name-complex="Calibri"/>
    </style:style>
    <style:style style:name="T390" style:parent-style-name="DefaultParagraphFont" style:family="text">
      <style:text-properties style:font-name-complex="Calibri"/>
    </style:style>
    <style:style style:name="T391" style:parent-style-name="DefaultParagraphFont" style:family="text">
      <style:text-properties style:font-name-complex="Calibri"/>
    </style:style>
    <style:style style:name="T392" style:parent-style-name="DefaultParagraphFont" style:family="text">
      <style:text-properties style:font-name-complex="Calibri"/>
    </style:style>
    <style:style style:name="T393" style:parent-style-name="DefaultParagraphFont" style:family="text">
      <style:text-properties style:font-name-complex="Calibri"/>
    </style:style>
    <style:style style:name="T394" style:parent-style-name="DefaultParagraphFont" style:family="text">
      <style:text-properties style:font-name-complex="Calibri"/>
    </style:style>
    <style:style style:name="T395" style:parent-style-name="DefaultParagraphFont" style:family="text">
      <style:text-properties style:font-name-complex="Calibri"/>
    </style:style>
    <style:style style:name="T396" style:parent-style-name="DefaultParagraphFont" style:family="text">
      <style:text-properties style:font-name-complex="Calibri"/>
    </style:style>
    <style:style style:name="T397" style:parent-style-name="DefaultParagraphFont" style:family="text">
      <style:text-properties style:font-name-complex="Calibri"/>
    </style:style>
    <style:style style:name="T398" style:parent-style-name="DefaultParagraphFont" style:family="text">
      <style:text-properties style:font-name-complex="Calibri"/>
    </style:style>
    <style:style style:name="T399" style:parent-style-name="DefaultParagraphFont" style:family="text">
      <style:text-properties style:font-name-complex="Calibri"/>
    </style:style>
    <style:style style:name="T400" style:parent-style-name="DefaultParagraphFont" style:family="text">
      <style:text-properties style:font-name-complex="Calibri"/>
    </style:style>
    <style:style style:name="T401" style:parent-style-name="DefaultParagraphFont" style:family="text">
      <style:text-properties style:font-name-complex="Calibri"/>
    </style:style>
    <style:style style:name="T402" style:parent-style-name="DefaultParagraphFont" style:family="text">
      <style:text-properties style:font-name-complex="Calibri"/>
    </style:style>
    <style:style style:name="T403" style:parent-style-name="DefaultParagraphFont" style:family="text">
      <style:text-properties style:font-name-complex="Calibri"/>
    </style:style>
    <style:style style:name="T404" style:parent-style-name="DefaultParagraphFont" style:family="text">
      <style:text-properties style:font-name-complex="Calibri"/>
    </style:style>
    <style:style style:name="T405" style:parent-style-name="DefaultParagraphFont" style:family="text">
      <style:text-properties style:font-name-complex="Calibri"/>
    </style:style>
    <style:style style:name="T406" style:parent-style-name="DefaultParagraphFont" style:family="text">
      <style:text-properties style:font-name-complex="Calibri"/>
    </style:style>
    <style:style style:name="T407" style:parent-style-name="DefaultParagraphFont" style:family="text">
      <style:text-properties style:font-name-complex="Calibri"/>
    </style:style>
    <style:style style:name="T408" style:parent-style-name="DefaultParagraphFont" style:family="text">
      <style:text-properties style:font-name-complex="Calibri"/>
    </style:style>
    <style:style style:name="T409" style:parent-style-name="DefaultParagraphFont" style:family="text">
      <style:text-properties style:font-name-complex="Calibri"/>
    </style:style>
    <style:style style:name="T410" style:parent-style-name="DefaultParagraphFont" style:family="text">
      <style:text-properties style:font-name-complex="Calibri"/>
    </style:style>
    <style:style style:name="T411" style:parent-style-name="DefaultParagraphFont" style:family="text">
      <style:text-properties style:font-name-complex="Calibri"/>
    </style:style>
    <style:style style:name="T412" style:parent-style-name="DefaultParagraphFont" style:family="text">
      <style:text-properties style:font-name-complex="Calibri"/>
    </style:style>
    <style:style style:name="T413" style:parent-style-name="DefaultParagraphFont" style:family="text">
      <style:text-properties style:font-name-complex="Calibri"/>
    </style:style>
    <style:style style:name="T414" style:parent-style-name="DefaultParagraphFont" style:family="text">
      <style:text-properties style:font-name-complex="Calibri"/>
    </style:style>
    <style:style style:name="T415" style:parent-style-name="DefaultParagraphFont" style:family="text">
      <style:text-properties style:font-name-complex="Calibri"/>
    </style:style>
    <style:style style:name="T416" style:parent-style-name="DefaultParagraphFont" style:family="text">
      <style:text-properties style:font-name-complex="Calibri"/>
    </style:style>
    <style:style style:name="T417" style:parent-style-name="DefaultParagraphFont" style:family="text">
      <style:text-properties style:font-name-complex="Calibri"/>
    </style:style>
    <style:style style:name="T418" style:parent-style-name="DefaultParagraphFont" style:family="text">
      <style:text-properties style:font-name-complex="Calibri"/>
    </style:style>
    <style:style style:name="T419" style:parent-style-name="DefaultParagraphFont" style:family="text">
      <style:text-properties style:font-name-complex="Calibri"/>
    </style:style>
    <style:style style:name="T420" style:parent-style-name="DefaultParagraphFont" style:family="text">
      <style:text-properties style:font-name-complex="Calibri"/>
    </style:style>
    <style:style style:name="T421" style:parent-style-name="DefaultParagraphFont" style:family="text">
      <style:text-properties style:font-name-complex="Calibri"/>
    </style:style>
    <style:style style:name="T422" style:parent-style-name="DefaultParagraphFont" style:family="text">
      <style:text-properties style:font-name-complex="Calibri"/>
    </style:style>
    <style:style style:name="T423" style:parent-style-name="DefaultParagraphFont" style:family="text">
      <style:text-properties style:font-name-complex="Calibri"/>
    </style:style>
    <style:style style:name="T424" style:parent-style-name="DefaultParagraphFont" style:family="text">
      <style:text-properties style:font-name-complex="Calibri"/>
    </style:style>
    <style:style style:name="T425" style:parent-style-name="DefaultParagraphFont" style:family="text">
      <style:text-properties style:font-name-complex="Calibri"/>
    </style:style>
    <style:style style:name="T426" style:parent-style-name="DefaultParagraphFont" style:family="text">
      <style:text-properties style:font-name-complex="Calibri"/>
    </style:style>
    <style:style style:name="T427" style:parent-style-name="DefaultParagraphFont" style:family="text">
      <style:text-properties style:font-name-complex="Calibri"/>
    </style:style>
    <style:style style:name="T428" style:parent-style-name="DefaultParagraphFont" style:family="text">
      <style:text-properties style:font-name-complex="Calibri"/>
    </style:style>
    <style:style style:name="T429" style:parent-style-name="DefaultParagraphFont" style:family="text">
      <style:text-properties style:font-name-complex="Calibri"/>
    </style:style>
    <style:style style:name="T430" style:parent-style-name="DefaultParagraphFont" style:family="text">
      <style:text-properties style:font-name-complex="Calibri"/>
    </style:style>
    <style:style style:name="T431" style:parent-style-name="DefaultParagraphFont" style:family="text">
      <style:text-properties style:font-name-complex="Calibri"/>
    </style:style>
    <style:style style:name="T432" style:parent-style-name="DefaultParagraphFont" style:family="text">
      <style:text-properties style:font-name-complex="Calibri"/>
    </style:style>
    <style:style style:name="T433" style:parent-style-name="DefaultParagraphFont" style:family="text">
      <style:text-properties style:font-name-complex="Calibri"/>
    </style:style>
    <style:style style:name="T434" style:parent-style-name="DefaultParagraphFont" style:family="text">
      <style:text-properties style:font-name-complex="Calibri"/>
    </style:style>
    <style:style style:name="T435" style:parent-style-name="DefaultParagraphFont" style:family="text">
      <style:text-properties style:font-name-complex="Calibri"/>
    </style:style>
    <style:style style:name="T436" style:parent-style-name="DefaultParagraphFont" style:family="text">
      <style:text-properties style:font-name-complex="Calibri"/>
    </style:style>
    <style:style style:name="T437" style:parent-style-name="DefaultParagraphFont" style:family="text">
      <style:text-properties style:font-name-complex="Calibri"/>
    </style:style>
    <style:style style:name="T438" style:parent-style-name="DefaultParagraphFont" style:family="text">
      <style:text-properties style:font-name-complex="Calibri"/>
    </style:style>
    <style:style style:name="T439" style:parent-style-name="DefaultParagraphFont" style:family="text">
      <style:text-properties style:font-name-complex="Calibri"/>
    </style:style>
    <style:style style:name="T440" style:parent-style-name="DefaultParagraphFont" style:family="text">
      <style:text-properties style:font-name-complex="Calibri"/>
    </style:style>
    <style:style style:name="T441" style:parent-style-name="DefaultParagraphFont" style:family="text">
      <style:text-properties style:font-name-complex="Calibri"/>
    </style:style>
    <style:style style:name="T442" style:parent-style-name="DefaultParagraphFont" style:family="text">
      <style:text-properties style:font-name-complex="Calibri"/>
    </style:style>
    <style:style style:name="T443" style:parent-style-name="DefaultParagraphFont" style:family="text">
      <style:text-properties style:font-name-complex="Calibri"/>
    </style:style>
    <style:style style:name="T444" style:parent-style-name="DefaultParagraphFont" style:family="text">
      <style:text-properties style:font-name-complex="Calibri"/>
    </style:style>
    <style:style style:name="T445" style:parent-style-name="DefaultParagraphFont" style:family="text">
      <style:text-properties style:font-name-complex="Calibri"/>
    </style:style>
    <style:style style:name="T446" style:parent-style-name="DefaultParagraphFont" style:family="text">
      <style:text-properties style:font-name-complex="Calibri"/>
    </style:style>
    <style:style style:name="T447" style:parent-style-name="DefaultParagraphFont" style:family="text">
      <style:text-properties style:font-name-complex="Calibri"/>
    </style:style>
    <style:style style:name="T448" style:parent-style-name="DefaultParagraphFont" style:family="text">
      <style:text-properties style:font-name-complex="Calibri"/>
    </style:style>
    <style:style style:name="T449" style:parent-style-name="DefaultParagraphFont" style:family="text">
      <style:text-properties style:font-name-complex="Calibri"/>
    </style:style>
    <style:style style:name="T450" style:parent-style-name="DefaultParagraphFont" style:family="text">
      <style:text-properties style:font-name-complex="Calibri"/>
    </style:style>
    <style:style style:name="T451" style:parent-style-name="DefaultParagraphFont" style:family="text">
      <style:text-properties style:font-name-complex="Calibri"/>
    </style:style>
    <style:style style:name="T452" style:parent-style-name="DefaultParagraphFont" style:family="text">
      <style:text-properties style:font-name-complex="Calibri"/>
    </style:style>
    <style:style style:name="T453" style:parent-style-name="DefaultParagraphFont" style:family="text">
      <style:text-properties style:font-name-complex="Calibri"/>
    </style:style>
    <style:style style:name="T454" style:parent-style-name="DefaultParagraphFont" style:family="text">
      <style:text-properties style:font-name-complex="Calibri"/>
    </style:style>
    <style:style style:name="T455" style:parent-style-name="DefaultParagraphFont" style:family="text">
      <style:text-properties style:font-name-complex="Calibri"/>
    </style:style>
    <style:style style:name="T456" style:parent-style-name="DefaultParagraphFont" style:family="text">
      <style:text-properties style:font-name-complex="Calibri"/>
    </style:style>
    <style:style style:name="T457" style:parent-style-name="DefaultParagraphFont" style:family="text">
      <style:text-properties style:font-name-complex="Calibri"/>
    </style:style>
    <style:style style:name="T458" style:parent-style-name="DefaultParagraphFont" style:family="text">
      <style:text-properties style:font-name-complex="Calibri"/>
    </style:style>
    <style:style style:name="T459" style:parent-style-name="DefaultParagraphFont" style:family="text">
      <style:text-properties style:font-name-complex="Calibri"/>
    </style:style>
    <style:style style:name="T460" style:parent-style-name="DefaultParagraphFont" style:family="text">
      <style:text-properties style:font-name-complex="Calibri"/>
    </style:style>
    <style:style style:name="T461" style:parent-style-name="DefaultParagraphFont" style:family="text">
      <style:text-properties style:font-name-complex="Calibri"/>
    </style:style>
    <style:style style:name="T462" style:parent-style-name="DefaultParagraphFont" style:family="text">
      <style:text-properties style:font-name-complex="Calibri"/>
    </style:style>
    <style:style style:name="T463" style:parent-style-name="DefaultParagraphFont" style:family="text">
      <style:text-properties style:font-name-complex="Calibri"/>
    </style:style>
    <style:style style:name="T464" style:parent-style-name="DefaultParagraphFont" style:family="text">
      <style:text-properties style:font-name-complex="Calibri"/>
    </style:style>
    <style:style style:name="T465" style:parent-style-name="DefaultParagraphFont" style:family="text">
      <style:text-properties style:font-name-complex="Calibri"/>
    </style:style>
    <style:style style:name="T466" style:parent-style-name="DefaultParagraphFont" style:family="text">
      <style:text-properties style:font-name-complex="Calibri"/>
    </style:style>
    <style:style style:name="T467" style:parent-style-name="DefaultParagraphFont" style:family="text">
      <style:text-properties style:font-name-complex="Calibri"/>
    </style:style>
    <style:style style:name="T468" style:parent-style-name="DefaultParagraphFont" style:family="text">
      <style:text-properties style:font-name-complex="Calibri"/>
    </style:style>
    <style:style style:name="T469" style:parent-style-name="DefaultParagraphFont" style:family="text">
      <style:text-properties style:font-name-complex="Calibri"/>
    </style:style>
    <style:style style:name="T470" style:parent-style-name="DefaultParagraphFont" style:family="text">
      <style:text-properties style:font-name-complex="Calibri"/>
    </style:style>
    <style:style style:name="T471" style:parent-style-name="DefaultParagraphFont" style:family="text">
      <style:text-properties style:font-name-complex="Calibri"/>
    </style:style>
    <style:style style:name="T472" style:parent-style-name="DefaultParagraphFont" style:family="text">
      <style:text-properties style:font-name-complex="Calibri"/>
    </style:style>
    <style:style style:name="T473" style:parent-style-name="DefaultParagraphFont" style:family="text">
      <style:text-properties style:font-name-complex="Calibri"/>
    </style:style>
    <style:style style:name="T474" style:parent-style-name="DefaultParagraphFont" style:family="text">
      <style:text-properties style:font-name-complex="Calibri"/>
    </style:style>
    <style:style style:name="T475" style:parent-style-name="DefaultParagraphFont" style:family="text">
      <style:text-properties style:font-name-complex="Calibri"/>
    </style:style>
    <style:style style:name="T476" style:parent-style-name="DefaultParagraphFont" style:family="text">
      <style:text-properties style:font-name-complex="Calibri"/>
    </style:style>
    <style:style style:name="T477" style:parent-style-name="DefaultParagraphFont" style:family="text">
      <style:text-properties style:font-name-complex="Calibri"/>
    </style:style>
    <style:style style:name="T478" style:parent-style-name="DefaultParagraphFont" style:family="text">
      <style:text-properties style:font-name-complex="Calibri"/>
    </style:style>
    <style:style style:name="T479" style:parent-style-name="DefaultParagraphFont" style:family="text">
      <style:text-properties style:font-name-complex="Calibri"/>
    </style:style>
    <style:style style:name="T480" style:parent-style-name="DefaultParagraphFont" style:family="text">
      <style:text-properties style:font-name-complex="Calibri"/>
    </style:style>
    <style:style style:name="T481" style:parent-style-name="DefaultParagraphFont" style:family="text">
      <style:text-properties style:font-name-complex="Calibri"/>
    </style:style>
    <style:style style:name="T482" style:parent-style-name="DefaultParagraphFont" style:family="text">
      <style:text-properties style:font-name-complex="Calibri"/>
    </style:style>
    <style:style style:name="T483" style:parent-style-name="DefaultParagraphFont" style:family="text">
      <style:text-properties style:font-name-complex="Calibri"/>
    </style:style>
    <style:style style:name="T484" style:parent-style-name="DefaultParagraphFont" style:family="text">
      <style:text-properties style:font-name-complex="Calibri"/>
    </style:style>
    <style:style style:name="T485" style:parent-style-name="DefaultParagraphFont" style:family="text">
      <style:text-properties style:font-name-complex="Calibri"/>
    </style:style>
    <style:style style:name="T486" style:parent-style-name="DefaultParagraphFont" style:family="text">
      <style:text-properties style:font-name-complex="Calibri"/>
    </style:style>
    <style:style style:name="T487" style:parent-style-name="DefaultParagraphFont" style:family="text">
      <style:text-properties style:font-name-complex="Calibri"/>
    </style:style>
    <style:style style:name="T488" style:parent-style-name="DefaultParagraphFont" style:family="text">
      <style:text-properties style:font-name-complex="Calibri"/>
    </style:style>
    <style:style style:name="T489" style:parent-style-name="DefaultParagraphFont" style:family="text">
      <style:text-properties style:font-name-complex="Calibri"/>
    </style:style>
    <style:style style:name="T490" style:parent-style-name="DefaultParagraphFont" style:family="text">
      <style:text-properties style:font-name-complex="Calibri"/>
    </style:style>
    <style:style style:name="T491" style:parent-style-name="DefaultParagraphFont" style:family="text">
      <style:text-properties style:font-name-complex="Calibri"/>
    </style:style>
    <style:style style:name="T492" style:parent-style-name="DefaultParagraphFont" style:family="text">
      <style:text-properties style:font-name-complex="Calibri"/>
    </style:style>
    <style:style style:name="T493" style:parent-style-name="DefaultParagraphFont" style:family="text">
      <style:text-properties style:font-name-complex="Calibri"/>
    </style:style>
    <style:style style:name="T494" style:parent-style-name="DefaultParagraphFont" style:family="text">
      <style:text-properties style:font-name-complex="Calibri"/>
    </style:style>
    <style:style style:name="T495" style:parent-style-name="DefaultParagraphFont" style:family="text">
      <style:text-properties style:font-name-complex="Calibri"/>
    </style:style>
    <style:style style:name="T496" style:parent-style-name="DefaultParagraphFont" style:family="text">
      <style:text-properties style:font-name-complex="Calibri"/>
    </style:style>
    <style:style style:name="T497" style:parent-style-name="DefaultParagraphFont" style:family="text">
      <style:text-properties style:font-name-complex="Calibri"/>
    </style:style>
    <style:style style:name="T498" style:parent-style-name="DefaultParagraphFont" style:family="text">
      <style:text-properties style:font-name-complex="Calibri"/>
    </style:style>
    <style:style style:name="T499" style:parent-style-name="DefaultParagraphFont" style:family="text">
      <style:text-properties style:font-name-complex="Calibri"/>
    </style:style>
    <style:style style:name="T500" style:parent-style-name="DefaultParagraphFont" style:family="text">
      <style:text-properties style:font-name-complex="Calibri"/>
    </style:style>
    <style:style style:name="T501" style:parent-style-name="DefaultParagraphFont" style:family="text">
      <style:text-properties style:font-name-complex="Calibri"/>
    </style:style>
    <style:style style:name="T502" style:parent-style-name="DefaultParagraphFont" style:family="text">
      <style:text-properties style:font-name-complex="Calibri"/>
    </style:style>
    <style:style style:name="T503" style:parent-style-name="DefaultParagraphFont" style:family="text">
      <style:text-properties style:font-name-complex="Calibri"/>
    </style:style>
    <style:style style:name="T504" style:parent-style-name="DefaultParagraphFont" style:family="text">
      <style:text-properties style:font-name-complex="Calibri"/>
    </style:style>
    <style:style style:name="T505" style:parent-style-name="DefaultParagraphFont" style:family="text">
      <style:text-properties style:font-name-complex="Calibri"/>
    </style:style>
    <style:style style:name="T506" style:parent-style-name="DefaultParagraphFont" style:family="text">
      <style:text-properties style:font-name-complex="Calibri"/>
    </style:style>
    <style:style style:name="T507" style:parent-style-name="DefaultParagraphFont" style:family="text">
      <style:text-properties style:font-name-complex="Calibri"/>
    </style:style>
    <style:style style:name="T508" style:parent-style-name="DefaultParagraphFont" style:family="text">
      <style:text-properties style:font-name-complex="Calibri"/>
    </style:style>
    <style:style style:name="T509" style:parent-style-name="DefaultParagraphFont" style:family="text">
      <style:text-properties style:font-name-complex="Calibri"/>
    </style:style>
    <style:style style:name="T510" style:parent-style-name="DefaultParagraphFont" style:family="text">
      <style:text-properties style:font-name-complex="Calibri"/>
    </style:style>
    <style:style style:name="T511" style:parent-style-name="DefaultParagraphFont" style:family="text">
      <style:text-properties style:font-name-complex="Calibri"/>
    </style:style>
    <style:style style:name="T512" style:parent-style-name="DefaultParagraphFont" style:family="text">
      <style:text-properties style:font-name-complex="Calibri"/>
    </style:style>
    <style:style style:name="T513" style:parent-style-name="DefaultParagraphFont" style:family="text">
      <style:text-properties style:font-name-complex="Calibri"/>
    </style:style>
    <style:style style:name="T514" style:parent-style-name="DefaultParagraphFont" style:family="text">
      <style:text-properties style:font-name-complex="Calibri"/>
    </style:style>
    <style:style style:name="T515" style:parent-style-name="DefaultParagraphFont" style:family="text">
      <style:text-properties style:font-name-complex="Calibri"/>
    </style:style>
    <style:style style:name="T516" style:parent-style-name="DefaultParagraphFont" style:family="text">
      <style:text-properties style:font-name-complex="Calibri"/>
    </style:style>
    <style:style style:name="T517" style:parent-style-name="DefaultParagraphFont" style:family="text">
      <style:text-properties style:font-name-complex="Calibri"/>
    </style:style>
    <style:style style:name="T518" style:parent-style-name="DefaultParagraphFont" style:family="text">
      <style:text-properties style:font-name-complex="Calibri"/>
    </style:style>
    <style:style style:name="T519" style:parent-style-name="DefaultParagraphFont" style:family="text">
      <style:text-properties style:font-name-complex="Calibri"/>
    </style:style>
    <style:style style:name="T520" style:parent-style-name="DefaultParagraphFont" style:family="text">
      <style:text-properties style:font-name-complex="Calibri"/>
    </style:style>
    <style:style style:name="T521" style:parent-style-name="DefaultParagraphFont" style:family="text">
      <style:text-properties style:font-name-complex="Calibri"/>
    </style:style>
    <style:style style:name="T522" style:parent-style-name="DefaultParagraphFont" style:family="text">
      <style:text-properties style:font-name-complex="Calibri"/>
    </style:style>
    <style:style style:name="T523" style:parent-style-name="DefaultParagraphFont" style:family="text">
      <style:text-properties style:font-name-complex="Calibri"/>
    </style:style>
    <style:style style:name="T524" style:parent-style-name="DefaultParagraphFont" style:family="text">
      <style:text-properties style:font-name-complex="Calibri"/>
    </style:style>
    <style:style style:name="T525" style:parent-style-name="DefaultParagraphFont" style:family="text">
      <style:text-properties style:font-name-complex="Calibri"/>
    </style:style>
    <style:style style:name="T526" style:parent-style-name="DefaultParagraphFont" style:family="text">
      <style:text-properties style:font-name-complex="Calibri"/>
    </style:style>
    <style:style style:name="T527" style:parent-style-name="DefaultParagraphFont" style:family="text">
      <style:text-properties style:font-name-complex="Calibri"/>
    </style:style>
    <style:style style:name="T528" style:parent-style-name="DefaultParagraphFont" style:family="text">
      <style:text-properties style:font-name-complex="Calibri"/>
    </style:style>
    <style:style style:name="T529" style:parent-style-name="DefaultParagraphFont" style:family="text">
      <style:text-properties style:font-name-complex="Calibri"/>
    </style:style>
    <style:style style:name="T530" style:parent-style-name="DefaultParagraphFont" style:family="text">
      <style:text-properties style:font-name-complex="Calibri"/>
    </style:style>
    <style:style style:name="T531" style:parent-style-name="DefaultParagraphFont" style:family="text">
      <style:text-properties style:font-name-complex="Calibri"/>
    </style:style>
    <style:style style:name="T532" style:parent-style-name="DefaultParagraphFont" style:family="text">
      <style:text-properties style:font-name-complex="Calibri"/>
    </style:style>
    <style:style style:name="T533" style:parent-style-name="DefaultParagraphFont" style:family="text">
      <style:text-properties style:font-name-complex="Calibri"/>
    </style:style>
    <style:style style:name="T534" style:parent-style-name="DefaultParagraphFont" style:family="text">
      <style:text-properties style:font-name-complex="Calibri"/>
    </style:style>
    <style:style style:name="T535" style:parent-style-name="DefaultParagraphFont" style:family="text">
      <style:text-properties style:font-name-complex="Calibri"/>
    </style:style>
    <style:style style:name="T536" style:parent-style-name="DefaultParagraphFont" style:family="text">
      <style:text-properties style:font-name-complex="Calibri"/>
    </style:style>
    <style:style style:name="T537" style:parent-style-name="DefaultParagraphFont" style:family="text">
      <style:text-properties style:font-name-complex="Calibri"/>
    </style:style>
    <style:style style:name="T538" style:parent-style-name="DefaultParagraphFont" style:family="text">
      <style:text-properties style:font-name-complex="Calibri"/>
    </style:style>
    <style:style style:name="T539" style:parent-style-name="DefaultParagraphFont" style:family="text">
      <style:text-properties style:font-name-complex="Calibri"/>
    </style:style>
    <style:style style:name="T540" style:parent-style-name="DefaultParagraphFont" style:family="text">
      <style:text-properties style:font-name-complex="Calibri"/>
    </style:style>
    <style:style style:name="T541" style:parent-style-name="DefaultParagraphFont" style:family="text">
      <style:text-properties style:font-name-complex="Calibri"/>
    </style:style>
    <style:style style:name="T542" style:parent-style-name="DefaultParagraphFont" style:family="text">
      <style:text-properties style:font-name-complex="Calibri"/>
    </style:style>
    <style:style style:name="T543" style:parent-style-name="DefaultParagraphFont" style:family="text">
      <style:text-properties style:font-name-complex="Calibri"/>
    </style:style>
    <style:style style:name="T544" style:parent-style-name="DefaultParagraphFont" style:family="text">
      <style:text-properties style:font-name-complex="Calibri"/>
    </style:style>
    <style:style style:name="T545" style:parent-style-name="DefaultParagraphFont" style:family="text">
      <style:text-properties style:font-name-complex="Calibri"/>
    </style:style>
    <style:style style:name="T546" style:parent-style-name="DefaultParagraphFont" style:family="text">
      <style:text-properties style:font-name-complex="Calibri"/>
    </style:style>
    <style:style style:name="T547" style:parent-style-name="DefaultParagraphFont" style:family="text">
      <style:text-properties style:font-name-complex="Calibri"/>
    </style:style>
    <style:style style:name="T548" style:parent-style-name="DefaultParagraphFont" style:family="text">
      <style:text-properties style:font-name-complex="Calibri"/>
    </style:style>
    <style:style style:name="T549" style:parent-style-name="DefaultParagraphFont" style:family="text">
      <style:text-properties style:font-name-complex="Calibri"/>
    </style:style>
    <style:style style:name="T550" style:parent-style-name="DefaultParagraphFont" style:family="text">
      <style:text-properties style:font-name-complex="Calibri"/>
    </style:style>
    <style:style style:name="T551" style:parent-style-name="DefaultParagraphFont" style:family="text">
      <style:text-properties style:font-name-complex="Calibri"/>
    </style:style>
    <style:style style:name="T552" style:parent-style-name="DefaultParagraphFont" style:family="text">
      <style:text-properties style:font-name-complex="Calibri"/>
    </style:style>
    <style:style style:name="T553" style:parent-style-name="DefaultParagraphFont" style:family="text">
      <style:text-properties style:font-name-complex="Calibri"/>
    </style:style>
    <style:style style:name="T554" style:parent-style-name="DefaultParagraphFont" style:family="text">
      <style:text-properties style:font-name-complex="Calibri"/>
    </style:style>
    <style:style style:name="T555" style:parent-style-name="DefaultParagraphFont" style:family="text">
      <style:text-properties style:font-name-complex="Calibri"/>
    </style:style>
    <style:style style:name="T556" style:parent-style-name="DefaultParagraphFont" style:family="text">
      <style:text-properties style:font-name-complex="Calibri"/>
    </style:style>
    <style:style style:name="T557" style:parent-style-name="DefaultParagraphFont" style:family="text">
      <style:text-properties style:font-name-complex="Calibri"/>
    </style:style>
    <style:style style:name="T558" style:parent-style-name="DefaultParagraphFont" style:family="text">
      <style:text-properties style:font-name-complex="Calibri"/>
    </style:style>
    <style:style style:name="T559" style:parent-style-name="DefaultParagraphFont" style:family="text">
      <style:text-properties style:font-name-complex="Calibri"/>
    </style:style>
    <style:style style:name="T560" style:parent-style-name="DefaultParagraphFont" style:family="text">
      <style:text-properties style:font-name-complex="Calibri"/>
    </style:style>
    <style:style style:name="T561" style:parent-style-name="DefaultParagraphFont" style:family="text">
      <style:text-properties style:font-name-complex="Calibri"/>
    </style:style>
    <style:style style:name="T562" style:parent-style-name="DefaultParagraphFont" style:family="text">
      <style:text-properties style:font-name-complex="Calibri"/>
    </style:style>
    <style:style style:name="T563" style:parent-style-name="DefaultParagraphFont" style:family="text">
      <style:text-properties style:font-name-complex="Calibri"/>
    </style:style>
    <style:style style:name="T564" style:parent-style-name="DefaultParagraphFont" style:family="text">
      <style:text-properties style:font-name-complex="Calibri"/>
    </style:style>
    <style:style style:name="T565" style:parent-style-name="DefaultParagraphFont" style:family="text">
      <style:text-properties style:font-name-complex="Calibri"/>
    </style:style>
    <style:style style:name="T566" style:parent-style-name="DefaultParagraphFont" style:family="text">
      <style:text-properties style:font-name-complex="Calibri"/>
    </style:style>
    <style:style style:name="T567" style:parent-style-name="DefaultParagraphFont" style:family="text">
      <style:text-properties style:font-name-complex="Calibri"/>
    </style:style>
    <style:style style:name="T568" style:parent-style-name="DefaultParagraphFont" style:family="text">
      <style:text-properties style:font-name-complex="Calibri"/>
    </style:style>
    <style:style style:name="T569" style:parent-style-name="DefaultParagraphFont" style:family="text">
      <style:text-properties style:font-name-complex="Calibri"/>
    </style:style>
    <style:style style:name="T570" style:parent-style-name="DefaultParagraphFont" style:family="text">
      <style:text-properties style:font-name-complex="Calibri"/>
    </style:style>
    <style:style style:name="T571" style:parent-style-name="DefaultParagraphFont" style:family="text">
      <style:text-properties style:font-name-complex="Calibri"/>
    </style:style>
    <style:style style:name="T572" style:parent-style-name="DefaultParagraphFont" style:family="text">
      <style:text-properties style:font-name-complex="Calibri"/>
    </style:style>
    <style:style style:name="T573" style:parent-style-name="DefaultParagraphFont" style:family="text">
      <style:text-properties style:font-name-complex="Calibri"/>
    </style:style>
    <style:style style:name="T574" style:parent-style-name="DefaultParagraphFont" style:family="text">
      <style:text-properties style:font-name-complex="Calibri"/>
    </style:style>
    <style:style style:name="T575" style:parent-style-name="DefaultParagraphFont" style:family="text">
      <style:text-properties style:font-name-complex="Calibri"/>
    </style:style>
    <style:style style:name="T576" style:parent-style-name="DefaultParagraphFont" style:family="text">
      <style:text-properties style:font-name-complex="Calibri"/>
    </style:style>
    <style:style style:name="T577" style:parent-style-name="DefaultParagraphFont" style:family="text">
      <style:text-properties style:font-name-complex="Calibri"/>
    </style:style>
    <style:style style:name="T578" style:parent-style-name="DefaultParagraphFont" style:family="text">
      <style:text-properties style:font-name-complex="Calibri"/>
    </style:style>
    <style:style style:name="T579" style:parent-style-name="DefaultParagraphFont" style:family="text">
      <style:text-properties style:font-name-complex="Calibri"/>
    </style:style>
    <style:style style:name="T580" style:parent-style-name="DefaultParagraphFont" style:family="text">
      <style:text-properties style:font-name-complex="Calibri"/>
    </style:style>
    <style:style style:name="T581" style:parent-style-name="DefaultParagraphFont" style:family="text">
      <style:text-properties style:font-name-complex="Calibri"/>
    </style:style>
    <style:style style:name="T582" style:parent-style-name="DefaultParagraphFont" style:family="text">
      <style:text-properties style:font-name-complex="Calibri"/>
    </style:style>
    <style:style style:name="T583" style:parent-style-name="DefaultParagraphFont" style:family="text">
      <style:text-properties style:font-name-complex="Calibri"/>
    </style:style>
    <style:style style:name="T584" style:parent-style-name="DefaultParagraphFont" style:family="text">
      <style:text-properties style:font-name-complex="Calibri"/>
    </style:style>
    <style:style style:name="T585" style:parent-style-name="DefaultParagraphFont" style:family="text">
      <style:text-properties style:font-name-complex="Calibri"/>
    </style:style>
    <style:style style:name="T586" style:parent-style-name="DefaultParagraphFont" style:family="text">
      <style:text-properties style:font-name-complex="Calibri"/>
    </style:style>
    <style:style style:name="T587" style:parent-style-name="DefaultParagraphFont" style:family="text">
      <style:text-properties style:font-name-complex="Calibri"/>
    </style:style>
    <style:style style:name="T588" style:parent-style-name="DefaultParagraphFont" style:family="text">
      <style:text-properties style:font-name-complex="Calibri"/>
    </style:style>
    <style:style style:name="T589" style:parent-style-name="DefaultParagraphFont" style:family="text">
      <style:text-properties style:font-name-complex="Calibri"/>
    </style:style>
    <style:style style:name="T590" style:parent-style-name="DefaultParagraphFont" style:family="text">
      <style:text-properties style:font-name-complex="Calibri"/>
    </style:style>
    <style:style style:name="T591" style:parent-style-name="DefaultParagraphFont" style:family="text">
      <style:text-properties style:font-name-complex="Calibri"/>
    </style:style>
    <style:style style:name="T592" style:parent-style-name="DefaultParagraphFont" style:family="text">
      <style:text-properties style:font-name-complex="Calibri"/>
    </style:style>
    <style:style style:name="T593" style:parent-style-name="DefaultParagraphFont" style:family="text">
      <style:text-properties style:font-name-complex="Calibri"/>
    </style:style>
    <style:style style:name="T594" style:parent-style-name="DefaultParagraphFont" style:family="text">
      <style:text-properties style:font-name-complex="Calibri"/>
    </style:style>
    <style:style style:name="T595" style:parent-style-name="DefaultParagraphFont" style:family="text">
      <style:text-properties style:font-name-complex="Calibri"/>
    </style:style>
    <style:style style:name="T596" style:parent-style-name="DefaultParagraphFont" style:family="text">
      <style:text-properties style:font-name-complex="Calibri"/>
    </style:style>
    <style:style style:name="T597" style:parent-style-name="DefaultParagraphFont" style:family="text">
      <style:text-properties style:font-name-complex="Calibri"/>
    </style:style>
    <style:style style:name="T598" style:parent-style-name="DefaultParagraphFont" style:family="text">
      <style:text-properties style:font-name-complex="Calibri"/>
    </style:style>
    <style:style style:name="T599" style:parent-style-name="DefaultParagraphFont" style:family="text">
      <style:text-properties style:font-name-complex="Calibri"/>
    </style:style>
    <style:style style:name="T600" style:parent-style-name="DefaultParagraphFont" style:family="text">
      <style:text-properties style:font-name-complex="Calibri"/>
    </style:style>
    <style:style style:name="T601" style:parent-style-name="DefaultParagraphFont" style:family="text">
      <style:text-properties style:font-name-complex="Calibri"/>
    </style:style>
    <style:style style:name="T602" style:parent-style-name="DefaultParagraphFont" style:family="text">
      <style:text-properties style:font-name-complex="Calibri"/>
    </style:style>
    <style:style style:name="T603" style:parent-style-name="DefaultParagraphFont" style:family="text">
      <style:text-properties style:font-name-complex="Calibri"/>
    </style:style>
    <style:style style:name="T604" style:parent-style-name="DefaultParagraphFont" style:family="text">
      <style:text-properties style:font-name-complex="Calibri"/>
    </style:style>
    <style:style style:name="T605" style:parent-style-name="DefaultParagraphFont" style:family="text">
      <style:text-properties style:font-name-complex="Calibri"/>
    </style:style>
    <style:style style:name="T606" style:parent-style-name="DefaultParagraphFont" style:family="text">
      <style:text-properties style:font-name-complex="Calibri"/>
    </style:style>
    <style:style style:name="T607" style:parent-style-name="DefaultParagraphFont" style:family="text">
      <style:text-properties style:font-name-complex="Calibri"/>
    </style:style>
    <style:style style:name="T608" style:parent-style-name="DefaultParagraphFont" style:family="text">
      <style:text-properties style:font-name-complex="Calibri"/>
    </style:style>
    <style:style style:name="T609" style:parent-style-name="DefaultParagraphFont" style:family="text">
      <style:text-properties style:font-name-complex="Calibri"/>
    </style:style>
    <style:style style:name="T610" style:parent-style-name="DefaultParagraphFont" style:family="text">
      <style:text-properties style:font-name-complex="Calibri"/>
    </style:style>
    <style:style style:name="T611" style:parent-style-name="DefaultParagraphFont" style:family="text">
      <style:text-properties style:font-name-complex="Calibri"/>
    </style:style>
    <style:style style:name="T612" style:parent-style-name="DefaultParagraphFont" style:family="text">
      <style:text-properties style:font-name-complex="Calibri"/>
    </style:style>
    <style:style style:name="T613" style:parent-style-name="DefaultParagraphFont" style:family="text">
      <style:text-properties style:font-name-complex="Calibri"/>
    </style:style>
    <style:style style:name="T614" style:parent-style-name="DefaultParagraphFont" style:family="text">
      <style:text-properties style:font-name-complex="Calibri"/>
    </style:style>
    <style:style style:name="T615" style:parent-style-name="DefaultParagraphFont" style:family="text">
      <style:text-properties style:font-name-complex="Calibri"/>
    </style:style>
    <style:style style:name="T616" style:parent-style-name="DefaultParagraphFont" style:family="text">
      <style:text-properties style:font-name-complex="Calibri"/>
    </style:style>
    <style:style style:name="T617" style:parent-style-name="DefaultParagraphFont" style:family="text">
      <style:text-properties style:font-name-complex="Calibri"/>
    </style:style>
    <style:style style:name="T618" style:parent-style-name="DefaultParagraphFont" style:family="text">
      <style:text-properties style:font-name-complex="Calibri"/>
    </style:style>
    <style:style style:name="T619" style:parent-style-name="DefaultParagraphFont" style:family="text">
      <style:text-properties style:font-name-complex="Calibri"/>
    </style:style>
    <style:style style:name="T620" style:parent-style-name="DefaultParagraphFont" style:family="text">
      <style:text-properties style:font-name-complex="Calibri"/>
    </style:style>
    <style:style style:name="T621" style:parent-style-name="DefaultParagraphFont" style:family="text">
      <style:text-properties style:font-name-complex="Calibri" fo:font-weight="bold" style:font-weight-asian="bold" style:font-weight-complex="bold" fo:color="#C9211E" fo:font-size="15pt" style:font-size-asian="15pt" style:font-size-complex="15pt"/>
    </style:style>
    <style:style style:name="T622" style:parent-style-name="DefaultParagraphFont" style:family="text">
      <style:text-properties style:font-name-complex="Calibri"/>
    </style:style>
    <style:style style:name="T623" style:parent-style-name="DefaultParagraphFont" style:family="text">
      <style:text-properties style:font-name-complex="Calibri"/>
    </style:style>
    <style:style style:name="T624" style:parent-style-name="DefaultParagraphFont" style:family="text">
      <style:text-properties style:font-name-complex="Calibri"/>
    </style:style>
    <style:style style:name="T625" style:parent-style-name="DefaultParagraphFont" style:family="text">
      <style:text-properties style:font-name-complex="Calibri"/>
    </style:style>
    <style:style style:name="T626" style:parent-style-name="DefaultParagraphFont" style:family="text">
      <style:text-properties style:font-name-complex="Calibri"/>
    </style:style>
    <style:style style:name="T627" style:parent-style-name="DefaultParagraphFont" style:family="text">
      <style:text-properties style:font-name-complex="Calibri"/>
    </style:style>
    <style:style style:name="T628" style:parent-style-name="DefaultParagraphFont" style:family="text">
      <style:text-properties style:font-name-complex="Calibri"/>
    </style:style>
    <style:style style:name="T629" style:parent-style-name="DefaultParagraphFont" style:family="text">
      <style:text-properties style:font-name-complex="Calibri"/>
    </style:style>
    <style:style style:name="T630" style:parent-style-name="DefaultParagraphFont" style:family="text">
      <style:text-properties style:font-name-complex="Calibri"/>
    </style:style>
    <style:style style:name="T631" style:parent-style-name="DefaultParagraphFont" style:family="text">
      <style:text-properties style:font-name-complex="Calibri"/>
    </style:style>
    <style:style style:name="T632" style:parent-style-name="DefaultParagraphFont" style:family="text">
      <style:text-properties style:font-name-complex="Calibri"/>
    </style:style>
    <style:style style:name="T633" style:parent-style-name="DefaultParagraphFont" style:family="text">
      <style:text-properties style:font-name-complex="Calibri"/>
    </style:style>
    <style:style style:name="T634" style:parent-style-name="DefaultParagraphFont" style:family="text">
      <style:text-properties style:font-name-complex="Calibri"/>
    </style:style>
    <style:style style:name="T635" style:parent-style-name="DefaultParagraphFont" style:family="text">
      <style:text-properties style:font-name-complex="Calibri"/>
    </style:style>
    <style:style style:name="T636" style:parent-style-name="DefaultParagraphFont" style:family="text">
      <style:text-properties style:font-name-complex="Calibri"/>
    </style:style>
    <style:style style:name="T637" style:parent-style-name="DefaultParagraphFont" style:family="text">
      <style:text-properties style:font-name-complex="Calibri"/>
    </style:style>
    <style:style style:name="T638" style:parent-style-name="DefaultParagraphFont" style:family="text">
      <style:text-properties style:font-name-complex="Calibri"/>
    </style:style>
    <style:style style:name="T639" style:parent-style-name="DefaultParagraphFont" style:family="text">
      <style:text-properties style:font-name-complex="Calibri"/>
    </style:style>
    <style:style style:name="T640" style:parent-style-name="DefaultParagraphFont" style:family="text">
      <style:text-properties style:font-name-complex="Calibri"/>
    </style:style>
    <style:style style:name="T641" style:parent-style-name="DefaultParagraphFont" style:family="text">
      <style:text-properties style:font-name-complex="Calibri"/>
    </style:style>
    <style:style style:name="T642" style:parent-style-name="DefaultParagraphFont" style:family="text">
      <style:text-properties style:font-name-complex="Calibri"/>
    </style:style>
    <style:style style:name="T643" style:parent-style-name="DefaultParagraphFont" style:family="text">
      <style:text-properties style:font-name-complex="Calibri"/>
    </style:style>
    <style:style style:name="T644" style:parent-style-name="DefaultParagraphFont" style:family="text">
      <style:text-properties style:font-name-complex="Calibri"/>
    </style:style>
    <style:style style:name="T645" style:parent-style-name="DefaultParagraphFont" style:family="text">
      <style:text-properties style:font-name-complex="Calibri"/>
    </style:style>
    <style:style style:name="T646" style:parent-style-name="DefaultParagraphFont" style:family="text">
      <style:text-properties style:font-name-complex="Calibri"/>
    </style:style>
    <style:style style:name="T647" style:parent-style-name="DefaultParagraphFont" style:family="text">
      <style:text-properties style:font-name-complex="Calibri"/>
    </style:style>
    <style:style style:name="T648" style:parent-style-name="DefaultParagraphFont" style:family="text">
      <style:text-properties style:font-name-complex="Calibri"/>
    </style:style>
    <style:style style:name="T649" style:parent-style-name="DefaultParagraphFont" style:family="text">
      <style:text-properties style:font-name-complex="Calibri"/>
    </style:style>
    <style:style style:name="T650" style:parent-style-name="DefaultParagraphFont" style:family="text">
      <style:text-properties style:font-name-complex="Calibri"/>
    </style:style>
    <style:style style:name="T651" style:parent-style-name="DefaultParagraphFont" style:family="text">
      <style:text-properties style:font-name-complex="Calibri"/>
    </style:style>
    <style:style style:name="T652" style:parent-style-name="DefaultParagraphFont" style:family="text">
      <style:text-properties style:font-name-complex="Calibri"/>
    </style:style>
    <style:style style:name="T653" style:parent-style-name="DefaultParagraphFont" style:family="text">
      <style:text-properties style:font-name-complex="Calibri" fo:font-weight="bold" style:font-weight-asian="bold" style:font-weight-complex="bold" fo:color="#C9211E" fo:font-size="15pt" style:font-size-asian="15pt" style:font-size-complex="15pt"/>
    </style:style>
    <style:style style:name="T654" style:parent-style-name="DefaultParagraphFont" style:family="text">
      <style:text-properties style:font-name-complex="Calibri"/>
    </style:style>
    <style:style style:name="T655" style:parent-style-name="DefaultParagraphFont" style:family="text">
      <style:text-properties style:font-name-complex="Calibri"/>
    </style:style>
    <style:style style:name="T656" style:parent-style-name="DefaultParagraphFont" style:family="text">
      <style:text-properties style:font-name-complex="Calibri"/>
    </style:style>
    <style:style style:name="T657" style:parent-style-name="DefaultParagraphFont" style:family="text">
      <style:text-properties style:font-name-complex="Calibri"/>
    </style:style>
    <style:style style:name="T658" style:parent-style-name="DefaultParagraphFont" style:family="text">
      <style:text-properties style:font-name-complex="Calibri"/>
    </style:style>
    <style:style style:name="T659" style:parent-style-name="DefaultParagraphFont" style:family="text">
      <style:text-properties style:font-name-complex="Calibri"/>
    </style:style>
    <style:style style:name="T660" style:parent-style-name="DefaultParagraphFont" style:family="text">
      <style:text-properties style:font-name-complex="Calibri"/>
    </style:style>
    <style:style style:name="T661" style:parent-style-name="DefaultParagraphFont" style:family="text">
      <style:text-properties style:font-name-complex="Calibri"/>
    </style:style>
    <style:style style:name="T662" style:parent-style-name="DefaultParagraphFont" style:family="text">
      <style:text-properties style:font-name-complex="Calibri"/>
    </style:style>
    <style:style style:name="T663" style:parent-style-name="DefaultParagraphFont" style:family="text">
      <style:text-properties style:font-name-complex="Calibri"/>
    </style:style>
    <style:style style:name="T664" style:parent-style-name="DefaultParagraphFont" style:family="text">
      <style:text-properties style:font-name-complex="Calibri"/>
    </style:style>
    <style:style style:name="T665" style:parent-style-name="DefaultParagraphFont" style:family="text">
      <style:text-properties style:font-name-complex="Calibri"/>
    </style:style>
    <style:style style:name="T666" style:parent-style-name="DefaultParagraphFont" style:family="text">
      <style:text-properties style:font-name-complex="Calibri"/>
    </style:style>
    <style:style style:name="T667" style:parent-style-name="DefaultParagraphFont" style:family="text">
      <style:text-properties style:font-name-complex="Calibri"/>
    </style:style>
    <style:style style:name="T668" style:parent-style-name="DefaultParagraphFont" style:family="text">
      <style:text-properties style:font-name-complex="Calibri"/>
    </style:style>
    <style:style style:name="T669" style:parent-style-name="DefaultParagraphFont" style:family="text">
      <style:text-properties style:font-name-complex="Calibri"/>
    </style:style>
    <style:style style:name="T670" style:parent-style-name="DefaultParagraphFont" style:family="text">
      <style:text-properties style:font-name-complex="Calibri"/>
    </style:style>
    <style:style style:name="T671" style:parent-style-name="DefaultParagraphFont" style:family="text">
      <style:text-properties style:font-name-complex="Calibri"/>
    </style:style>
    <style:style style:name="T672" style:parent-style-name="DefaultParagraphFont" style:family="text">
      <style:text-properties style:font-name-complex="Calibri"/>
    </style:style>
    <style:style style:name="T673" style:parent-style-name="DefaultParagraphFont" style:family="text">
      <style:text-properties style:font-name-complex="Calibri"/>
    </style:style>
    <style:style style:name="T674" style:parent-style-name="DefaultParagraphFont" style:family="text">
      <style:text-properties style:font-name-complex="Calibri"/>
    </style:style>
    <style:style style:name="T675" style:parent-style-name="DefaultParagraphFont" style:family="text">
      <style:text-properties style:font-name-complex="Calibri"/>
    </style:style>
    <style:style style:name="T676" style:parent-style-name="DefaultParagraphFont" style:family="text">
      <style:text-properties style:font-name-complex="Calibri"/>
    </style:style>
    <style:style style:name="T677" style:parent-style-name="DefaultParagraphFont" style:family="text">
      <style:text-properties style:font-name-complex="Calibri"/>
    </style:style>
    <style:style style:name="T678" style:parent-style-name="DefaultParagraphFont" style:family="text">
      <style:text-properties style:font-name-complex="Calibri"/>
    </style:style>
    <style:style style:name="T679" style:parent-style-name="DefaultParagraphFont" style:family="text">
      <style:text-properties style:font-name-complex="Calibri"/>
    </style:style>
    <style:style style:name="T680" style:parent-style-name="DefaultParagraphFont" style:family="text">
      <style:text-properties style:font-name-complex="Calibri"/>
    </style:style>
    <style:style style:name="T681" style:parent-style-name="DefaultParagraphFont" style:family="text">
      <style:text-properties style:font-name-complex="Calibri"/>
    </style:style>
    <style:style style:name="T682" style:parent-style-name="DefaultParagraphFont" style:family="text">
      <style:text-properties style:font-name-complex="Calibri"/>
    </style:style>
    <style:style style:name="T683" style:parent-style-name="DefaultParagraphFont" style:family="text">
      <style:text-properties style:font-name-complex="Calibri"/>
    </style:style>
    <style:style style:name="T684" style:parent-style-name="DefaultParagraphFont" style:family="text">
      <style:text-properties style:font-name-complex="Calibri"/>
    </style:style>
    <style:style style:name="T685" style:parent-style-name="DefaultParagraphFont" style:family="text">
      <style:text-properties style:font-name-complex="Calibri"/>
    </style:style>
    <style:style style:name="T686" style:parent-style-name="DefaultParagraphFont" style:family="text">
      <style:text-properties style:font-name-complex="Calibri"/>
    </style:style>
    <style:style style:name="T687" style:parent-style-name="DefaultParagraphFont" style:family="text">
      <style:text-properties style:font-name-complex="Calibri"/>
    </style:style>
    <style:style style:name="T688" style:parent-style-name="DefaultParagraphFont" style:family="text">
      <style:text-properties style:font-name-complex="Calibri"/>
    </style:style>
    <style:style style:name="T689" style:parent-style-name="DefaultParagraphFont" style:family="text">
      <style:text-properties style:font-name-complex="Calibri"/>
    </style:style>
    <style:style style:name="T690" style:parent-style-name="DefaultParagraphFont" style:family="text">
      <style:text-properties style:font-name-complex="Calibri"/>
    </style:style>
    <style:style style:name="T691" style:parent-style-name="DefaultParagraphFont" style:family="text">
      <style:text-properties style:font-name-complex="Calibri"/>
    </style:style>
    <style:style style:name="T692" style:parent-style-name="DefaultParagraphFont" style:family="text">
      <style:text-properties style:font-name-complex="Calibri"/>
    </style:style>
    <style:style style:name="T693" style:parent-style-name="DefaultParagraphFont" style:family="text">
      <style:text-properties style:font-name-complex="Calibri"/>
    </style:style>
    <style:style style:name="T694" style:parent-style-name="DefaultParagraphFont" style:family="text">
      <style:text-properties style:font-name-complex="Calibri"/>
    </style:style>
    <style:style style:name="T695" style:parent-style-name="DefaultParagraphFont" style:family="text">
      <style:text-properties style:font-name-complex="Calibri"/>
    </style:style>
    <style:style style:name="T696" style:parent-style-name="DefaultParagraphFont" style:family="text">
      <style:text-properties style:font-name-complex="Calibri"/>
    </style:style>
    <style:style style:name="T697" style:parent-style-name="DefaultParagraphFont" style:family="text">
      <style:text-properties style:font-name-complex="Calibri"/>
    </style:style>
    <style:style style:name="T698" style:parent-style-name="DefaultParagraphFont" style:family="text">
      <style:text-properties style:font-name-complex="Calibri"/>
    </style:style>
    <style:style style:name="T699" style:parent-style-name="DefaultParagraphFont" style:family="text">
      <style:text-properties style:font-name-complex="Calibri"/>
    </style:style>
    <style:style style:name="T700" style:parent-style-name="DefaultParagraphFont" style:family="text">
      <style:text-properties style:font-name-complex="Calibri"/>
    </style:style>
    <style:style style:name="T701" style:parent-style-name="DefaultParagraphFont" style:family="text">
      <style:text-properties style:font-name-complex="Calibri"/>
    </style:style>
    <style:style style:name="T702" style:parent-style-name="DefaultParagraphFont" style:family="text">
      <style:text-properties style:font-name-complex="Calibri"/>
    </style:style>
    <style:style style:name="T703" style:parent-style-name="DefaultParagraphFont" style:family="text">
      <style:text-properties style:font-name-complex="Calibri"/>
    </style:style>
    <style:style style:name="T704" style:parent-style-name="DefaultParagraphFont" style:family="text">
      <style:text-properties style:font-name-complex="Calibri"/>
    </style:style>
    <style:style style:name="T705" style:parent-style-name="DefaultParagraphFont" style:family="text">
      <style:text-properties style:font-name-complex="Calibri"/>
    </style:style>
    <style:style style:name="T706" style:parent-style-name="DefaultParagraphFont" style:family="text">
      <style:text-properties style:font-name-complex="Calibri"/>
    </style:style>
    <style:style style:name="T707" style:parent-style-name="DefaultParagraphFont" style:family="text">
      <style:text-properties style:font-name-complex="Calibri"/>
    </style:style>
    <style:style style:name="T708" style:parent-style-name="DefaultParagraphFont" style:family="text">
      <style:text-properties style:font-name-complex="Calibri"/>
    </style:style>
    <style:style style:name="T709" style:parent-style-name="DefaultParagraphFont" style:family="text">
      <style:text-properties style:font-name-complex="Calibri"/>
    </style:style>
    <style:style style:name="T710" style:parent-style-name="DefaultParagraphFont" style:family="text">
      <style:text-properties style:font-name-complex="Calibri"/>
    </style:style>
    <style:style style:name="T711" style:parent-style-name="DefaultParagraphFont" style:family="text">
      <style:text-properties style:font-name-complex="Calibri"/>
    </style:style>
    <style:style style:name="T712" style:parent-style-name="DefaultParagraphFont" style:family="text">
      <style:text-properties style:font-name-complex="Calibri"/>
    </style:style>
    <style:style style:name="T713" style:parent-style-name="DefaultParagraphFont" style:family="text">
      <style:text-properties style:font-name-complex="Calibri"/>
    </style:style>
    <style:style style:name="T714" style:parent-style-name="DefaultParagraphFont" style:family="text">
      <style:text-properties style:font-name-complex="Calibri"/>
    </style:style>
    <style:style style:name="T715" style:parent-style-name="DefaultParagraphFont" style:family="text">
      <style:text-properties style:font-name-complex="Calibri"/>
    </style:style>
    <style:style style:name="T716" style:parent-style-name="DefaultParagraphFont" style:family="text">
      <style:text-properties style:font-name-complex="Calibri"/>
    </style:style>
    <style:style style:name="T717" style:parent-style-name="DefaultParagraphFont" style:family="text">
      <style:text-properties style:font-name-complex="Calibri"/>
    </style:style>
    <style:style style:name="T718" style:parent-style-name="DefaultParagraphFont" style:family="text">
      <style:text-properties style:font-name-complex="Calibri"/>
    </style:style>
    <style:style style:name="T719" style:parent-style-name="DefaultParagraphFont" style:family="text">
      <style:text-properties style:font-name-complex="Calibri"/>
    </style:style>
    <style:style style:name="T720" style:parent-style-name="DefaultParagraphFont" style:family="text">
      <style:text-properties style:font-name-complex="Calibri"/>
    </style:style>
    <style:style style:name="T721" style:parent-style-name="DefaultParagraphFont" style:family="text">
      <style:text-properties style:font-name-complex="Calibri"/>
    </style:style>
    <style:style style:name="T722" style:parent-style-name="DefaultParagraphFont" style:family="text">
      <style:text-properties style:font-name-complex="Calibri"/>
    </style:style>
    <style:style style:name="T723" style:parent-style-name="DefaultParagraphFont" style:family="text">
      <style:text-properties style:font-name-complex="Calibri"/>
    </style:style>
    <style:style style:name="T724" style:parent-style-name="DefaultParagraphFont" style:family="text">
      <style:text-properties style:font-name-complex="Calibri"/>
    </style:style>
    <style:style style:name="T725" style:parent-style-name="DefaultParagraphFont" style:family="text">
      <style:text-properties style:font-name-complex="Calibri"/>
    </style:style>
    <style:style style:name="T726" style:parent-style-name="DefaultParagraphFont" style:family="text">
      <style:text-properties style:font-name-complex="Calibri"/>
    </style:style>
    <style:style style:name="T727" style:parent-style-name="DefaultParagraphFont" style:family="text">
      <style:text-properties style:font-name-complex="Calibri"/>
    </style:style>
    <style:style style:name="T728" style:parent-style-name="DefaultParagraphFont" style:family="text">
      <style:text-properties style:font-name-complex="Calibri"/>
    </style:style>
    <style:style style:name="T729" style:parent-style-name="DefaultParagraphFont" style:family="text">
      <style:text-properties style:font-name-complex="Calibri"/>
    </style:style>
    <style:style style:name="T730" style:parent-style-name="DefaultParagraphFont" style:family="text">
      <style:text-properties style:font-name-complex="Calibri"/>
    </style:style>
    <style:style style:name="T731" style:parent-style-name="DefaultParagraphFont" style:family="text">
      <style:text-properties style:font-name-complex="Calibri"/>
    </style:style>
    <style:style style:name="T732" style:parent-style-name="DefaultParagraphFont" style:family="text">
      <style:text-properties style:font-name-complex="Calibri"/>
    </style:style>
    <style:style style:name="T733" style:parent-style-name="DefaultParagraphFont" style:family="text">
      <style:text-properties style:font-name-complex="Calibri"/>
    </style:style>
    <style:style style:name="T734" style:parent-style-name="DefaultParagraphFont" style:family="text">
      <style:text-properties style:font-name-complex="Calibri"/>
    </style:style>
    <style:style style:name="T735" style:parent-style-name="DefaultParagraphFont" style:family="text">
      <style:text-properties style:font-name-complex="Calibri"/>
    </style:style>
    <style:style style:name="T736" style:parent-style-name="DefaultParagraphFont" style:family="text">
      <style:text-properties style:font-name-complex="Calibri"/>
    </style:style>
    <style:style style:name="T737" style:parent-style-name="DefaultParagraphFont" style:family="text">
      <style:text-properties style:font-name-complex="Calibri"/>
    </style:style>
    <style:style style:name="T738" style:parent-style-name="DefaultParagraphFont" style:family="text">
      <style:text-properties style:font-name-complex="Calibri"/>
    </style:style>
    <style:style style:name="T739" style:parent-style-name="DefaultParagraphFont" style:family="text">
      <style:text-properties style:font-name-complex="Calibri"/>
    </style:style>
    <style:style style:name="T740" style:parent-style-name="DefaultParagraphFont" style:family="text">
      <style:text-properties style:font-name-complex="Calibri"/>
    </style:style>
    <style:style style:name="T741" style:parent-style-name="DefaultParagraphFont" style:family="text">
      <style:text-properties style:font-name-complex="Calibri"/>
    </style:style>
    <style:style style:name="T742" style:parent-style-name="DefaultParagraphFont" style:family="text">
      <style:text-properties style:font-name-complex="Calibri"/>
    </style:style>
    <style:style style:name="T743" style:parent-style-name="DefaultParagraphFont" style:family="text">
      <style:text-properties style:font-name-complex="Calibri"/>
    </style:style>
    <style:style style:name="T744" style:parent-style-name="DefaultParagraphFont" style:family="text">
      <style:text-properties style:font-name-complex="Calibri"/>
    </style:style>
    <style:style style:name="T745" style:parent-style-name="DefaultParagraphFont" style:family="text">
      <style:text-properties style:font-name-complex="Calibri"/>
    </style:style>
    <style:style style:name="T746" style:parent-style-name="DefaultParagraphFont" style:family="text">
      <style:text-properties style:font-name-complex="Calibri"/>
    </style:style>
    <style:style style:name="T747" style:parent-style-name="DefaultParagraphFont" style:family="text">
      <style:text-properties style:font-name-complex="Calibri"/>
    </style:style>
    <style:style style:name="T748" style:parent-style-name="DefaultParagraphFont" style:family="text">
      <style:text-properties style:font-name-complex="Calibri"/>
    </style:style>
    <style:style style:name="T749" style:parent-style-name="DefaultParagraphFont" style:family="text">
      <style:text-properties style:font-name-complex="Calibri"/>
    </style:style>
    <style:style style:name="T750" style:parent-style-name="DefaultParagraphFont" style:family="text">
      <style:text-properties style:font-name-complex="Calibri"/>
    </style:style>
    <style:style style:name="T751" style:parent-style-name="DefaultParagraphFont" style:family="text">
      <style:text-properties style:font-name-complex="Calibri"/>
    </style:style>
    <style:style style:name="T752" style:parent-style-name="DefaultParagraphFont" style:family="text">
      <style:text-properties style:font-name-complex="Calibri"/>
    </style:style>
    <style:style style:name="T753" style:parent-style-name="DefaultParagraphFont" style:family="text">
      <style:text-properties style:font-name-complex="Calibri"/>
    </style:style>
    <style:style style:name="T754" style:parent-style-name="DefaultParagraphFont" style:family="text">
      <style:text-properties style:font-name-complex="Calibri"/>
    </style:style>
    <style:style style:name="T755" style:parent-style-name="DefaultParagraphFont" style:family="text">
      <style:text-properties style:font-name-complex="Calibri"/>
    </style:style>
    <style:style style:name="T756" style:parent-style-name="DefaultParagraphFont" style:family="text">
      <style:text-properties style:font-name-complex="Calibri"/>
    </style:style>
    <style:style style:name="T757" style:parent-style-name="DefaultParagraphFont" style:family="text">
      <style:text-properties style:font-name-complex="Calibri"/>
    </style:style>
    <style:style style:name="T758" style:parent-style-name="DefaultParagraphFont" style:family="text">
      <style:text-properties style:font-name-complex="Calibri"/>
    </style:style>
    <style:style style:name="T759" style:parent-style-name="DefaultParagraphFont" style:family="text">
      <style:text-properties style:font-name-complex="Calibri"/>
    </style:style>
    <style:style style:name="T760" style:parent-style-name="DefaultParagraphFont" style:family="text">
      <style:text-properties style:font-name-complex="Calibri"/>
    </style:style>
    <style:style style:name="T761" style:parent-style-name="DefaultParagraphFont" style:family="text">
      <style:text-properties style:font-name-complex="Calibri"/>
    </style:style>
    <style:style style:name="T762" style:parent-style-name="DefaultParagraphFont" style:family="text">
      <style:text-properties style:font-name-complex="Calibri"/>
    </style:style>
    <style:style style:name="T763" style:parent-style-name="DefaultParagraphFont" style:family="text">
      <style:text-properties style:font-name-complex="Calibri"/>
    </style:style>
    <style:style style:name="T764" style:parent-style-name="DefaultParagraphFont" style:family="text">
      <style:text-properties style:font-name-complex="Calibri"/>
    </style:style>
    <style:style style:name="T765" style:parent-style-name="DefaultParagraphFont" style:family="text">
      <style:text-properties style:font-name-complex="Calibri"/>
    </style:style>
    <style:style style:name="T766" style:parent-style-name="DefaultParagraphFont" style:family="text">
      <style:text-properties style:font-name-complex="Calibri"/>
    </style:style>
    <style:style style:name="T767" style:parent-style-name="DefaultParagraphFont" style:family="text">
      <style:text-properties style:font-name-complex="Calibri"/>
    </style:style>
    <style:style style:name="T768" style:parent-style-name="DefaultParagraphFont" style:family="text">
      <style:text-properties style:font-name-complex="Calibri"/>
    </style:style>
    <style:style style:name="T769" style:parent-style-name="DefaultParagraphFont" style:family="text">
      <style:text-properties style:font-name-complex="Calibri"/>
    </style:style>
    <style:style style:name="T770" style:parent-style-name="DefaultParagraphFont" style:family="text">
      <style:text-properties style:font-name-complex="Calibri"/>
    </style:style>
    <style:style style:name="T771" style:parent-style-name="DefaultParagraphFont" style:family="text">
      <style:text-properties style:font-name-complex="Calibri"/>
    </style:style>
    <style:style style:name="T772" style:parent-style-name="DefaultParagraphFont" style:family="text">
      <style:text-properties style:font-name-complex="Calibri"/>
    </style:style>
    <style:style style:name="T773" style:parent-style-name="DefaultParagraphFont" style:family="text">
      <style:text-properties style:font-name-complex="Calibri"/>
    </style:style>
    <style:style style:name="T774" style:parent-style-name="DefaultParagraphFont" style:family="text">
      <style:text-properties style:font-name-complex="Calibri"/>
    </style:style>
    <style:style style:name="T775" style:parent-style-name="DefaultParagraphFont" style:family="text">
      <style:text-properties style:font-name-complex="Calibri"/>
    </style:style>
    <style:style style:name="T776" style:parent-style-name="DefaultParagraphFont" style:family="text">
      <style:text-properties style:font-name-complex="Calibri"/>
    </style:style>
    <style:style style:name="T777" style:parent-style-name="DefaultParagraphFont" style:family="text">
      <style:text-properties style:font-name-complex="Calibri"/>
    </style:style>
    <style:style style:name="T778" style:parent-style-name="DefaultParagraphFont" style:family="text">
      <style:text-properties style:font-name-complex="Calibri"/>
    </style:style>
    <style:style style:name="T779" style:parent-style-name="DefaultParagraphFont" style:family="text">
      <style:text-properties style:font-name-complex="Calibri"/>
    </style:style>
    <style:style style:name="T780" style:parent-style-name="DefaultParagraphFont" style:family="text">
      <style:text-properties style:font-name-complex="Calibri"/>
    </style:style>
    <style:style style:name="T781" style:parent-style-name="DefaultParagraphFont" style:family="text">
      <style:text-properties style:font-name-complex="Calibri"/>
    </style:style>
    <style:style style:name="T782" style:parent-style-name="DefaultParagraphFont" style:family="text">
      <style:text-properties style:font-name-complex="Calibri"/>
    </style:style>
    <style:style style:name="T783" style:parent-style-name="DefaultParagraphFont" style:family="text">
      <style:text-properties style:font-name-complex="Calibri"/>
    </style:style>
    <style:style style:name="T784" style:parent-style-name="DefaultParagraphFont" style:family="text">
      <style:text-properties style:font-name-complex="Calibri"/>
    </style:style>
    <style:style style:name="T785" style:parent-style-name="DefaultParagraphFont" style:family="text">
      <style:text-properties style:font-name-complex="Calibri"/>
    </style:style>
    <style:style style:name="T786" style:parent-style-name="DefaultParagraphFont" style:family="text">
      <style:text-properties style:font-name-complex="Calibri"/>
    </style:style>
    <style:style style:name="T787" style:parent-style-name="DefaultParagraphFont" style:family="text">
      <style:text-properties style:font-name-complex="Calibri"/>
    </style:style>
    <style:style style:name="T788" style:parent-style-name="DefaultParagraphFont" style:family="text">
      <style:text-properties style:font-name-complex="Calibri"/>
    </style:style>
    <style:style style:name="T789" style:parent-style-name="DefaultParagraphFont" style:family="text">
      <style:text-properties style:font-name-complex="Calibri"/>
    </style:style>
    <style:style style:name="T790" style:parent-style-name="DefaultParagraphFont" style:family="text">
      <style:text-properties style:font-name-complex="Calibri"/>
    </style:style>
    <style:style style:name="T791" style:parent-style-name="DefaultParagraphFont" style:family="text">
      <style:text-properties style:font-name-complex="Calibri"/>
    </style:style>
    <style:style style:name="T792" style:parent-style-name="DefaultParagraphFont" style:family="text">
      <style:text-properties style:font-name-complex="Calibri"/>
    </style:style>
    <style:style style:name="T793" style:parent-style-name="DefaultParagraphFont" style:family="text">
      <style:text-properties style:font-name-complex="Calibri"/>
    </style:style>
    <style:style style:name="T794" style:parent-style-name="DefaultParagraphFont" style:family="text">
      <style:text-properties style:font-name-complex="Calibri"/>
    </style:style>
    <style:style style:name="T795" style:parent-style-name="DefaultParagraphFont" style:family="text">
      <style:text-properties style:font-name-complex="Calibri"/>
    </style:style>
    <style:style style:name="T796" style:parent-style-name="DefaultParagraphFont" style:family="text">
      <style:text-properties style:font-name-complex="Calibri"/>
    </style:style>
    <style:style style:name="T797" style:parent-style-name="DefaultParagraphFont" style:family="text">
      <style:text-properties style:font-name-complex="Calibri"/>
    </style:style>
    <style:style style:name="T798" style:parent-style-name="DefaultParagraphFont" style:family="text">
      <style:text-properties style:font-name-complex="Calibri"/>
    </style:style>
    <style:style style:name="T799" style:parent-style-name="DefaultParagraphFont" style:family="text">
      <style:text-properties style:font-name-complex="Calibri"/>
    </style:style>
    <style:style style:name="T800" style:parent-style-name="DefaultParagraphFont" style:family="text">
      <style:text-properties style:font-name-complex="Calibri"/>
    </style:style>
    <style:style style:name="T801" style:parent-style-name="DefaultParagraphFont" style:family="text">
      <style:text-properties style:font-name-complex="Calibri"/>
    </style:style>
    <style:style style:name="T802" style:parent-style-name="DefaultParagraphFont" style:family="text">
      <style:text-properties style:font-name-complex="Calibri"/>
    </style:style>
    <style:style style:name="T803" style:parent-style-name="DefaultParagraphFont" style:family="text">
      <style:text-properties style:font-name-complex="Calibri"/>
    </style:style>
    <style:style style:name="T804" style:parent-style-name="DefaultParagraphFont" style:family="text">
      <style:text-properties style:font-name-complex="Calibri"/>
    </style:style>
    <style:style style:name="T805" style:parent-style-name="DefaultParagraphFont" style:family="text">
      <style:text-properties style:font-name-complex="Calibri"/>
    </style:style>
    <style:style style:name="T806" style:parent-style-name="DefaultParagraphFont" style:family="text">
      <style:text-properties style:font-name-complex="Calibri"/>
    </style:style>
    <style:style style:name="T807" style:parent-style-name="DefaultParagraphFont" style:family="text">
      <style:text-properties style:font-name-complex="Calibri" fo:font-weight="bold" style:font-weight-asian="bold" style:font-weight-complex="bold" fo:color="#C9211E" fo:font-size="15pt" style:font-size-asian="15pt" style:font-size-complex="15pt"/>
    </style:style>
    <style:style style:name="T808" style:parent-style-name="DefaultParagraphFont" style:family="text">
      <style:text-properties style:font-name-complex="Calibri"/>
    </style:style>
    <style:style style:name="T809" style:parent-style-name="DefaultParagraphFont" style:family="text">
      <style:text-properties style:font-name-complex="Calibri"/>
    </style:style>
    <style:style style:name="T810" style:parent-style-name="DefaultParagraphFont" style:family="text">
      <style:text-properties style:font-name-complex="Calibri"/>
    </style:style>
    <style:style style:name="T811" style:parent-style-name="DefaultParagraphFont" style:family="text">
      <style:text-properties style:font-name-complex="Calibri"/>
    </style:style>
    <style:style style:name="T812" style:parent-style-name="DefaultParagraphFont" style:family="text">
      <style:text-properties style:font-name-complex="Calibri"/>
    </style:style>
    <style:style style:name="T813" style:parent-style-name="DefaultParagraphFont" style:family="text">
      <style:text-properties style:font-name-complex="Calibri"/>
    </style:style>
    <style:style style:name="T814" style:parent-style-name="DefaultParagraphFont" style:family="text">
      <style:text-properties style:font-name-complex="Calibri"/>
    </style:style>
    <style:style style:name="T815" style:parent-style-name="DefaultParagraphFont" style:family="text">
      <style:text-properties style:font-name-complex="Calibri"/>
    </style:style>
    <style:style style:name="T816" style:parent-style-name="DefaultParagraphFont" style:family="text">
      <style:text-properties style:font-name-complex="Calibri"/>
    </style:style>
    <style:style style:name="T817" style:parent-style-name="DefaultParagraphFont" style:family="text">
      <style:text-properties style:font-name-complex="Calibri"/>
    </style:style>
    <style:style style:name="T818" style:parent-style-name="DefaultParagraphFont" style:family="text">
      <style:text-properties style:font-name-complex="Calibri"/>
    </style:style>
    <style:style style:name="T819" style:parent-style-name="DefaultParagraphFont" style:family="text">
      <style:text-properties style:font-name-complex="Calibri"/>
    </style:style>
    <style:style style:name="T820" style:parent-style-name="DefaultParagraphFont" style:family="text">
      <style:text-properties style:font-name-complex="Calibri"/>
    </style:style>
    <style:style style:name="T821" style:parent-style-name="DefaultParagraphFont" style:family="text">
      <style:text-properties style:font-name-complex="Calibri"/>
    </style:style>
    <style:style style:name="T822" style:parent-style-name="DefaultParagraphFont" style:family="text">
      <style:text-properties style:font-name-complex="Calibri"/>
    </style:style>
    <style:style style:name="T823" style:parent-style-name="DefaultParagraphFont" style:family="text">
      <style:text-properties style:font-name-complex="Calibri"/>
    </style:style>
    <style:style style:name="T824" style:parent-style-name="DefaultParagraphFont" style:family="text">
      <style:text-properties style:font-name-complex="Calibri"/>
    </style:style>
    <style:style style:name="T825" style:parent-style-name="DefaultParagraphFont" style:family="text">
      <style:text-properties style:font-name-complex="Calibri"/>
    </style:style>
    <style:style style:name="T826" style:parent-style-name="DefaultParagraphFont" style:family="text">
      <style:text-properties style:font-name-complex="Calibri"/>
    </style:style>
    <style:style style:name="T827" style:parent-style-name="DefaultParagraphFont" style:family="text">
      <style:text-properties style:font-name-complex="Calibri"/>
    </style:style>
    <style:style style:name="T828" style:parent-style-name="DefaultParagraphFont" style:family="text">
      <style:text-properties style:font-name-complex="Calibri"/>
    </style:style>
    <style:style style:name="T829" style:parent-style-name="DefaultParagraphFont" style:family="text">
      <style:text-properties style:font-name-complex="Calibri"/>
    </style:style>
    <style:style style:name="T830" style:parent-style-name="DefaultParagraphFont" style:family="text">
      <style:text-properties style:font-name-complex="Calibri"/>
    </style:style>
    <style:style style:name="T831" style:parent-style-name="DefaultParagraphFont" style:family="text">
      <style:text-properties style:font-name-complex="Calibri"/>
    </style:style>
    <style:style style:name="T832" style:parent-style-name="DefaultParagraphFont" style:family="text">
      <style:text-properties style:font-name-complex="Calibri"/>
    </style:style>
    <style:style style:name="T833" style:parent-style-name="DefaultParagraphFont" style:family="text">
      <style:text-properties style:font-name-complex="Calibri"/>
    </style:style>
    <style:style style:name="T834" style:parent-style-name="DefaultParagraphFont" style:family="text">
      <style:text-properties style:font-name-complex="Calibri"/>
    </style:style>
    <style:style style:name="T835" style:parent-style-name="DefaultParagraphFont" style:family="text">
      <style:text-properties style:font-name-complex="Calibri"/>
    </style:style>
    <style:style style:name="T836" style:parent-style-name="DefaultParagraphFont" style:family="text">
      <style:text-properties style:font-name-complex="Calibri"/>
    </style:style>
    <style:style style:name="T837" style:parent-style-name="DefaultParagraphFont" style:family="text">
      <style:text-properties style:font-name-complex="Calibri"/>
    </style:style>
    <style:style style:name="T838" style:parent-style-name="DefaultParagraphFont" style:family="text">
      <style:text-properties style:font-name-complex="Calibri"/>
    </style:style>
    <style:style style:name="T839" style:parent-style-name="DefaultParagraphFont" style:family="text">
      <style:text-properties style:font-name-complex="Calibri"/>
    </style:style>
    <style:style style:name="T840" style:parent-style-name="DefaultParagraphFont" style:family="text">
      <style:text-properties style:font-name-complex="Calibri"/>
    </style:style>
    <style:style style:name="T841" style:parent-style-name="DefaultParagraphFont" style:family="text">
      <style:text-properties style:font-name-complex="Calibri"/>
    </style:style>
    <style:style style:name="T842" style:parent-style-name="DefaultParagraphFont" style:family="text">
      <style:text-properties style:font-name-complex="Calibri"/>
    </style:style>
    <style:style style:name="T843" style:parent-style-name="DefaultParagraphFont" style:family="text">
      <style:text-properties style:font-name-complex="Calibri"/>
    </style:style>
    <style:style style:name="T844" style:parent-style-name="DefaultParagraphFont" style:family="text">
      <style:text-properties style:font-name-complex="Calibri"/>
    </style:style>
    <style:style style:name="T845" style:parent-style-name="DefaultParagraphFont" style:family="text">
      <style:text-properties style:font-name-complex="Calibri"/>
    </style:style>
    <style:style style:name="T846" style:parent-style-name="DefaultParagraphFont" style:family="text">
      <style:text-properties style:font-name-complex="Calibri"/>
    </style:style>
    <style:style style:name="T847" style:parent-style-name="DefaultParagraphFont" style:family="text">
      <style:text-properties style:font-name-complex="Calibri"/>
    </style:style>
    <style:style style:name="T848" style:parent-style-name="DefaultParagraphFont" style:family="text">
      <style:text-properties style:font-name-complex="Calibri"/>
    </style:style>
    <style:style style:name="T849" style:parent-style-name="DefaultParagraphFont" style:family="text">
      <style:text-properties style:font-name-complex="Calibri"/>
    </style:style>
    <style:style style:name="T850" style:parent-style-name="DefaultParagraphFont" style:family="text">
      <style:text-properties style:font-name-complex="Calibri"/>
    </style:style>
    <style:style style:name="T851" style:parent-style-name="DefaultParagraphFont" style:family="text">
      <style:text-properties style:font-name-complex="Calibri"/>
    </style:style>
    <style:style style:name="T852" style:parent-style-name="DefaultParagraphFont" style:family="text">
      <style:text-properties style:font-name-complex="Calibri"/>
    </style:style>
    <style:style style:name="T853" style:parent-style-name="DefaultParagraphFont" style:family="text">
      <style:text-properties style:font-name-complex="Calibri"/>
    </style:style>
    <style:style style:name="T854" style:parent-style-name="DefaultParagraphFont" style:family="text">
      <style:text-properties style:font-name-complex="Calibri"/>
    </style:style>
    <style:style style:name="T855" style:parent-style-name="DefaultParagraphFont" style:family="text">
      <style:text-properties style:font-name-complex="Calibri"/>
    </style:style>
    <style:style style:name="T856" style:parent-style-name="DefaultParagraphFont" style:family="text">
      <style:text-properties style:font-name-complex="Calibri"/>
    </style:style>
    <style:style style:name="T857" style:parent-style-name="DefaultParagraphFont" style:family="text">
      <style:text-properties style:font-name-complex="Calibri"/>
    </style:style>
    <style:style style:name="T858" style:parent-style-name="DefaultParagraphFont" style:family="text">
      <style:text-properties style:font-name-complex="Calibri"/>
    </style:style>
    <style:style style:name="T859" style:parent-style-name="DefaultParagraphFont" style:family="text">
      <style:text-properties style:font-name-complex="Calibri"/>
    </style:style>
    <style:style style:name="T860" style:parent-style-name="DefaultParagraphFont" style:family="text">
      <style:text-properties style:font-name-complex="Calibri"/>
    </style:style>
    <style:style style:name="T861" style:parent-style-name="DefaultParagraphFont" style:family="text">
      <style:text-properties style:font-name-complex="Calibri"/>
    </style:style>
    <style:style style:name="T862" style:parent-style-name="DefaultParagraphFont" style:family="text">
      <style:text-properties style:font-name-complex="Calibri"/>
    </style:style>
    <style:style style:name="T863" style:parent-style-name="DefaultParagraphFont" style:family="text">
      <style:text-properties style:font-name-complex="Calibri"/>
    </style:style>
    <style:style style:name="T864" style:parent-style-name="DefaultParagraphFont" style:family="text">
      <style:text-properties style:font-name-complex="Calibri"/>
    </style:style>
    <style:style style:name="T865" style:parent-style-name="DefaultParagraphFont" style:family="text">
      <style:text-properties style:font-name-complex="Calibri"/>
    </style:style>
    <style:style style:name="T866" style:parent-style-name="DefaultParagraphFont" style:family="text">
      <style:text-properties style:font-name-complex="Calibri"/>
    </style:style>
    <style:style style:name="T867" style:parent-style-name="DefaultParagraphFont" style:family="text">
      <style:text-properties style:font-name-complex="Calibri"/>
    </style:style>
    <style:style style:name="T868" style:parent-style-name="DefaultParagraphFont" style:family="text">
      <style:text-properties style:font-name-complex="Calibri"/>
    </style:style>
    <style:style style:name="T869" style:parent-style-name="DefaultParagraphFont" style:family="text">
      <style:text-properties style:font-name-complex="Calibri"/>
    </style:style>
    <style:style style:name="T870" style:parent-style-name="DefaultParagraphFont" style:family="text">
      <style:text-properties style:font-name-complex="Calibri"/>
    </style:style>
    <style:style style:name="T871" style:parent-style-name="DefaultParagraphFont" style:family="text">
      <style:text-properties style:font-name-complex="Calibri"/>
    </style:style>
    <style:style style:name="T872" style:parent-style-name="DefaultParagraphFont" style:family="text">
      <style:text-properties style:font-name-complex="Calibri"/>
    </style:style>
    <style:style style:name="T873" style:parent-style-name="DefaultParagraphFont" style:family="text">
      <style:text-properties style:font-name-complex="Calibri"/>
    </style:style>
    <style:style style:name="T874" style:parent-style-name="DefaultParagraphFont" style:family="text">
      <style:text-properties style:font-name-complex="Calibri"/>
    </style:style>
    <style:style style:name="T875" style:parent-style-name="DefaultParagraphFont" style:family="text">
      <style:text-properties style:font-name-complex="Calibri"/>
    </style:style>
    <style:style style:name="T876" style:parent-style-name="DefaultParagraphFont" style:family="text">
      <style:text-properties style:font-name-complex="Calibri"/>
    </style:style>
    <style:style style:name="T877" style:parent-style-name="DefaultParagraphFont" style:family="text">
      <style:text-properties style:font-name-complex="Calibri"/>
    </style:style>
    <style:style style:name="T878" style:parent-style-name="DefaultParagraphFont" style:family="text">
      <style:text-properties style:font-name-complex="Calibri"/>
    </style:style>
    <style:style style:name="T879" style:parent-style-name="DefaultParagraphFont" style:family="text">
      <style:text-properties style:font-name-complex="Calibri"/>
    </style:style>
    <style:style style:name="T880" style:parent-style-name="DefaultParagraphFont" style:family="text">
      <style:text-properties style:font-name-complex="Calibri"/>
    </style:style>
    <style:style style:name="T881" style:parent-style-name="DefaultParagraphFont" style:family="text">
      <style:text-properties style:font-name-complex="Calibri"/>
    </style:style>
    <style:style style:name="T882" style:parent-style-name="DefaultParagraphFont" style:family="text">
      <style:text-properties style:font-name-complex="Calibri"/>
    </style:style>
    <style:style style:name="T883" style:parent-style-name="DefaultParagraphFont" style:family="text">
      <style:text-properties style:font-name-complex="Calibri"/>
    </style:style>
    <style:style style:name="T884" style:parent-style-name="DefaultParagraphFont" style:family="text">
      <style:text-properties style:font-name-complex="Calibri"/>
    </style:style>
    <style:style style:name="T885" style:parent-style-name="DefaultParagraphFont" style:family="text">
      <style:text-properties style:font-name-complex="Calibri"/>
    </style:style>
    <style:style style:name="T886" style:parent-style-name="DefaultParagraphFont" style:family="text">
      <style:text-properties style:font-name-complex="Calibri"/>
    </style:style>
    <style:style style:name="T887" style:parent-style-name="DefaultParagraphFont" style:family="text">
      <style:text-properties style:font-name-complex="Calibri"/>
    </style:style>
    <style:style style:name="T888" style:parent-style-name="DefaultParagraphFont" style:family="text">
      <style:text-properties style:font-name-complex="Calibri"/>
    </style:style>
    <style:style style:name="T889" style:parent-style-name="DefaultParagraphFont" style:family="text">
      <style:text-properties style:font-name-complex="Calibri"/>
    </style:style>
    <style:style style:name="T890" style:parent-style-name="DefaultParagraphFont" style:family="text">
      <style:text-properties style:font-name-complex="Calibri"/>
    </style:style>
    <style:style style:name="T891" style:parent-style-name="DefaultParagraphFont" style:family="text">
      <style:text-properties style:font-name-complex="Calibri"/>
    </style:style>
    <style:style style:name="T892" style:parent-style-name="DefaultParagraphFont" style:family="text">
      <style:text-properties style:font-name-complex="Calibri"/>
    </style:style>
    <style:style style:name="T893" style:parent-style-name="DefaultParagraphFont" style:family="text">
      <style:text-properties style:font-name-complex="Calibri"/>
    </style:style>
    <style:style style:name="T894" style:parent-style-name="DefaultParagraphFont" style:family="text">
      <style:text-properties style:font-name-complex="Calibri"/>
    </style:style>
    <style:style style:name="T895" style:parent-style-name="DefaultParagraphFont" style:family="text">
      <style:text-properties style:font-name-complex="Calibri"/>
    </style:style>
    <style:style style:name="T896" style:parent-style-name="DefaultParagraphFont" style:family="text">
      <style:text-properties style:font-name-complex="Calibri"/>
    </style:style>
    <style:style style:name="T897" style:parent-style-name="DefaultParagraphFont" style:family="text">
      <style:text-properties style:font-name-complex="Calibri"/>
    </style:style>
    <style:style style:name="T898" style:parent-style-name="DefaultParagraphFont" style:family="text">
      <style:text-properties style:font-name-complex="Calibri"/>
    </style:style>
    <style:style style:name="T899" style:parent-style-name="DefaultParagraphFont" style:family="text">
      <style:text-properties style:font-name-complex="Calibri"/>
    </style:style>
    <style:style style:name="T900" style:parent-style-name="DefaultParagraphFont" style:family="text">
      <style:text-properties style:font-name-complex="Calibri"/>
    </style:style>
    <style:style style:name="T901" style:parent-style-name="DefaultParagraphFont" style:family="text">
      <style:text-properties style:font-name-complex="Calibri"/>
    </style:style>
    <style:style style:name="T902" style:parent-style-name="DefaultParagraphFont" style:family="text">
      <style:text-properties style:font-name-complex="Calibri"/>
    </style:style>
    <style:style style:name="T903" style:parent-style-name="DefaultParagraphFont" style:family="text">
      <style:text-properties style:font-name-complex="Calibri"/>
    </style:style>
    <style:style style:name="T904" style:parent-style-name="DefaultParagraphFont" style:family="text">
      <style:text-properties style:font-name-complex="Calibri"/>
    </style:style>
    <style:style style:name="T905" style:parent-style-name="DefaultParagraphFont" style:family="text">
      <style:text-properties style:font-name-complex="Calibri"/>
    </style:style>
    <style:style style:name="T906" style:parent-style-name="DefaultParagraphFont" style:family="text">
      <style:text-properties style:font-name-complex="Calibri"/>
    </style:style>
    <style:style style:name="T907" style:parent-style-name="DefaultParagraphFont" style:family="text">
      <style:text-properties style:font-name-complex="Calibri"/>
    </style:style>
    <style:style style:name="T908" style:parent-style-name="DefaultParagraphFont" style:family="text">
      <style:text-properties style:font-name-complex="Calibri"/>
    </style:style>
    <style:style style:name="T909" style:parent-style-name="DefaultParagraphFont" style:family="text">
      <style:text-properties style:font-name-complex="Calibri"/>
    </style:style>
    <style:style style:name="T910" style:parent-style-name="DefaultParagraphFont" style:family="text">
      <style:text-properties style:font-name-complex="Calibri"/>
    </style:style>
    <style:style style:name="T911" style:parent-style-name="DefaultParagraphFont" style:family="text">
      <style:text-properties style:font-name-complex="Calibri"/>
    </style:style>
    <style:style style:name="T912" style:parent-style-name="DefaultParagraphFont" style:family="text">
      <style:text-properties style:font-name-complex="Calibri"/>
    </style:style>
    <style:style style:name="T913" style:parent-style-name="DefaultParagraphFont" style:family="text">
      <style:text-properties style:font-name-complex="Calibri"/>
    </style:style>
    <style:style style:name="T914" style:parent-style-name="DefaultParagraphFont" style:family="text">
      <style:text-properties style:font-name-complex="Calibri"/>
    </style:style>
    <style:style style:name="T915" style:parent-style-name="DefaultParagraphFont" style:family="text">
      <style:text-properties style:font-name-complex="Calibri"/>
    </style:style>
    <style:style style:name="T916" style:parent-style-name="DefaultParagraphFont" style:family="text">
      <style:text-properties style:font-name-complex="Calibri"/>
    </style:style>
    <style:style style:name="T917" style:parent-style-name="DefaultParagraphFont" style:family="text">
      <style:text-properties style:font-name-complex="Calibri"/>
    </style:style>
    <style:style style:name="T918" style:parent-style-name="DefaultParagraphFont" style:family="text">
      <style:text-properties style:font-name-complex="Calibri"/>
    </style:style>
    <style:style style:name="T919" style:parent-style-name="DefaultParagraphFont" style:family="text">
      <style:text-properties style:font-name-complex="Calibri"/>
    </style:style>
    <style:style style:name="T920" style:parent-style-name="DefaultParagraphFont" style:family="text">
      <style:text-properties style:font-name-complex="Calibri"/>
    </style:style>
    <style:style style:name="T921" style:parent-style-name="DefaultParagraphFont" style:family="text">
      <style:text-properties style:font-name-complex="Calibri"/>
    </style:style>
    <style:style style:name="T922" style:parent-style-name="DefaultParagraphFont" style:family="text">
      <style:text-properties style:font-name-complex="Calibri"/>
    </style:style>
    <style:style style:name="T923" style:parent-style-name="DefaultParagraphFont" style:family="text">
      <style:text-properties style:font-name-complex="Calibri"/>
    </style:style>
    <style:style style:name="T924" style:parent-style-name="DefaultParagraphFont" style:family="text">
      <style:text-properties style:font-name-complex="Calibri"/>
    </style:style>
    <style:style style:name="T925" style:parent-style-name="DefaultParagraphFont" style:family="text">
      <style:text-properties style:font-name-complex="Calibri"/>
    </style:style>
    <style:style style:name="T926" style:parent-style-name="DefaultParagraphFont" style:family="text">
      <style:text-properties style:font-name-complex="Calibri"/>
    </style:style>
    <style:style style:name="T927" style:parent-style-name="DefaultParagraphFont" style:family="text">
      <style:text-properties style:font-name-complex="Calibri"/>
    </style:style>
    <style:style style:name="T928" style:parent-style-name="DefaultParagraphFont" style:family="text">
      <style:text-properties style:font-name-complex="Calibri"/>
    </style:style>
    <style:style style:name="T929" style:parent-style-name="DefaultParagraphFont" style:family="text">
      <style:text-properties style:font-name-complex="Calibri"/>
    </style:style>
    <style:style style:name="T930" style:parent-style-name="DefaultParagraphFont" style:family="text">
      <style:text-properties style:font-name-complex="Calibri"/>
    </style:style>
    <style:style style:name="T931" style:parent-style-name="DefaultParagraphFont" style:family="text">
      <style:text-properties style:font-name-complex="Calibri"/>
    </style:style>
    <style:style style:name="T932" style:parent-style-name="DefaultParagraphFont" style:family="text">
      <style:text-properties style:font-name-complex="Calibri"/>
    </style:style>
    <style:style style:name="T933" style:parent-style-name="DefaultParagraphFont" style:family="text">
      <style:text-properties style:font-name-complex="Calibri"/>
    </style:style>
    <style:style style:name="T934" style:parent-style-name="DefaultParagraphFont" style:family="text">
      <style:text-properties style:font-name-complex="Calibri"/>
    </style:style>
    <style:style style:name="T935" style:parent-style-name="DefaultParagraphFont" style:family="text">
      <style:text-properties style:font-name-complex="Calibri"/>
    </style:style>
    <style:style style:name="T936" style:parent-style-name="DefaultParagraphFont" style:family="text">
      <style:text-properties style:font-name-complex="Calibri"/>
    </style:style>
    <style:style style:name="T937" style:parent-style-name="DefaultParagraphFont" style:family="text">
      <style:text-properties style:font-name-complex="Calibri"/>
    </style:style>
    <style:style style:name="T938" style:parent-style-name="DefaultParagraphFont" style:family="text">
      <style:text-properties style:font-name-complex="Calibri"/>
    </style:style>
    <style:style style:name="T939" style:parent-style-name="DefaultParagraphFont" style:family="text">
      <style:text-properties style:font-name-complex="Calibri"/>
    </style:style>
    <style:style style:name="T940" style:parent-style-name="DefaultParagraphFont" style:family="text">
      <style:text-properties style:font-name-complex="Calibri"/>
    </style:style>
    <style:style style:name="T941" style:parent-style-name="DefaultParagraphFont" style:family="text">
      <style:text-properties style:font-name-complex="Calibri"/>
    </style:style>
    <style:style style:name="T942" style:parent-style-name="DefaultParagraphFont" style:family="text">
      <style:text-properties style:font-name-complex="Calibri"/>
    </style:style>
    <style:style style:name="T943" style:parent-style-name="DefaultParagraphFont" style:family="text">
      <style:text-properties style:font-name-complex="Calibri"/>
    </style:style>
    <style:style style:name="T944" style:parent-style-name="DefaultParagraphFont" style:family="text">
      <style:text-properties style:font-name-complex="Calibri"/>
    </style:style>
    <style:style style:name="T945" style:parent-style-name="DefaultParagraphFont" style:family="text">
      <style:text-properties style:font-name-complex="Calibri"/>
    </style:style>
    <style:style style:name="T946" style:parent-style-name="DefaultParagraphFont" style:family="text">
      <style:text-properties style:font-name-complex="Calibri"/>
    </style:style>
    <style:style style:name="T947" style:parent-style-name="DefaultParagraphFont" style:family="text">
      <style:text-properties style:font-name-complex="Calibri"/>
    </style:style>
    <style:style style:name="T948" style:parent-style-name="DefaultParagraphFont" style:family="text">
      <style:text-properties style:font-name-complex="Calibri"/>
    </style:style>
    <style:style style:name="T949" style:parent-style-name="DefaultParagraphFont" style:family="text">
      <style:text-properties style:font-name-complex="Calibri"/>
    </style:style>
    <style:style style:name="T950" style:parent-style-name="DefaultParagraphFont" style:family="text">
      <style:text-properties style:font-name-complex="Calibri"/>
    </style:style>
    <style:style style:name="T951" style:parent-style-name="DefaultParagraphFont" style:family="text">
      <style:text-properties style:font-name-complex="Calibri"/>
    </style:style>
    <style:style style:name="T952" style:parent-style-name="DefaultParagraphFont" style:family="text">
      <style:text-properties style:font-name-complex="Calibri"/>
    </style:style>
    <style:style style:name="T953" style:parent-style-name="DefaultParagraphFont" style:family="text">
      <style:text-properties style:font-name-complex="Calibri"/>
    </style:style>
    <style:style style:name="T954" style:parent-style-name="DefaultParagraphFont" style:family="text">
      <style:text-properties style:font-name-complex="Calibri"/>
    </style:style>
    <style:style style:name="T955" style:parent-style-name="DefaultParagraphFont" style:family="text">
      <style:text-properties style:font-name-complex="Calibri"/>
    </style:style>
    <style:style style:name="T956" style:parent-style-name="DefaultParagraphFont" style:family="text">
      <style:text-properties style:font-name-complex="Calibri"/>
    </style:style>
    <style:style style:name="T957" style:parent-style-name="DefaultParagraphFont" style:family="text">
      <style:text-properties style:font-name-complex="Calibri"/>
    </style:style>
    <style:style style:name="T958" style:parent-style-name="DefaultParagraphFont" style:family="text">
      <style:text-properties style:font-name-complex="Calibri"/>
    </style:style>
    <style:style style:name="T959" style:parent-style-name="DefaultParagraphFont" style:family="text">
      <style:text-properties style:font-name-complex="Calibri"/>
    </style:style>
    <style:style style:name="T960" style:parent-style-name="DefaultParagraphFont" style:family="text">
      <style:text-properties style:font-name-complex="Calibri"/>
    </style:style>
    <style:style style:name="T961" style:parent-style-name="DefaultParagraphFont" style:family="text">
      <style:text-properties style:font-name-complex="Calibri"/>
    </style:style>
    <style:style style:name="T962" style:parent-style-name="DefaultParagraphFont" style:family="text">
      <style:text-properties style:font-name-complex="Calibri"/>
    </style:style>
    <style:style style:name="T963" style:parent-style-name="DefaultParagraphFont" style:family="text">
      <style:text-properties style:font-name-complex="Calibri"/>
    </style:style>
    <style:style style:name="T964" style:parent-style-name="DefaultParagraphFont" style:family="text">
      <style:text-properties style:font-name-complex="Calibri"/>
    </style:style>
    <style:style style:name="T965" style:parent-style-name="DefaultParagraphFont" style:family="text">
      <style:text-properties style:font-name-complex="Calibri"/>
    </style:style>
    <style:style style:name="T966" style:parent-style-name="DefaultParagraphFont" style:family="text">
      <style:text-properties style:font-name-complex="Calibri"/>
    </style:style>
    <style:style style:name="T967" style:parent-style-name="DefaultParagraphFont" style:family="text">
      <style:text-properties style:font-name-complex="Calibri"/>
    </style:style>
    <style:style style:name="T968" style:parent-style-name="DefaultParagraphFont" style:family="text">
      <style:text-properties style:font-name-complex="Calibri"/>
    </style:style>
    <style:style style:name="T969" style:parent-style-name="DefaultParagraphFont" style:family="text">
      <style:text-properties style:font-name-complex="Calibri"/>
    </style:style>
    <style:style style:name="T970" style:parent-style-name="DefaultParagraphFont" style:family="text">
      <style:text-properties style:font-name-complex="Calibri"/>
    </style:style>
    <style:style style:name="T971" style:parent-style-name="DefaultParagraphFont" style:family="text">
      <style:text-properties style:font-name-complex="Calibri"/>
    </style:style>
    <style:style style:name="T972" style:parent-style-name="DefaultParagraphFont" style:family="text">
      <style:text-properties style:font-name-complex="Calibri"/>
    </style:style>
    <style:style style:name="T973" style:parent-style-name="DefaultParagraphFont" style:family="text">
      <style:text-properties style:font-name-complex="Calibri"/>
    </style:style>
    <style:style style:name="T974" style:parent-style-name="DefaultParagraphFont" style:family="text">
      <style:text-properties style:font-name-complex="Calibri"/>
    </style:style>
    <style:style style:name="T975" style:parent-style-name="DefaultParagraphFont" style:family="text">
      <style:text-properties style:font-name-complex="Calibri"/>
    </style:style>
    <style:style style:name="T976" style:parent-style-name="DefaultParagraphFont" style:family="text">
      <style:text-properties style:font-name-complex="Calibri"/>
    </style:style>
    <style:style style:name="T977" style:parent-style-name="DefaultParagraphFont" style:family="text">
      <style:text-properties style:font-name-complex="Calibri"/>
    </style:style>
    <style:style style:name="T978" style:parent-style-name="DefaultParagraphFont" style:family="text">
      <style:text-properties style:font-name-complex="Calibri"/>
    </style:style>
    <style:style style:name="T979" style:parent-style-name="DefaultParagraphFont" style:family="text">
      <style:text-properties style:font-name-complex="Calibri"/>
    </style:style>
    <style:style style:name="T980" style:parent-style-name="DefaultParagraphFont" style:family="text">
      <style:text-properties style:font-name-complex="Calibri"/>
    </style:style>
    <style:style style:name="T981" style:parent-style-name="DefaultParagraphFont" style:family="text">
      <style:text-properties style:font-name-complex="Calibri"/>
    </style:style>
    <style:style style:name="T982" style:parent-style-name="DefaultParagraphFont" style:family="text">
      <style:text-properties style:font-name-complex="Calibri"/>
    </style:style>
    <style:style style:name="T983" style:parent-style-name="DefaultParagraphFont" style:family="text">
      <style:text-properties style:font-name-complex="Calibri"/>
    </style:style>
    <style:style style:name="T984" style:parent-style-name="DefaultParagraphFont" style:family="text">
      <style:text-properties style:font-name-complex="Calibri"/>
    </style:style>
    <style:style style:name="T985" style:parent-style-name="DefaultParagraphFont" style:family="text">
      <style:text-properties style:font-name-complex="Calibri"/>
    </style:style>
    <style:style style:name="T986" style:parent-style-name="DefaultParagraphFont" style:family="text">
      <style:text-properties style:font-name-complex="Calibri"/>
    </style:style>
    <style:style style:name="T987" style:parent-style-name="DefaultParagraphFont" style:family="text">
      <style:text-properties style:font-name-complex="Calibri"/>
    </style:style>
    <style:style style:name="T988" style:parent-style-name="DefaultParagraphFont" style:family="text">
      <style:text-properties style:font-name-complex="Calibri"/>
    </style:style>
    <style:style style:name="T989" style:parent-style-name="DefaultParagraphFont" style:family="text">
      <style:text-properties style:font-name-complex="Calibri"/>
    </style:style>
    <style:style style:name="T990" style:parent-style-name="DefaultParagraphFont" style:family="text">
      <style:text-properties style:font-name-complex="Calibri"/>
    </style:style>
    <style:style style:name="T991" style:parent-style-name="DefaultParagraphFont" style:family="text">
      <style:text-properties style:font-name-complex="Calibri"/>
    </style:style>
    <style:style style:name="T992" style:parent-style-name="DefaultParagraphFont" style:family="text">
      <style:text-properties style:font-name-complex="Calibri"/>
    </style:style>
    <style:style style:name="T993" style:parent-style-name="DefaultParagraphFont" style:family="text">
      <style:text-properties style:font-name-complex="Calibri"/>
    </style:style>
    <style:style style:name="T994" style:parent-style-name="DefaultParagraphFont" style:family="text">
      <style:text-properties style:font-name-complex="Calibri"/>
    </style:style>
    <style:style style:name="T995" style:parent-style-name="DefaultParagraphFont" style:family="text">
      <style:text-properties style:font-name-complex="Calibri"/>
    </style:style>
    <style:style style:name="T996" style:parent-style-name="DefaultParagraphFont" style:family="text">
      <style:text-properties style:font-name-complex="Calibri"/>
    </style:style>
    <style:style style:name="T997" style:parent-style-name="DefaultParagraphFont" style:family="text">
      <style:text-properties style:font-name-complex="Calibri"/>
    </style:style>
    <style:style style:name="T998" style:parent-style-name="DefaultParagraphFont" style:family="text">
      <style:text-properties style:font-name-complex="Calibri"/>
    </style:style>
    <style:style style:name="T999" style:parent-style-name="DefaultParagraphFont" style:family="text">
      <style:text-properties style:font-name-complex="Calibri"/>
    </style:style>
    <style:style style:name="T1000" style:parent-style-name="DefaultParagraphFont" style:family="text">
      <style:text-properties style:font-name-complex="Calibri"/>
    </style:style>
    <style:style style:name="T1001" style:parent-style-name="DefaultParagraphFont" style:family="text">
      <style:text-properties style:font-name-complex="Calibri"/>
    </style:style>
    <style:style style:name="T1002" style:parent-style-name="DefaultParagraphFont" style:family="text">
      <style:text-properties style:font-name-complex="Calibri"/>
    </style:style>
    <style:style style:name="T1003" style:parent-style-name="DefaultParagraphFont" style:family="text">
      <style:text-properties style:font-name-complex="Calibri"/>
    </style:style>
    <style:style style:name="T1004" style:parent-style-name="DefaultParagraphFont" style:family="text">
      <style:text-properties style:font-name-complex="Calibri"/>
    </style:style>
    <style:style style:name="T1005" style:parent-style-name="DefaultParagraphFont" style:family="text">
      <style:text-properties style:font-name-complex="Calibri"/>
    </style:style>
    <style:style style:name="T1006" style:parent-style-name="DefaultParagraphFont" style:family="text">
      <style:text-properties style:font-name-complex="Calibri"/>
    </style:style>
    <style:style style:name="T1007" style:parent-style-name="DefaultParagraphFont" style:family="text">
      <style:text-properties style:font-name-complex="Calibri"/>
    </style:style>
    <style:style style:name="T1008" style:parent-style-name="DefaultParagraphFont" style:family="text">
      <style:text-properties style:font-name-complex="Calibri"/>
    </style:style>
    <style:style style:name="T1009" style:parent-style-name="DefaultParagraphFont" style:family="text">
      <style:text-properties style:font-name-complex="Calibri"/>
    </style:style>
    <style:style style:name="T1010" style:parent-style-name="DefaultParagraphFont" style:family="text">
      <style:text-properties style:font-name-complex="Calibri"/>
    </style:style>
    <style:style style:name="T1011" style:parent-style-name="DefaultParagraphFont" style:family="text">
      <style:text-properties style:font-name-complex="Calibri"/>
    </style:style>
    <style:style style:name="T1012" style:parent-style-name="DefaultParagraphFont" style:family="text">
      <style:text-properties style:font-name-complex="Calibri"/>
    </style:style>
    <style:style style:name="T1013" style:parent-style-name="DefaultParagraphFont" style:family="text">
      <style:text-properties style:font-name-complex="Calibri"/>
    </style:style>
    <style:style style:name="T1014" style:parent-style-name="DefaultParagraphFont" style:family="text">
      <style:text-properties style:font-name-complex="Calibri"/>
    </style:style>
    <style:style style:name="T1015" style:parent-style-name="DefaultParagraphFont" style:family="text">
      <style:text-properties style:font-name-complex="Calibri"/>
    </style:style>
    <style:style style:name="T1016" style:parent-style-name="DefaultParagraphFont" style:family="text">
      <style:text-properties style:font-name-complex="Calibri"/>
    </style:style>
    <style:style style:name="T1017" style:parent-style-name="DefaultParagraphFont" style:family="text">
      <style:text-properties style:font-name-complex="Calibri"/>
    </style:style>
    <style:style style:name="T1018" style:parent-style-name="DefaultParagraphFont" style:family="text">
      <style:text-properties style:font-name-complex="Calibri"/>
    </style:style>
    <style:style style:name="T1019" style:parent-style-name="DefaultParagraphFont" style:family="text">
      <style:text-properties style:font-name-complex="Calibri"/>
    </style:style>
    <style:style style:name="T1020" style:parent-style-name="DefaultParagraphFont" style:family="text">
      <style:text-properties style:font-name-complex="Calibri"/>
    </style:style>
    <style:style style:name="T1021" style:parent-style-name="DefaultParagraphFont" style:family="text">
      <style:text-properties style:font-name-complex="Calibri"/>
    </style:style>
    <style:style style:name="T1022" style:parent-style-name="DefaultParagraphFont" style:family="text">
      <style:text-properties style:font-name-complex="Calibri" fo:font-weight="bold" style:font-weight-asian="bold" style:font-weight-complex="bold" fo:color="#C9211E" fo:font-size="15pt" style:font-size-asian="15pt" style:font-size-complex="15pt"/>
    </style:style>
    <style:style style:name="T1023" style:parent-style-name="DefaultParagraphFont" style:family="text">
      <style:text-properties style:font-name-complex="Calibri"/>
    </style:style>
    <style:style style:name="T1024" style:parent-style-name="DefaultParagraphFont" style:family="text">
      <style:text-properties style:font-name-complex="Calibri"/>
    </style:style>
    <style:style style:name="T1025" style:parent-style-name="DefaultParagraphFont" style:family="text">
      <style:text-properties style:font-name-complex="Calibri"/>
    </style:style>
    <style:style style:name="T1026" style:parent-style-name="DefaultParagraphFont" style:family="text">
      <style:text-properties style:font-name-complex="Calibri"/>
    </style:style>
    <style:style style:name="T1027" style:parent-style-name="DefaultParagraphFont" style:family="text">
      <style:text-properties style:font-name-complex="Calibri"/>
    </style:style>
    <style:style style:name="T1028" style:parent-style-name="DefaultParagraphFont" style:family="text">
      <style:text-properties style:font-name-complex="Calibri"/>
    </style:style>
    <style:style style:name="T1029" style:parent-style-name="DefaultParagraphFont" style:family="text">
      <style:text-properties style:font-name-complex="Calibri"/>
    </style:style>
    <style:style style:name="T1030" style:parent-style-name="DefaultParagraphFont" style:family="text">
      <style:text-properties style:font-name-complex="Calibri"/>
    </style:style>
    <style:style style:name="T1031" style:parent-style-name="DefaultParagraphFont" style:family="text">
      <style:text-properties style:font-name-complex="Calibri"/>
    </style:style>
    <style:style style:name="T1032" style:parent-style-name="DefaultParagraphFont" style:family="text">
      <style:text-properties style:font-name-complex="Calibri"/>
    </style:style>
    <style:style style:name="T1033" style:parent-style-name="DefaultParagraphFont" style:family="text">
      <style:text-properties style:font-name-complex="Calibri"/>
    </style:style>
    <style:style style:name="T1034" style:parent-style-name="DefaultParagraphFont" style:family="text">
      <style:text-properties style:font-name-complex="Calibri"/>
    </style:style>
    <style:style style:name="T1035" style:parent-style-name="DefaultParagraphFont" style:family="text">
      <style:text-properties style:font-name-complex="Calibri"/>
    </style:style>
    <style:style style:name="T1036" style:parent-style-name="DefaultParagraphFont" style:family="text">
      <style:text-properties style:font-name-complex="Calibri"/>
    </style:style>
    <style:style style:name="T1037" style:parent-style-name="DefaultParagraphFont" style:family="text">
      <style:text-properties style:font-name-complex="Calibri"/>
    </style:style>
    <style:style style:name="T1038" style:parent-style-name="DefaultParagraphFont" style:family="text">
      <style:text-properties style:font-name-complex="Calibri"/>
    </style:style>
    <style:style style:name="T1039" style:parent-style-name="DefaultParagraphFont" style:family="text">
      <style:text-properties style:font-name-complex="Calibri"/>
    </style:style>
    <style:style style:name="T1040" style:parent-style-name="DefaultParagraphFont" style:family="text">
      <style:text-properties style:font-name-complex="Calibri"/>
    </style:style>
    <style:style style:name="T1041" style:parent-style-name="DefaultParagraphFont" style:family="text">
      <style:text-properties style:font-name-complex="Calibri"/>
    </style:style>
    <style:style style:name="T1042" style:parent-style-name="DefaultParagraphFont" style:family="text">
      <style:text-properties style:font-name-complex="Calibri"/>
    </style:style>
    <style:style style:name="T1043" style:parent-style-name="DefaultParagraphFont" style:family="text">
      <style:text-properties style:font-name-complex="Calibri"/>
    </style:style>
    <style:style style:name="T1044" style:parent-style-name="DefaultParagraphFont" style:family="text">
      <style:text-properties style:font-name-complex="Calibri"/>
    </style:style>
    <style:style style:name="T1045" style:parent-style-name="DefaultParagraphFont" style:family="text">
      <style:text-properties style:font-name-complex="Calibri"/>
    </style:style>
    <style:style style:name="T1046" style:parent-style-name="DefaultParagraphFont" style:family="text">
      <style:text-properties style:font-name-complex="Calibri"/>
    </style:style>
    <style:style style:name="T1047" style:parent-style-name="DefaultParagraphFont" style:family="text">
      <style:text-properties style:font-name-complex="Calibri"/>
    </style:style>
    <style:style style:name="T1048" style:parent-style-name="DefaultParagraphFont" style:family="text">
      <style:text-properties style:font-name-complex="Calibri"/>
    </style:style>
    <style:style style:name="T1049" style:parent-style-name="DefaultParagraphFont" style:family="text">
      <style:text-properties style:font-name-complex="Calibri"/>
    </style:style>
    <style:style style:name="T1050" style:parent-style-name="DefaultParagraphFont" style:family="text">
      <style:text-properties style:font-name-complex="Calibri"/>
    </style:style>
    <style:style style:name="T1051" style:parent-style-name="DefaultParagraphFont" style:family="text">
      <style:text-properties style:font-name-complex="Calibri"/>
    </style:style>
    <style:style style:name="T1052" style:parent-style-name="DefaultParagraphFont" style:family="text">
      <style:text-properties style:font-name-complex="Calibri"/>
    </style:style>
    <style:style style:name="T1053" style:parent-style-name="DefaultParagraphFont" style:family="text">
      <style:text-properties style:font-name-complex="Calibri"/>
    </style:style>
    <style:style style:name="T1054" style:parent-style-name="DefaultParagraphFont" style:family="text">
      <style:text-properties style:font-name-complex="Calibri"/>
    </style:style>
    <style:style style:name="T1055" style:parent-style-name="DefaultParagraphFont" style:family="text">
      <style:text-properties style:font-name-complex="Calibri"/>
    </style:style>
    <style:style style:name="T1056" style:parent-style-name="DefaultParagraphFont" style:family="text">
      <style:text-properties style:font-name-complex="Calibri"/>
    </style:style>
    <style:style style:name="T1057" style:parent-style-name="DefaultParagraphFont" style:family="text">
      <style:text-properties style:font-name-complex="Calibri"/>
    </style:style>
    <style:style style:name="T1058" style:parent-style-name="DefaultParagraphFont" style:family="text">
      <style:text-properties style:font-name-complex="Calibri"/>
    </style:style>
    <style:style style:name="T1059" style:parent-style-name="DefaultParagraphFont" style:family="text">
      <style:text-properties style:font-name-complex="Calibri"/>
    </style:style>
    <style:style style:name="T1060" style:parent-style-name="DefaultParagraphFont" style:family="text">
      <style:text-properties style:font-name-complex="Calibri"/>
    </style:style>
    <style:style style:name="T1061" style:parent-style-name="DefaultParagraphFont" style:family="text">
      <style:text-properties style:font-name-complex="Calibri"/>
    </style:style>
    <style:style style:name="T1062" style:parent-style-name="DefaultParagraphFont" style:family="text">
      <style:text-properties style:font-name-complex="Calibri"/>
    </style:style>
    <style:style style:name="T1063" style:parent-style-name="DefaultParagraphFont" style:family="text">
      <style:text-properties style:font-name-complex="Calibri"/>
    </style:style>
    <style:style style:name="T1064" style:parent-style-name="DefaultParagraphFont" style:family="text">
      <style:text-properties style:font-name-complex="Calibri"/>
    </style:style>
    <style:style style:name="T1065" style:parent-style-name="DefaultParagraphFont" style:family="text">
      <style:text-properties style:font-name-complex="Calibri"/>
    </style:style>
    <style:style style:name="T1066" style:parent-style-name="DefaultParagraphFont" style:family="text">
      <style:text-properties style:font-name-complex="Calibri"/>
    </style:style>
    <style:style style:name="T1067" style:parent-style-name="DefaultParagraphFont" style:family="text">
      <style:text-properties style:font-name-complex="Calibri"/>
    </style:style>
    <style:style style:name="T1068" style:parent-style-name="DefaultParagraphFont" style:family="text">
      <style:text-properties style:font-name-complex="Calibri"/>
    </style:style>
    <style:style style:name="T1069" style:parent-style-name="DefaultParagraphFont" style:family="text">
      <style:text-properties style:font-name-complex="Calibri"/>
    </style:style>
    <style:style style:name="T1070" style:parent-style-name="DefaultParagraphFont" style:family="text">
      <style:text-properties style:font-name-complex="Calibri"/>
    </style:style>
    <style:style style:name="T1071" style:parent-style-name="DefaultParagraphFont" style:family="text">
      <style:text-properties style:font-name-complex="Calibri"/>
    </style:style>
    <style:style style:name="T1072" style:parent-style-name="DefaultParagraphFont" style:family="text">
      <style:text-properties style:font-name-complex="Calibri"/>
    </style:style>
    <style:style style:name="T1073" style:parent-style-name="DefaultParagraphFont" style:family="text">
      <style:text-properties style:font-name-complex="Calibri"/>
    </style:style>
    <style:style style:name="T1074" style:parent-style-name="DefaultParagraphFont" style:family="text">
      <style:text-properties style:font-name-complex="Calibri"/>
    </style:style>
    <style:style style:name="T1075" style:parent-style-name="DefaultParagraphFont" style:family="text">
      <style:text-properties style:font-name-complex="Calibri"/>
    </style:style>
    <style:style style:name="T1076" style:parent-style-name="DefaultParagraphFont" style:family="text">
      <style:text-properties style:font-name-complex="Calibri"/>
    </style:style>
    <style:style style:name="T1077" style:parent-style-name="DefaultParagraphFont" style:family="text">
      <style:text-properties style:font-name-complex="Calibri"/>
    </style:style>
    <style:style style:name="T1078" style:parent-style-name="DefaultParagraphFont" style:family="text">
      <style:text-properties style:font-name-complex="Calibri"/>
    </style:style>
    <style:style style:name="T1079" style:parent-style-name="DefaultParagraphFont" style:family="text">
      <style:text-properties style:font-name-complex="Calibri"/>
    </style:style>
    <style:style style:name="T1080" style:parent-style-name="DefaultParagraphFont" style:family="text">
      <style:text-properties style:font-name-complex="Calibri" fo:font-weight="bold" style:font-weight-asian="bold" style:font-weight-complex="bold" fo:color="#C9211E" fo:font-size="15pt" style:font-size-asian="15pt" style:font-size-complex="15pt"/>
    </style:style>
    <style:style style:name="T1081" style:parent-style-name="DefaultParagraphFont" style:family="text">
      <style:text-properties style:font-name-complex="Calibri"/>
    </style:style>
    <style:style style:name="T1082" style:parent-style-name="DefaultParagraphFont" style:family="text">
      <style:text-properties style:font-name-complex="Calibri"/>
    </style:style>
    <style:style style:name="T1083" style:parent-style-name="DefaultParagraphFont" style:family="text">
      <style:text-properties style:font-name-complex="Calibri"/>
    </style:style>
    <style:style style:name="T1084" style:parent-style-name="DefaultParagraphFont" style:family="text">
      <style:text-properties style:font-name-complex="Calibri"/>
    </style:style>
    <style:style style:name="T1085" style:parent-style-name="DefaultParagraphFont" style:family="text">
      <style:text-properties style:font-name-complex="Calibri"/>
    </style:style>
    <style:style style:name="T1086" style:parent-style-name="DefaultParagraphFont" style:family="text">
      <style:text-properties style:font-name-complex="Calibri"/>
    </style:style>
    <style:style style:name="T1087" style:parent-style-name="DefaultParagraphFont" style:family="text">
      <style:text-properties style:font-name-complex="Calibri"/>
    </style:style>
    <style:style style:name="T1088" style:parent-style-name="DefaultParagraphFont" style:family="text">
      <style:text-properties style:font-name-complex="Calibri"/>
    </style:style>
    <style:style style:name="T1089" style:parent-style-name="DefaultParagraphFont" style:family="text">
      <style:text-properties style:font-name-complex="Calibri"/>
    </style:style>
    <style:style style:name="T1090" style:parent-style-name="DefaultParagraphFont" style:family="text">
      <style:text-properties style:font-name-complex="Calibri"/>
    </style:style>
    <style:style style:name="T1091" style:parent-style-name="DefaultParagraphFont" style:family="text">
      <style:text-properties style:font-name-complex="Calibri"/>
    </style:style>
    <style:style style:name="T1092" style:parent-style-name="DefaultParagraphFont" style:family="text">
      <style:text-properties style:font-name-complex="Calibri"/>
    </style:style>
    <style:style style:name="T1093" style:parent-style-name="DefaultParagraphFont" style:family="text">
      <style:text-properties style:font-name-complex="Calibri"/>
    </style:style>
    <style:style style:name="T1094" style:parent-style-name="DefaultParagraphFont" style:family="text">
      <style:text-properties style:font-name-complex="Calibri"/>
    </style:style>
    <style:style style:name="T1095" style:parent-style-name="DefaultParagraphFont" style:family="text">
      <style:text-properties style:font-name-complex="Calibri"/>
    </style:style>
    <style:style style:name="T1096" style:parent-style-name="DefaultParagraphFont" style:family="text">
      <style:text-properties style:font-name-complex="Calibri"/>
    </style:style>
    <style:style style:name="T1097" style:parent-style-name="DefaultParagraphFont" style:family="text">
      <style:text-properties style:font-name-complex="Calibri"/>
    </style:style>
    <style:style style:name="T1098" style:parent-style-name="DefaultParagraphFont" style:family="text">
      <style:text-properties style:font-name-complex="Calibri"/>
    </style:style>
    <style:style style:name="T1099" style:parent-style-name="DefaultParagraphFont" style:family="text">
      <style:text-properties style:font-name-complex="Calibri"/>
    </style:style>
    <style:style style:name="T1100" style:parent-style-name="DefaultParagraphFont" style:family="text">
      <style:text-properties style:font-name-complex="Calibri"/>
    </style:style>
    <style:style style:name="T1101" style:parent-style-name="DefaultParagraphFont" style:family="text">
      <style:text-properties style:font-name-complex="Calibri"/>
    </style:style>
    <style:style style:name="T1102" style:parent-style-name="DefaultParagraphFont" style:family="text">
      <style:text-properties style:font-name-complex="Calibri"/>
    </style:style>
    <style:style style:name="T1103" style:parent-style-name="DefaultParagraphFont" style:family="text">
      <style:text-properties style:font-name-complex="Calibri"/>
    </style:style>
    <style:style style:name="T1104" style:parent-style-name="DefaultParagraphFont" style:family="text">
      <style:text-properties style:font-name-complex="Calibri"/>
    </style:style>
    <style:style style:name="T1105" style:parent-style-name="DefaultParagraphFont" style:family="text">
      <style:text-properties style:font-name-complex="Calibri"/>
    </style:style>
    <style:style style:name="T1106" style:parent-style-name="DefaultParagraphFont" style:family="text">
      <style:text-properties style:font-name-complex="Calibri" fo:font-weight="bold" style:font-weight-asian="bold" style:font-weight-complex="bold" fo:color="#C9211E" fo:font-size="15pt" style:font-size-asian="15pt" style:font-size-complex="15pt"/>
    </style:style>
    <style:style style:name="T1107" style:parent-style-name="DefaultParagraphFont" style:family="text">
      <style:text-properties style:font-name-complex="Calibri"/>
    </style:style>
    <style:style style:name="T1108" style:parent-style-name="DefaultParagraphFont" style:family="text">
      <style:text-properties style:font-name-complex="Calibri"/>
    </style:style>
    <style:style style:name="T1109" style:parent-style-name="DefaultParagraphFont" style:family="text">
      <style:text-properties style:font-name-complex="Calibri"/>
    </style:style>
    <style:style style:name="T1110" style:parent-style-name="DefaultParagraphFont" style:family="text">
      <style:text-properties style:font-name-complex="Calibri"/>
    </style:style>
    <style:style style:name="T1111" style:parent-style-name="DefaultParagraphFont" style:family="text">
      <style:text-properties style:font-name-complex="Calibri"/>
    </style:style>
    <style:style style:name="T1112" style:parent-style-name="DefaultParagraphFont" style:family="text">
      <style:text-properties style:font-name-complex="Calibri"/>
    </style:style>
    <style:style style:name="T1113" style:parent-style-name="DefaultParagraphFont" style:family="text">
      <style:text-properties style:font-name-complex="Calibri"/>
    </style:style>
    <style:style style:name="T1114" style:parent-style-name="DefaultParagraphFont" style:family="text">
      <style:text-properties style:font-name-complex="Calibri"/>
    </style:style>
    <style:style style:name="T1115" style:parent-style-name="DefaultParagraphFont" style:family="text">
      <style:text-properties style:font-name-complex="Calibri"/>
    </style:style>
    <style:style style:name="T1116" style:parent-style-name="DefaultParagraphFont" style:family="text">
      <style:text-properties style:font-name-complex="Calibri"/>
    </style:style>
    <style:style style:name="T1117" style:parent-style-name="DefaultParagraphFont" style:family="text">
      <style:text-properties style:font-name-complex="Calibri"/>
    </style:style>
    <style:style style:name="T1118" style:parent-style-name="DefaultParagraphFont" style:family="text">
      <style:text-properties style:font-name-complex="Calibri"/>
    </style:style>
    <style:style style:name="T1119" style:parent-style-name="DefaultParagraphFont" style:family="text">
      <style:text-properties style:font-name-complex="Calibri"/>
    </style:style>
    <style:style style:name="T1120" style:parent-style-name="DefaultParagraphFont" style:family="text">
      <style:text-properties style:font-name-complex="Calibri"/>
    </style:style>
    <style:style style:name="T1121" style:parent-style-name="DefaultParagraphFont" style:family="text">
      <style:text-properties style:font-name-complex="Calibri"/>
    </style:style>
    <style:style style:name="T1122" style:parent-style-name="DefaultParagraphFont" style:family="text">
      <style:text-properties style:font-name-complex="Calibri"/>
    </style:style>
    <style:style style:name="T1123" style:parent-style-name="DefaultParagraphFont" style:family="text">
      <style:text-properties style:font-name-complex="Calibri"/>
    </style:style>
    <style:style style:name="T1124" style:parent-style-name="DefaultParagraphFont" style:family="text">
      <style:text-properties style:font-name-complex="Calibri"/>
    </style:style>
    <style:style style:name="T1125" style:parent-style-name="DefaultParagraphFont" style:family="text">
      <style:text-properties style:font-name-complex="Calibri"/>
    </style:style>
    <style:style style:name="T1126" style:parent-style-name="DefaultParagraphFont" style:family="text">
      <style:text-properties style:font-name-complex="Calibri"/>
    </style:style>
    <style:style style:name="T1127" style:parent-style-name="DefaultParagraphFont" style:family="text">
      <style:text-properties style:font-name-complex="Calibri"/>
    </style:style>
    <style:style style:name="T1128" style:parent-style-name="DefaultParagraphFont" style:family="text">
      <style:text-properties style:font-name-complex="Calibri"/>
    </style:style>
    <style:style style:name="T1129" style:parent-style-name="DefaultParagraphFont" style:family="text">
      <style:text-properties style:font-name-complex="Calibri"/>
    </style:style>
    <style:style style:name="T1130" style:parent-style-name="DefaultParagraphFont" style:family="text">
      <style:text-properties style:font-name-complex="Calibri"/>
    </style:style>
    <style:style style:name="T1131" style:parent-style-name="DefaultParagraphFont" style:family="text">
      <style:text-properties style:font-name-complex="Calibri"/>
    </style:style>
    <style:style style:name="T1132" style:parent-style-name="DefaultParagraphFont" style:family="text">
      <style:text-properties style:font-name-complex="Calibri"/>
    </style:style>
    <style:style style:name="T1133" style:parent-style-name="DefaultParagraphFont" style:family="text">
      <style:text-properties style:font-name-complex="Calibri"/>
    </style:style>
    <style:style style:name="T1134" style:parent-style-name="DefaultParagraphFont" style:family="text">
      <style:text-properties style:font-name-complex="Calibri"/>
    </style:style>
    <style:style style:name="T1135" style:parent-style-name="DefaultParagraphFont" style:family="text">
      <style:text-properties style:font-name-complex="Calibri"/>
    </style:style>
    <style:style style:name="T1136" style:parent-style-name="DefaultParagraphFont" style:family="text">
      <style:text-properties style:font-name-complex="Calibri"/>
    </style:style>
    <style:style style:name="T1137" style:parent-style-name="DefaultParagraphFont" style:family="text">
      <style:text-properties style:font-name-complex="Calibri"/>
    </style:style>
    <style:style style:name="T1138" style:parent-style-name="DefaultParagraphFont" style:family="text">
      <style:text-properties style:font-name-complex="Calibri"/>
    </style:style>
    <style:style style:name="T1139" style:parent-style-name="DefaultParagraphFont" style:family="text">
      <style:text-properties style:font-name-complex="Calibri"/>
    </style:style>
    <style:style style:name="T1140" style:parent-style-name="DefaultParagraphFont" style:family="text">
      <style:text-properties style:font-name-complex="Calibri"/>
    </style:style>
    <style:style style:name="T1141" style:parent-style-name="DefaultParagraphFont" style:family="text">
      <style:text-properties style:font-name-complex="Calibri"/>
    </style:style>
    <style:style style:name="T1142" style:parent-style-name="DefaultParagraphFont" style:family="text">
      <style:text-properties style:font-name-complex="Calibri"/>
    </style:style>
    <style:style style:name="T1143" style:parent-style-name="DefaultParagraphFont" style:family="text">
      <style:text-properties style:font-name-complex="Calibri"/>
    </style:style>
    <style:style style:name="T1144" style:parent-style-name="DefaultParagraphFont" style:family="text">
      <style:text-properties style:font-name-complex="Calibri"/>
    </style:style>
    <style:style style:name="T1145" style:parent-style-name="DefaultParagraphFont" style:family="text">
      <style:text-properties style:font-name-complex="Calibri"/>
    </style:style>
    <style:style style:name="T1146" style:parent-style-name="DefaultParagraphFont" style:family="text">
      <style:text-properties style:font-name-complex="Calibri"/>
    </style:style>
    <style:style style:name="T1147" style:parent-style-name="DefaultParagraphFont" style:family="text">
      <style:text-properties style:font-name-complex="Calibri"/>
    </style:style>
    <style:style style:name="T1148" style:parent-style-name="DefaultParagraphFont" style:family="text">
      <style:text-properties style:font-name-complex="Calibri"/>
    </style:style>
    <style:style style:name="T1149" style:parent-style-name="DefaultParagraphFont" style:family="text">
      <style:text-properties style:font-name-complex="Calibri"/>
    </style:style>
    <style:style style:name="T1150" style:parent-style-name="DefaultParagraphFont" style:family="text">
      <style:text-properties style:font-name-complex="Calibri"/>
    </style:style>
    <style:style style:name="T1151" style:parent-style-name="DefaultParagraphFont" style:family="text">
      <style:text-properties style:font-name-complex="Calibri"/>
    </style:style>
    <style:style style:name="T1152" style:parent-style-name="DefaultParagraphFont" style:family="text">
      <style:text-properties style:font-name-complex="Calibri"/>
    </style:style>
    <style:style style:name="T1153" style:parent-style-name="DefaultParagraphFont" style:family="text">
      <style:text-properties style:font-name-complex="Calibri"/>
    </style:style>
    <style:style style:name="T1154" style:parent-style-name="DefaultParagraphFont" style:family="text">
      <style:text-properties style:font-name-complex="Calibri"/>
    </style:style>
    <style:style style:name="T1155" style:parent-style-name="DefaultParagraphFont" style:family="text">
      <style:text-properties style:font-name-complex="Calibri"/>
    </style:style>
    <style:style style:name="T1156" style:parent-style-name="DefaultParagraphFont" style:family="text">
      <style:text-properties style:font-name-complex="Calibri" fo:font-weight="bold" style:font-weight-asian="bold" style:font-weight-complex="bold" fo:color="#C9211E" fo:font-size="15pt" style:font-size-asian="15pt" style:font-size-complex="15pt"/>
    </style:style>
    <style:style style:name="T1157" style:parent-style-name="DefaultParagraphFont" style:family="text">
      <style:text-properties style:font-name-complex="Calibri"/>
    </style:style>
    <style:style style:name="T1158" style:parent-style-name="DefaultParagraphFont" style:family="text">
      <style:text-properties style:font-name-complex="Calibri"/>
    </style:style>
    <style:style style:name="T1159" style:parent-style-name="DefaultParagraphFont" style:family="text">
      <style:text-properties style:font-name-complex="Calibri"/>
    </style:style>
    <style:style style:name="T1160" style:parent-style-name="DefaultParagraphFont" style:family="text">
      <style:text-properties style:font-name-complex="Calibri"/>
    </style:style>
    <style:style style:name="T1161" style:parent-style-name="DefaultParagraphFont" style:family="text">
      <style:text-properties style:font-name-complex="Calibri"/>
    </style:style>
    <style:style style:name="T1162" style:parent-style-name="DefaultParagraphFont" style:family="text">
      <style:text-properties style:font-name-complex="Calibri"/>
    </style:style>
    <style:style style:name="T1163" style:parent-style-name="DefaultParagraphFont" style:family="text">
      <style:text-properties style:font-name-complex="Calibri"/>
    </style:style>
    <style:style style:name="T1164" style:parent-style-name="DefaultParagraphFont" style:family="text">
      <style:text-properties style:font-name-complex="Calibri"/>
    </style:style>
    <style:style style:name="T1165" style:parent-style-name="DefaultParagraphFont" style:family="text">
      <style:text-properties style:font-name-complex="Calibri"/>
    </style:style>
    <style:style style:name="P1166" style:parent-style-name="ListParagraph" style:family="paragraph">
      <style:text-properties fo:font-weight="bold" style:font-weight-asian="bold" style:font-weight-complex="bold" fo:color="#C9211E" fo:font-size="15pt" style:font-size-asian="15pt" style:font-size-complex="15pt"/>
    </style:style>
  </office:automatic-styles>
  <office:body>
    <office:text text:use-soft-page-breaks="true">
      <text:p text:style-name="P1"><text:span text:style-name="T2">ASSIGNMENT</text:span><text:span text:style-name="T3"><text:s text:c="4"/>NO: 02</text:span>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11">Date</text:span></text:p>
          </table:table-cell>
          <table:table-cell table:style-name="TableCell12">
            <text:p text:style-name="P13"><text:span text:style-name="T14">19 September 2022</text:span></text:p>
          </table:table-cell>
        </table:table-row>
        <table:table-row table:style-name="TableRow15">
          <table:table-cell table:style-name="TableCell16">
            <text:p text:style-name="P17"><text:span text:style-name="T18">Team ID</text:span></text:p>
          </table:table-cell>
          <table:table-cell table:style-name="TableCell19">
            <text:p text:style-name="P20"><text:span text:style-name="T21">PNT2022TMID43957</text:span></text:p>
          </table:table-cell>
        </table:table-row>
        <table:table-row table:style-name="TableRow22">
          <table:table-cell table:style-name="TableCell23">
            <text:p text:style-name="P24"><text:span text:style-name="T25">Project Name</text:span></text:p>
          </table:table-cell>
          <table:table-cell table:style-name="TableCell26">
            <text:p text:style-name="P27"><text:span text:style-name="T28">PLASMA DONOR APPLICATION</text:span></text:p>
          </table:table-cell>
        </table:table-row>
        <table:table-row table:style-name="TableRow29">
          <table:table-cell table:style-name="TableCell30">
            <text:p text:style-name="P31"><text:span text:style-name="T32">Maximum Marks</text:span></text:p>
          </table:table-cell>
          <table:table-cell table:style-name="TableCell33">
            <text:p text:style-name="P34"><text:span text:style-name="T35">2 Marks</text:span></text:p>
          </table:table-cell>
        </table:table-row>
      </table:table>
      <text:p text:style-name="P36"/>
      <text:p text:style-name="Standard"><text:span text:style-name="T37">Style.css</text:span><text:span text:style-name="T38"><text:line-break/></text:span><text:span text:style-name="T39"><text:line-break/>body{</text:span><text:span text:style-name="T40"><text:line-break/><text:s text:c="2"/>margin: 0;</text:span><text:span text:style-name="T41"><text:line-break/><text:s text:c="2"/>padding: 0;</text:span><text:span text:style-name="T42"><text:line-break/><text:s text:c="2"/>display: flex;</text:span><text:span text:style-name="T43"><text:line-break/><text:s text:c="2"/>justify-content: center;</text:span><text:span text:style-name="T44"><text:line-break/><text:s text:c="2"/>align-items: center;</text:span><text:span text:style-name="T45"><text:line-break/><text:s text:c="2"/>min-height: 100vh;</text:span><text:span text:style-name="T46"><text:line-break/><text:s text:c="2"/>font-family: 'Jost', sans-serif;</text:span><text:span text:style-name="T47"><text:line-break/><text:s text:c="2"/>background: linear-gradient(to bottom, #0f0c29, #302b63, #24243e);</text:span><text:span text:style-name="T48"><text:line-break/>}</text:span><text:span text:style-name="T49"><text:line-break/></text:span><text:span text:style-name="T50"><text:line-break/>.main{</text:span><text:span text:style-name="T51"><text:line-break/><text:s text:c="2"/>width: 350px;</text:span><text:span text:style-name="T52"><text:line-break/><text:s text:c="2"/>height: 500px;</text:span><text:span text:style-name="T53"><text:line-break/><text:s text:c="2"/>background: red;</text:span><text:span text:style-name="T54"><text:line-break/><text:s text:c="2"/>overflow: hidden;</text:span><text:span text:style-name="T55"><text:line-break/><text:s text:c="2"/>background: url("https://doc-08-2c-docs.googleusercontent.com/docs/securesc/68c90smiglihng9534mvqmq1946dmis5/fo0picsp1nhiucmc0l25s29respgpr4j/1631524275000/03522360960922298374/03522360960922298374/1Sx0jhdpEpnNIydS4rnN4kHSJtU1EyWka?e=view&amp;authuser=0&amp;nonce=gcrocepgbb17m&amp;user=03522360960922298374&amp;hash=tfhgbs86ka6divo3llbvp93mg4csvb38") no-repeat center/ cover;</text:span><text:span text:style-name="T56"><text:line-break/><text:s text:c="2"/>border-radius: 10px;</text:span><text:span text:style-name="T57"><text:line-break/><text:s text:c="2"/>box-shadow: 5px 20px 50px #000;</text:span><text:span text:style-name="T58"><text:line-break/>}</text:span><text:span text:style-name="T59"><text:line-break/>#chk{</text:span><text:span text:style-name="T60"><text:line-break/><text:s text:c="2"/>display: none;</text:span><text:span text:style-name="T61"><text:line-break/>}</text:span><text:span text:style-name="T62"><text:line-break/>.signup{</text:span><text:span text:style-name="T63"><text:line-break/><text:s text:c="2"/>position: relative;</text:span><text:span text:style-name="T64"><text:line-break/><text:s text:c="2"/>width:100%;</text:span><text:span text:style-name="T65"><text:line-break/><text:s text:c="2"/>height: 100%;</text:span><text:span text:style-name="T66"><text:line-break/>}</text:span><text:span text:style-name="T67"><text:line-break/>label{</text:span><text:span text:style-name="T68"><text:line-break/><text:s text:c="2"/>color: #fff;</text:span><text:span text:style-name="T69"><text:line-break/><text:s text:c="2"/>font-size: 2.3em;</text:span><text:span text:style-name="T70"><text:line-break/><text:s text:c="2"/>justify-content: center;</text:span><text:span text:style-name="T71"><text:line-break/><text:s text:c="2"/>display: flex;</text:span><text:span text:style-name="T72"><text:line-break/><text:s text:c="2"/>margin: 60px;</text:span><text:span text:style-name="T73"><text:line-break/></text:span><text:soft-page-break/><text:span text:style-name="T74"><text:s text:c="2"/>font-weight: bold;</text:span><text:span text:style-name="T75"><text:line-break/><text:s text:c="2"/>cursor: pointer;</text:span><text:span text:style-name="T76"><text:line-break/><text:s text:c="2"/>transition: .5s ease-in-out;</text:span><text:span text:style-name="T77"><text:line-break/>}</text:span><text:span text:style-name="T78"><text:line-break/>input{</text:span><text:span text:style-name="T79"><text:line-break/><text:s text:c="2"/>width: 60%;</text:span><text:span text:style-name="T80"><text:line-break/><text:s text:c="2"/>height: 20px;</text:span><text:span text:style-name="T81"><text:line-break/><text:s text:c="2"/>background: #e0dede;</text:span><text:span text:style-name="T82"><text:line-break/><text:s text:c="2"/>justify-content: center;</text:span><text:span text:style-name="T83"><text:line-break/><text:s text:c="2"/>display: flex;</text:span><text:span text:style-name="T84"><text:line-break/><text:s text:c="2"/>margin: 20px auto;</text:span><text:span text:style-name="T85"><text:line-break/><text:s text:c="2"/>padding: 10px;</text:span><text:span text:style-name="T86"><text:line-break/><text:s text:c="2"/>border: none;</text:span><text:span text:style-name="T87"><text:line-break/><text:s text:c="2"/>outline: none;</text:span><text:span text:style-name="T88"><text:line-break/><text:s text:c="2"/>border-radius: 5px;</text:span><text:span text:style-name="T89"><text:line-break/>}</text:span><text:span text:style-name="T90"><text:line-break/>button{</text:span><text:span text:style-name="T91"><text:line-break/><text:s text:c="2"/>width: 60%;</text:span><text:span text:style-name="T92"><text:line-break/><text:s text:c="2"/>height: 40px;</text:span><text:span text:style-name="T93"><text:line-break/><text:s text:c="2"/>margin: 10px auto;</text:span><text:span text:style-name="T94"><text:line-break/><text:s text:c="2"/>justify-content: center;</text:span><text:span text:style-name="T95"><text:line-break/><text:s text:c="2"/>display: block;</text:span><text:span text:style-name="T96"><text:line-break/><text:s text:c="2"/>color: #fff;</text:span><text:span text:style-name="T97"><text:line-break/><text:s text:c="2"/>background: #573b8a;</text:span><text:span text:style-name="T98"><text:line-break/><text:s text:c="2"/>font-size: 1em;</text:span><text:span text:style-name="T99"><text:line-break/><text:s text:c="2"/>font-weight: bold;</text:span><text:span text:style-name="T100"><text:line-break/><text:s text:c="2"/>margin-top: 20px;</text:span><text:span text:style-name="T101"><text:line-break/><text:s text:c="2"/>outline: none;</text:span><text:span text:style-name="T102"><text:line-break/><text:s text:c="2"/>border: none;</text:span><text:span text:style-name="T103"><text:line-break/><text:s text:c="2"/>border-radius: 5px;</text:span><text:span text:style-name="T104"><text:line-break/><text:s text:c="2"/>transition: .2s ease-in;</text:span><text:span text:style-name="T105"><text:line-break/><text:s text:c="2"/>cursor: pointer;</text:span><text:span text:style-name="T106"><text:line-break/>}</text:span><text:span text:style-name="T107"><text:line-break/>button:hover{</text:span><text:span text:style-name="T108"><text:line-break/><text:s text:c="2"/>background: #6d44b8;</text:span><text:span text:style-name="T109"><text:line-break/>}</text:span><text:span text:style-name="T110"><text:line-break/>.login{</text:span><text:span text:style-name="T111"><text:line-break/><text:s text:c="2"/>height: 460px;</text:span><text:span text:style-name="T112"><text:line-break/><text:s text:c="2"/>background: #eee;</text:span><text:span text:style-name="T113"><text:line-break/><text:s text:c="2"/>border-radius: 60% / 10%;</text:span><text:span text:style-name="T114"><text:line-break/><text:s text:c="2"/>transform: translateY(-180px);</text:span><text:span text:style-name="T115"><text:line-break/><text:s text:c="2"/>transition: .8s ease-in-out;</text:span><text:span text:style-name="T116"><text:line-break/>}</text:span><text:span text:style-name="T117"><text:line-break/>.login label{</text:span><text:span text:style-name="T118"><text:line-break/><text:s text:c="2"/>color: #573b8a;</text:span><text:span text:style-name="T119"><text:line-break/><text:s text:c="2"/>transform: scale(.6);</text:span><text:span text:style-name="T120"><text:line-break/>}</text:span><text:span text:style-name="T121"><text:line-break/></text:span><text:span text:style-name="T122"><text:line-break/>#chk:checked ~ .login{</text:span><text:span text:style-name="T123"><text:line-break/><text:s text:c="2"/>transform: translateY(-500px);</text:span><text:span text:style-name="T124"><text:line-break/></text:span><text:soft-page-break/><text:span text:style-name="T125">}</text:span><text:span text:style-name="T126"><text:line-break/>#chk:checked ~ .login label{</text:span><text:span text:style-name="T127"><text:line-break/><text:s text:c="2"/>transform: scale(1); <text:s text:c="3"/></text:span><text:span text:style-name="T128"><text:line-break/>}</text:span><text:span text:style-name="T129"><text:line-break/>#chk:checked ~ .signup label{</text:span><text:span text:style-name="T130"><text:line-break/><text:s text:c="2"/>transform: scale(.6);</text:span><text:span text:style-name="T131"><text:line-break/>}</text:span><text:span text:style-name="T132"><text:line-break/></text:span><text:span text:style-name="T133"><text:line-break/></text:span><text:span text:style-name="T134">Style2.css</text:span><text:span text:style-name="T135"><text:line-break/></text:span><text:span text:style-name="T136"><text:line-break/>@import url('https://fonts.googleapis.com/css?family=Poppins:400,500,600,700&amp;display=swap');</text:span><text:span text:style-name="T137"><text:line-break/></text:span><text:span text:style-name="T138"><text:line-break/>/* nav*/</text:span><text:span text:style-name="T139"><text:line-break/>*{</text:span><text:span text:style-name="T140"><text:line-break/><text:s text:c="4"/>margin: 0;</text:span><text:span text:style-name="T141"><text:line-break/><text:s text:c="4"/>padding: 0;</text:span><text:span text:style-name="T142"><text:line-break/><text:s text:c="4"/>box-sizing: border-box;</text:span><text:span text:style-name="T143"><text:line-break/><text:s text:c="2"/>}</text:span><text:span text:style-name="T144"><text:line-break/><text:s text:c="4"/></text:span><text:span text:style-name="T145"><text:line-break/><text:s text:c="2"/>.main{</text:span><text:span text:style-name="T146"><text:line-break/><text:s text:c="6"/>width: 100%;</text:span><text:span text:style-name="T147"><text:line-break/><text:s text:c="6"/>height: 150vh;</text:span><text:span text:style-name="T148"><text:line-break/><text:s text:c="2"/>}</text:span><text:span text:style-name="T149"><text:line-break/><text:s text:c="2"/></text:span><text:span text:style-name="T150"><text:line-break/><text:s text:c="2"/>.navbar{</text:span><text:span text:style-name="T151"><text:line-break/><text:s text:c="6"/>width: 100%;</text:span><text:span text:style-name="T152"><text:line-break/><text:s text:c="6"/>/* overflow: hidden; */</text:span><text:span text:style-name="T153"><text:line-break/><text:s text:c="6"/>background-color: #0f0c29;</text:span><text:span text:style-name="T154"><text:line-break/><text:s text:c="6"/>/* position:fixed; */</text:span><text:span text:style-name="T155"><text:line-break/><text:s text:c="6"/>/* top:0; */</text:span><text:span text:style-name="T156"><text:line-break/><text:s text:c="6"/>height: 75px;</text:span><text:span text:style-name="T157"><text:line-break/><text:s text:c="6"/>margin: auto;</text:span><text:span text:style-name="T158"><text:line-break/><text:s text:c="2"/>}</text:span><text:span text:style-name="T159"><text:line-break/></text:span><text:span text:style-name="T160"><text:line-break/>* {box-sizing: border-box;}</text:span><text:span text:style-name="T161"><text:line-break/>body {font-family: Verdana, sans-serif;}</text:span><text:span text:style-name="T162"><text:line-break/>.mySlides {display: none;}</text:span><text:span text:style-name="T163"><text:line-break/>img {vertical-align: middle;}</text:span><text:span text:style-name="T164"><text:line-break/></text:span><text:span text:style-name="T165"><text:line-break/>/* Slideshow container */</text:span><text:span text:style-name="T166"><text:line-break/>.slideshow-container {</text:span><text:span text:style-name="T167"><text:line-break/><text:s text:c="2"/>max-width: 100%;</text:span><text:span text:style-name="T168"><text:line-break/><text:s text:c="2"/>max-height: 500px;</text:span><text:span text:style-name="T169"><text:line-break/><text:s text:c="2"/>position: relative;</text:span><text:span text:style-name="T170"><text:line-break/><text:s text:c="2"/>margin: auto;</text:span><text:span text:style-name="T171"><text:line-break/>}</text:span><text:span text:style-name="T172"><text:line-break/></text:span><text:span text:style-name="T173"><text:line-break/>/* Caption text */</text:span><text:span text:style-name="T174"><text:line-break/>.text {</text:span><text:span text:style-name="T175"><text:line-break/></text:span><text:soft-page-break/><text:span text:style-name="T176"><text:s text:c="2"/>color: #302b62;</text:span><text:span text:style-name="T177"><text:line-break/><text:s text:c="2"/>font-size: 15px;</text:span><text:span text:style-name="T178"><text:line-break/><text:s text:c="2"/>padding: 8px 12px;</text:span><text:span text:style-name="T179"><text:line-break/><text:s text:c="2"/>position: absolute;</text:span><text:span text:style-name="T180"><text:line-break/><text:s text:c="2"/>bottom: 8px;</text:span><text:span text:style-name="T181"><text:line-break/><text:s text:c="2"/>width: 100%;</text:span><text:span text:style-name="T182"><text:line-break/><text:s text:c="2"/>text-align: center;</text:span><text:span text:style-name="T183"><text:line-break/>}</text:span><text:span text:style-name="T184"><text:line-break/></text:span><text:span text:style-name="T185"><text:line-break/>/* Number text (1/3 etc) */</text:span><text:span text:style-name="T186"><text:line-break/>.numbertext {</text:span><text:span text:style-name="T187"><text:line-break/><text:s text:c="2"/>color: #f2f2f2;</text:span><text:span text:style-name="T188"><text:line-break/><text:s text:c="2"/>font-size: 12px;</text:span><text:span text:style-name="T189"><text:line-break/><text:s text:c="2"/>padding: 8px 12px;</text:span><text:span text:style-name="T190"><text:line-break/><text:s text:c="2"/>position: absolute;</text:span><text:span text:style-name="T191"><text:line-break/><text:s text:c="2"/>top: 0;</text:span><text:span text:style-name="T192"><text:line-break/>}</text:span><text:span text:style-name="T193"><text:line-break/>.nav-links{</text:span><text:span text:style-name="T194"><text:line-break/><text:s text:c="2"/>padding: 35px 0;</text:span><text:span text:style-name="T195"><text:line-break/>}</text:span><text:span text:style-name="T196"><text:line-break/>.nav-links li{</text:span><text:span text:style-name="T197"><text:line-break/><text:s text:c="2"/>display: inline-block;</text:span><text:span text:style-name="T198"><text:line-break/><text:s text:c="2"/>margin: 0 20px;</text:span><text:span text:style-name="T199"><text:line-break/>}</text:span><text:span text:style-name="T200"><text:line-break/>.nav-links li a{</text:span><text:span text:style-name="T201"><text:line-break/><text:s text:c="2"/>text-decoration: none;</text:span><text:span text:style-name="T202"><text:line-break/><text:s text:c="2"/>color: #fff;</text:span><text:span text:style-name="T203"><text:line-break/><text:s text:c="2"/>padding: 10px 0;</text:span><text:span text:style-name="T204"><text:line-break/>}</text:span><text:span text:style-name="T205"><text:line-break/>nav{</text:span><text:span text:style-name="T206"><text:line-break/><text:s text:c="2"/>display: flex;</text:span><text:span text:style-name="T207"><text:line-break/><text:s text:c="2"/>align-items: center;</text:span><text:span text:style-name="T208"><text:line-break/><text:s text:c="2"/>justify-content: space-between;</text:span><text:span text:style-name="T209"><text:line-break/>}</text:span><text:span text:style-name="T210"><text:line-break/>/* The dots/bullets/indicators */</text:span><text:span text:style-name="T211"><text:line-break/>.dot {</text:span><text:span text:style-name="T212"><text:line-break/><text:s text:c="2"/>height: 15px;</text:span><text:span text:style-name="T213"><text:line-break/><text:s text:c="2"/>width: 15px;</text:span><text:span text:style-name="T214"><text:line-break/><text:s text:c="2"/>margin: 0 2px;</text:span><text:span text:style-name="T215"><text:line-break/><text:s text:c="2"/>background-color: #bbb;</text:span><text:span text:style-name="T216"><text:line-break/><text:s text:c="2"/>border-radius: 50%;</text:span><text:span text:style-name="T217"><text:line-break/><text:s text:c="2"/>display: inline-block;</text:span><text:span text:style-name="T218"><text:line-break/><text:s text:c="2"/>transition: background-color 0.6s ease;</text:span><text:span text:style-name="T219"><text:line-break/>}</text:span><text:span text:style-name="T220"><text:line-break/></text:span><text:span text:style-name="T221"><text:line-break/>.active {</text:span><text:span text:style-name="T222"><text:line-break/><text:s text:c="2"/>background-color: #717171;</text:span><text:span text:style-name="T223"><text:line-break/>}</text:span><text:span text:style-name="T224"><text:line-break/></text:span><text:span text:style-name="T225"><text:line-break/>/* Fading animation */</text:span><text:span text:style-name="T226"><text:line-break/></text:span><text:soft-page-break/><text:span text:style-name="T227">.fade {</text:span><text:span text:style-name="T228"><text:line-break/><text:s text:c="2"/>animation-name: fade;</text:span><text:span text:style-name="T229"><text:line-break/><text:s text:c="2"/>animation-duration: 1.5s;</text:span><text:span text:style-name="T230"><text:line-break/><text:s text:c="2"/>width: 100%;</text:span><text:span text:style-name="T231"><text:line-break/><text:s text:c="2"/>height: 800px !important;</text:span><text:span text:style-name="T232"><text:line-break/>}</text:span><text:span text:style-name="T233"><text:line-break/></text:span><text:span text:style-name="T234"><text:line-break/>@keyframes fade {</text:span><text:span text:style-name="T235"><text:line-break/><text:s text:c="2"/>from {opacity: .4}<text:s/></text:span><text:span text:style-name="T236"><text:line-break/><text:s text:c="2"/>to {opacity: 1}</text:span><text:span text:style-name="T237"><text:line-break/>}</text:span><text:span text:style-name="T238"><text:line-break/></text:span><text:span text:style-name="T239"><text:line-break/>/* On smaller screens, decrease text size */</text:span><text:span text:style-name="T240"><text:line-break/>@media only screen and (max-width: 300px) {</text:span><text:span text:style-name="T241"><text:line-break/><text:s text:c="2"/>.text {font-size: 11px}</text:span><text:span text:style-name="T242"><text:line-break/>}<text:s/></text:span><text:span text:style-name="T243"><text:line-break/></text:span><text:span text:style-name="T244"><text:line-break/></text:span><text:span text:style-name="T245"><text:line-break/></text:span><text:span text:style-name="T246"><text:line-break/><text:s/></text:span><text:span text:style-name="T247"><text:line-break/>.menu{</text:span><text:span text:style-name="T248"><text:line-break/><text:s text:c="4"/>width: 400px;</text:span><text:span text:style-name="T249"><text:line-break/><text:s text:c="4"/>float: left;</text:span><text:span text:style-name="T250"><text:line-break/><text:s text:c="4"/>height: 70px;</text:span><text:span text:style-name="T251"><text:line-break/>}</text:span><text:span text:style-name="T252"><text:line-break/></text:span><text:span text:style-name="T253"><text:line-break/>ul{</text:span><text:span text:style-name="T254"><text:line-break/><text:s text:c="4"/>float: left;</text:span><text:span text:style-name="T255"><text:line-break/><text:s text:c="4"/>display: flex;</text:span><text:span text:style-name="T256"><text:line-break/><text:s text:c="4"/>justify-content: center;</text:span><text:span text:style-name="T257"><text:line-break/><text:s text:c="4"/>align-items: center;</text:span><text:span text:style-name="T258"><text:line-break/>}</text:span><text:span text:style-name="T259"><text:line-break/></text:span><text:span text:style-name="T260"><text:line-break/>ul li{</text:span><text:span text:style-name="T261"><text:line-break/><text:s text:c="4"/>list-style: none;</text:span><text:span text:style-name="T262"><text:line-break/><text:s text:c="4"/>margin-left: 150px;</text:span><text:span text:style-name="T263"><text:line-break/><text:s text:c="4"/>margin-top: 27px;</text:span><text:span text:style-name="T264"><text:line-break/><text:s text:c="4"/>font-size: 18px;</text:span><text:span text:style-name="T265"><text:line-break/>}</text:span><text:span text:style-name="T266"><text:line-break/></text:span><text:span text:style-name="T267"><text:line-break/>ul li a{</text:span><text:span text:style-name="T268"><text:line-break/><text:s text:c="4"/>text-decoration: none;</text:span><text:span text:style-name="T269"><text:line-break/><text:s text:c="4"/>color:#fff;</text:span><text:span text:style-name="T270"><text:line-break/><text:s text:c="4"/>font-family: Arial;</text:span><text:span text:style-name="T271"><text:line-break/><text:s text:c="4"/>font-weight: bold;</text:span><text:span text:style-name="T272"><text:line-break/><text:s text:c="4"/>transition: 0.4s ease-in-out;</text:span><text:span text:style-name="T273"><text:line-break/>}</text:span><text:span text:style-name="T274"><text:line-break/></text:span><text:span text:style-name="T275"><text:line-break/>ul li a:hover{</text:span><text:span text:style-name="T276"><text:line-break/><text:s text:c="4"/>color:rgb(128, 150, 187);</text:span><text:span text:style-name="T277"><text:line-break/></text:span><text:soft-page-break/><text:span text:style-name="T278">}</text:span><text:span text:style-name="T279"><text:line-break/></text:span><text:span text:style-name="T280"><text:line-break/>.search{</text:span><text:span text:style-name="T281"><text:line-break/><text:s text:c="4"/>width: 330px;</text:span><text:span text:style-name="T282"><text:line-break/><text:s text:c="4"/>float: right;</text:span><text:span text:style-name="T283"><text:line-break/><text:s text:c="4"/>margin-left: 470px;</text:span><text:span text:style-name="T284"><text:line-break/>}</text:span><text:span text:style-name="T285"><text:line-break/></text:span><text:span text:style-name="T286"><text:line-break/>.srch{</text:span><text:span text:style-name="T287"><text:line-break/><text:s text:c="4"/>font-family: 'Times New Roman';</text:span><text:span text:style-name="T288"><text:line-break/><text:s text:c="4"/>width: 180px;</text:span><text:span text:style-name="T289"><text:line-break/><text:s text:c="4"/>height: 40px;</text:span><text:span text:style-name="T290"><text:line-break/><text:s text:c="4"/>background: transparent;</text:span><text:span text:style-name="T291"><text:line-break/><text:s text:c="4"/>border: 1px solid #302b62;</text:span><text:span text:style-name="T292"><text:line-break/><text:s text:c="4"/>margin-top: 15px;</text:span><text:span text:style-name="T293"><text:line-break/><text:s text:c="4"/>color: #fff;</text:span><text:span text:style-name="T294"><text:line-break/><text:s text:c="4"/>border-right: none;</text:span><text:span text:style-name="T295"><text:line-break/><text:s text:c="4"/>font-size: 16px;</text:span><text:span text:style-name="T296"><text:line-break/><text:s text:c="4"/>float: left;</text:span><text:span text:style-name="T297"><text:line-break/><text:s text:c="4"/>padding: 10px;</text:span><text:span text:style-name="T298"><text:line-break/><text:s text:c="4"/>border-bottom-left-radius: 5px;</text:span><text:span text:style-name="T299"><text:line-break/><text:s text:c="4"/>border-top-left-radius: 5px;</text:span><text:span text:style-name="T300"><text:line-break/>}</text:span><text:span text:style-name="T301"><text:line-break/></text:span><text:span text:style-name="T302"><text:line-break/>.btn{</text:span><text:span text:style-name="T303"><text:line-break/><text:s text:c="4"/>width: 100px;</text:span><text:span text:style-name="T304"><text:line-break/><text:s text:c="4"/>height: 40px;</text:span><text:span text:style-name="T305"><text:line-break/><text:s text:c="4"/>background:#302b62;</text:span><text:span text:style-name="T306"><text:line-break/><text:s text:c="4"/>border: 2px solid #302b62;</text:span><text:span text:style-name="T307"><text:line-break/><text:s text:c="4"/>margin-top: 15px;</text:span><text:span text:style-name="T308"><text:line-break/><text:s text:c="4"/>color: #fff;</text:span><text:span text:style-name="T309"><text:line-break/><text:s text:c="4"/>font-size: 15px;</text:span><text:span text:style-name="T310"><text:line-break/><text:s text:c="4"/>border-bottom-right-radius: 5px;</text:span><text:span text:style-name="T311"><text:line-break/><text:s text:c="4"/>border-bottom-right-radius: 5px;</text:span><text:span text:style-name="T312"><text:line-break/><text:s text:c="4"/>transition: 0.2s ease;</text:span><text:span text:style-name="T313"><text:line-break/><text:s text:c="4"/>cursor: pointer;</text:span><text:span text:style-name="T314"><text:line-break/>}</text:span><text:span text:style-name="T315"><text:line-break/>.btn:hover{</text:span><text:span text:style-name="T316"><text:line-break/><text:s text:c="4"/>color:#000;</text:span><text:span text:style-name="T317"><text:line-break/>}</text:span><text:span text:style-name="T318"><text:line-break/></text:span><text:span text:style-name="T319"><text:line-break/>.btn:focus{</text:span><text:span text:style-name="T320"><text:line-break/><text:s text:c="4"/>outline: none;</text:span><text:span text:style-name="T321"><text:line-break/>}</text:span><text:span text:style-name="T322"><text:line-break/></text:span><text:span text:style-name="T323"><text:line-break/>.srch:focus{</text:span><text:span text:style-name="T324"><text:line-break/><text:s text:c="4"/>outline: none;</text:span><text:span text:style-name="T325"><text:line-break/>}</text:span><text:span text:style-name="T326"><text:line-break/></text:span><text:span text:style-name="T327"><text:line-break/></text:span><text:span text:style-name="T328"><text:line-break/></text:span><text:soft-page-break/><text:span text:style-name="T329">::selection{</text:span><text:span text:style-name="T330"><text:line-break/><text:s text:c="4"/>color: #fff;</text:span><text:span text:style-name="T331"><text:line-break/><text:s text:c="4"/>background: #302b62;</text:span><text:span text:style-name="T332"><text:line-break/><text:s text:c="2"/>}</text:span><text:span text:style-name="T333"><text:line-break/><text:s text:c="2"/>.wrapper{</text:span><text:span text:style-name="T334"><text:line-break/><text:s text:c="4"/>max-width: 1080px;</text:span><text:span text:style-name="T335"><text:line-break/><text:s text:c="4"/>margin: 50px auto;</text:span><text:span text:style-name="T336"><text:line-break/><text:s text:c="4"/>padding: 0 20px;</text:span><text:span text:style-name="T337"><text:line-break/><text:s text:c="4"/>position: relative;</text:span><text:span text:style-name="T338"><text:line-break/><text:s text:c="2"/>}</text:span><text:span text:style-name="T339"><text:line-break/><text:s text:c="2"/>.wrapper .center-line{</text:span><text:span text:style-name="T340"><text:line-break/><text:s text:c="4"/>position: absolute;</text:span><text:span text:style-name="T341"><text:line-break/><text:s text:c="4"/>height: 100%;</text:span><text:span text:style-name="T342"><text:line-break/><text:s text:c="4"/>width: 4px;</text:span><text:span text:style-name="T343"><text:line-break/><text:s text:c="4"/>background: #302b62;</text:span><text:span text:style-name="T344"><text:line-break/><text:s text:c="4"/>left: 50%;</text:span><text:span text:style-name="T345"><text:line-break/><text:s text:c="4"/>top: 20px;</text:span><text:span text:style-name="T346"><text:line-break/><text:s text:c="4"/>transform: translateX(-50%);</text:span><text:span text:style-name="T347"><text:line-break/><text:s text:c="2"/>}</text:span><text:span text:style-name="T348"><text:line-break/><text:s text:c="2"/>.wrapper .row{</text:span><text:span text:style-name="T349"><text:line-break/><text:s text:c="4"/>display: flex;</text:span><text:span text:style-name="T350"><text:line-break/><text:s text:c="2"/>}</text:span><text:span text:style-name="T351"><text:line-break/><text:s text:c="2"/>.wrapper .row-1{</text:span><text:span text:style-name="T352"><text:line-break/><text:s text:c="4"/>justify-content: flex-start;</text:span><text:span text:style-name="T353"><text:line-break/><text:s text:c="2"/>}</text:span><text:span text:style-name="T354"><text:line-break/><text:s text:c="2"/>.wrapper .row-2{</text:span><text:span text:style-name="T355"><text:line-break/><text:s text:c="4"/>justify-content: flex-end;</text:span><text:span text:style-name="T356"><text:line-break/><text:s text:c="2"/>}</text:span><text:span text:style-name="T357"><text:line-break/><text:s text:c="2"/>.wrapper .row section{</text:span><text:span text:style-name="T358"><text:line-break/><text:s text:c="4"/>background: #fff;</text:span><text:span text:style-name="T359"><text:line-break/><text:s text:c="4"/>border-radius: 5px;</text:span><text:span text:style-name="T360"><text:line-break/><text:s text:c="4"/>width: calc(50% - 40px);</text:span><text:span text:style-name="T361"><text:line-break/><text:s text:c="4"/>padding: 20px;</text:span><text:span text:style-name="T362"><text:line-break/><text:s text:c="4"/>position: relative;</text:span><text:span text:style-name="T363"><text:line-break/><text:s text:c="2"/>}</text:span><text:span text:style-name="T364"><text:line-break/><text:s text:c="2"/>.wrapper .row section::before{</text:span><text:span text:style-name="T365"><text:line-break/><text:s text:c="4"/>position: absolute;</text:span><text:span text:style-name="T366"><text:line-break/><text:s text:c="4"/>content: "";</text:span><text:span text:style-name="T367"><text:line-break/><text:s text:c="4"/>height: 15px;</text:span><text:span text:style-name="T368"><text:line-break/><text:s text:c="4"/>width: 15px;</text:span><text:span text:style-name="T369"><text:line-break/><text:s text:c="4"/>background: #fff;</text:span><text:span text:style-name="T370"><text:line-break/><text:s text:c="4"/>top: 28px;</text:span><text:span text:style-name="T371"><text:line-break/><text:s text:c="4"/>z-index: -1;</text:span><text:span text:style-name="T372"><text:line-break/><text:s text:c="4"/>transform: rotate(45deg);</text:span><text:span text:style-name="T373"><text:line-break/><text:s text:c="2"/>}</text:span><text:span text:style-name="T374"><text:line-break/><text:s text:c="2"/>.row-1 section::before{</text:span><text:span text:style-name="T375"><text:line-break/><text:s text:c="4"/>right: -7px;</text:span><text:span text:style-name="T376"><text:line-break/><text:s text:c="2"/>}</text:span><text:span text:style-name="T377"><text:line-break/><text:s text:c="2"/>.row-2 section::before{</text:span><text:span text:style-name="T378"><text:line-break/><text:s text:c="4"/>left: -7px;</text:span><text:span text:style-name="T379"><text:line-break/></text:span><text:soft-page-break/><text:span text:style-name="T380"><text:s text:c="2"/>}</text:span><text:span text:style-name="T381"><text:line-break/><text:s text:c="2"/>.row section .icon,</text:span><text:span text:style-name="T382"><text:line-break/><text:s text:c="2"/>.center-line .scroll-icon{</text:span><text:span text:style-name="T383"><text:line-break/><text:s text:c="4"/>position: absolute;</text:span><text:span text:style-name="T384"><text:line-break/><text:s text:c="4"/>background: #f2f2f2;</text:span><text:span text:style-name="T385"><text:line-break/><text:s text:c="4"/>height: 40px;</text:span><text:span text:style-name="T386"><text:line-break/><text:s text:c="4"/>width: 40px;</text:span><text:span text:style-name="T387"><text:line-break/><text:s text:c="4"/>text-align: center;</text:span><text:span text:style-name="T388"><text:line-break/><text:s text:c="4"/>line-height: 40px;</text:span><text:span text:style-name="T389"><text:line-break/><text:s text:c="4"/>border-radius: 50%;</text:span><text:span text:style-name="T390"><text:line-break/><text:s text:c="4"/>color: #302b62;</text:span><text:span text:style-name="T391"><text:line-break/><text:s text:c="4"/>font-size: 17px;</text:span><text:span text:style-name="T392"><text:line-break/><text:s text:c="4"/>box-shadow: 0 0 0 4px #fff, inset 0 2px 0 rgba(0,0,0,0.08), 0 3px 0 4px rgba(0,0,0,0.05);</text:span><text:span text:style-name="T393"><text:line-break/><text:s text:c="2"/>}</text:span><text:span text:style-name="T394"><text:line-break/><text:s text:c="2"/>.center-line .scroll-icon{</text:span><text:span text:style-name="T395"><text:line-break/><text:s text:c="4"/>bottom: 0px;</text:span><text:span text:style-name="T396"><text:line-break/><text:s text:c="4"/>left: 50%;</text:span><text:span text:style-name="T397"><text:line-break/><text:s text:c="4"/>font-size: 25px;</text:span><text:span text:style-name="T398"><text:line-break/><text:s text:c="4"/>transform: translateX(-50%);</text:span><text:span text:style-name="T399"><text:line-break/><text:s text:c="2"/>}</text:span><text:span text:style-name="T400"><text:line-break/><text:s text:c="2"/>.row-1 section .icon{</text:span><text:span text:style-name="T401"><text:line-break/><text:s text:c="4"/>top: 15px;</text:span><text:span text:style-name="T402"><text:line-break/><text:s text:c="4"/>right: -60px;</text:span><text:span text:style-name="T403"><text:line-break/><text:s text:c="2"/>}</text:span><text:span text:style-name="T404"><text:line-break/><text:s text:c="2"/>.row-2 section .icon{</text:span><text:span text:style-name="T405"><text:line-break/><text:s text:c="4"/>top: 15px;</text:span><text:span text:style-name="T406"><text:line-break/><text:s text:c="4"/>left: -60px;</text:span><text:span text:style-name="T407"><text:line-break/><text:s text:c="2"/>}</text:span><text:span text:style-name="T408"><text:line-break/><text:s text:c="2"/>.row section .details,</text:span><text:span text:style-name="T409"><text:line-break/><text:s text:c="2"/>.row section .bottom{</text:span><text:span text:style-name="T410"><text:line-break/><text:s text:c="4"/>display: flex;</text:span><text:span text:style-name="T411"><text:line-break/><text:s text:c="4"/>align-items: center;</text:span><text:span text:style-name="T412"><text:line-break/><text:s text:c="4"/>justify-content: space-between;</text:span><text:span text:style-name="T413"><text:line-break/><text:s text:c="2"/>}</text:span><text:span text:style-name="T414"><text:line-break/><text:s text:c="2"/>.row section .details .title{</text:span><text:span text:style-name="T415"><text:line-break/><text:s text:c="4"/>font-size: 22px;</text:span><text:span text:style-name="T416"><text:line-break/><text:s text:c="4"/>font-weight: 600;</text:span><text:span text:style-name="T417"><text:line-break/><text:s text:c="2"/>}</text:span><text:span text:style-name="T418"><text:line-break/><text:s text:c="2"/>.row section p{</text:span><text:span text:style-name="T419"><text:line-break/><text:s text:c="4"/>margin: 10px 0 17px 0;</text:span><text:span text:style-name="T420"><text:line-break/><text:s text:c="2"/>}</text:span><text:span text:style-name="T421"><text:line-break/><text:s text:c="2"/>.row section .bottom a{</text:span><text:span text:style-name="T422"><text:line-break/><text:s text:c="4"/>text-decoration: none;</text:span><text:span text:style-name="T423"><text:line-break/><text:s text:c="4"/>background:#302b62 ;</text:span><text:span text:style-name="T424"><text:line-break/><text:s text:c="4"/>color: #fff;</text:span><text:span text:style-name="T425"><text:line-break/><text:s text:c="4"/>padding: 7px 25px;</text:span><text:span text:style-name="T426"><text:line-break/><text:s text:c="4"/>border-radius: 5px;</text:span><text:span text:style-name="T427"><text:line-break/><text:s text:c="4"/>/* font-size: 17px; */</text:span><text:span text:style-name="T428"><text:line-break/><text:s text:c="4"/>font-weight: 400;</text:span><text:span text:style-name="T429"><text:line-break/><text:s text:c="4"/>transition: all 0.3s ease;</text:span><text:span text:style-name="T430"><text:line-break/></text:span><text:soft-page-break/><text:span text:style-name="T431"><text:s text:c="2"/>}</text:span><text:span text:style-name="T432"><text:line-break/><text:s text:c="2"/>.row section .bottom a:hover{</text:span><text:span text:style-name="T433"><text:line-break/><text:s text:c="4"/>transform: scale(0.97);</text:span><text:span text:style-name="T434"><text:line-break/><text:s text:c="2"/>}</text:span><text:span text:style-name="T435"><text:line-break/><text:s text:c="2"/>@media(max-width: 790px){</text:span><text:span text:style-name="T436"><text:line-break/><text:s text:c="4"/>.wrapper .center-line{</text:span><text:span text:style-name="T437"><text:line-break/><text:s text:c="6"/>left: 40px;</text:span><text:span text:style-name="T438"><text:line-break/><text:s text:c="4"/>}</text:span><text:span text:style-name="T439"><text:line-break/><text:s text:c="4"/>.wrapper .row{</text:span><text:span text:style-name="T440"><text:line-break/><text:s text:c="6"/>margin: 30px 0 3px 60px;</text:span><text:span text:style-name="T441"><text:line-break/><text:s text:c="4"/>}</text:span><text:span text:style-name="T442"><text:line-break/><text:s text:c="4"/>.wrapper .row section{</text:span><text:span text:style-name="T443"><text:line-break/><text:s text:c="6"/>width: 100%;</text:span><text:span text:style-name="T444"><text:line-break/><text:s text:c="4"/>}</text:span><text:span text:style-name="T445"><text:line-break/><text:s text:c="4"/>.row-1 section::before{</text:span><text:span text:style-name="T446"><text:line-break/><text:s text:c="6"/>left: -7px;</text:span><text:span text:style-name="T447"><text:line-break/><text:s text:c="4"/>}</text:span><text:span text:style-name="T448"><text:line-break/><text:s text:c="4"/>.row-1 section .icon{</text:span><text:span text:style-name="T449"><text:line-break/><text:s text:c="6"/>left: -60px;</text:span><text:span text:style-name="T450"><text:line-break/><text:s text:c="4"/>}</text:span><text:span text:style-name="T451"><text:line-break/><text:s text:c="2"/>}</text:span><text:span text:style-name="T452"><text:line-break/><text:s text:c="2"/>@media(max-width: 440px){</text:span><text:span text:style-name="T453"><text:line-break/><text:s text:c="4"/>.wrapper .center-line,</text:span><text:span text:style-name="T454"><text:line-break/><text:s text:c="4"/>.row section::before,</text:span><text:span text:style-name="T455"><text:line-break/><text:s text:c="4"/>.row section .icon{</text:span><text:span text:style-name="T456"><text:line-break/><text:s text:c="6"/>display: none;</text:span><text:span text:style-name="T457"><text:line-break/><text:s text:c="4"/>}</text:span><text:span text:style-name="T458"><text:line-break/><text:s text:c="4"/>.wrapper .row{</text:span><text:span text:style-name="T459"><text:line-break/><text:s text:c="6"/>margin: 10px 0;</text:span><text:span text:style-name="T460"><text:line-break/><text:s text:c="4"/>}</text:span><text:span text:style-name="T461"><text:line-break/><text:s text:c="2"/>}</text:span><text:span text:style-name="T462"><text:line-break/><text:s/></text:span><text:span text:style-name="T463"><text:line-break/><text:s text:c="2"/>footer{</text:span><text:span text:style-name="T464"><text:line-break/><text:s text:c="4"/>position:relative;</text:span><text:span text:style-name="T465"><text:line-break/><text:s text:c="4"/>bottom: 0px;</text:span><text:span text:style-name="T466"><text:line-break/><text:s text:c="4"/>width: 100%;</text:span><text:span text:style-name="T467"><text:line-break/><text:s text:c="4"/>background:linear-gradient(to bottom, #0f0c29, #302b63, #24243e);</text:span><text:span text:style-name="T468"><text:line-break/><text:s text:c="2"/>}</text:span><text:span text:style-name="T469"><text:line-break/><text:s text:c="2"/>.main-content{</text:span><text:span text:style-name="T470"><text:line-break/><text:s text:c="4"/>display: flex;</text:span><text:span text:style-name="T471"><text:line-break/><text:s text:c="2"/>}</text:span><text:span text:style-name="T472"><text:line-break/><text:s text:c="2"/>.main-content .leftbox{</text:span><text:span text:style-name="T473"><text:line-break/><text:s text:c="4"/>flex-basis: 50%;</text:span><text:span text:style-name="T474"><text:line-break/><text:s text:c="4"/>padding: 10px 20px;</text:span><text:span text:style-name="T475"><text:line-break/><text:s text:c="2"/>}</text:span><text:span text:style-name="T476"><text:line-break/><text:s text:c="2"/>.leftbox h2{</text:span><text:span text:style-name="T477"><text:line-break/><text:s text:c="4"/>font-size: 1.125rem;</text:span><text:span text:style-name="T478"><text:line-break/><text:s text:c="4"/>font-weight: 600;</text:span><text:span text:style-name="T479"><text:line-break/><text:s text:c="4"/>text-transform: uppercase;</text:span><text:span text:style-name="T480"><text:line-break/><text:s text:c="2"/>}</text:span><text:span text:style-name="T481"><text:line-break/></text:span><text:soft-page-break/><text:span text:style-name="T482"><text:s text:c="2"/>.leftbox .content2{</text:span><text:span text:style-name="T483"><text:line-break/><text:s text:c="4"/>margin: 20px 0 0 0;</text:span><text:span text:style-name="T484"><text:line-break/><text:s text:c="4"/>position: relative;</text:span><text:span text:style-name="T485"><text:line-break/><text:s text:c="2"/>}</text:span><text:span text:style-name="T486"><text:line-break/><text:s text:c="2"/>.centerbox .content-address:before{</text:span><text:span text:style-name="T487"><text:line-break/><text:s text:c="4"/>position: absolute;</text:span><text:span text:style-name="T488"><text:line-break/><text:s text:c="4"/>content: '';</text:span><text:span text:style-name="T489"><text:line-break/><text:s text:c="4"/>top: -10px;</text:span><text:span text:style-name="T490"><text:line-break/><text:s text:c="4"/>height: 2px;</text:span><text:span text:style-name="T491"><text:line-break/><text:s text:c="2"/>}</text:span><text:span text:style-name="T492"><text:line-break/><text:s text:c="2"/>.centerbox .content-address:after{</text:span><text:span text:style-name="T493"><text:line-break/><text:s text:c="4"/>position: absolute;</text:span><text:span text:style-name="T494"><text:line-break/><text:s text:c="4"/>content: '';</text:span><text:span text:style-name="T495"><text:line-break/><text:s text:c="4"/>height: 2px;</text:span><text:span text:style-name="T496"><text:line-break/><text:s text:c="4"/>width: 15%;</text:span><text:span text:style-name="T497"><text:line-break/><text:s text:c="4"/>top: -10px;</text:span><text:span text:style-name="T498"><text:line-break/><text:s text:c="2"/>}</text:span><text:span text:style-name="T499"><text:line-break/><text:s text:c="2"/>.leftbox.content2 p{</text:span><text:span text:style-name="T500"><text:line-break/><text:s text:c="4"/>text-align: justify;</text:span><text:span text:style-name="T501"><text:line-break/><text:s text:c="4"/></text:span><text:span text:style-name="T502"><text:line-break/><text:s text:c="2"/>}</text:span><text:span text:style-name="T503"><text:line-break/><text:s text:c="2"/>.leftbox .content2 .social{</text:span><text:span text:style-name="T504"><text:line-break/><text:s text:c="4"/>margin: 20px 0 0 0;</text:span><text:span text:style-name="T505"><text:line-break/><text:s text:c="2"/>}</text:span><text:span text:style-name="T506"><text:line-break/><text:s text:c="2"/>.leftbox .content2 .social a{</text:span><text:span text:style-name="T507"><text:line-break/><text:s text:c="4"/>padding: 0 15px;</text:span><text:span text:style-name="T508"><text:line-break/><text:s text:c="2"/>}</text:span><text:span text:style-name="T509"><text:line-break/><text:s text:c="2"/>.leftbox .content2.social a span{</text:span><text:span text:style-name="T510"><text:line-break/><text:s text:c="4"/>height: 40px;</text:span><text:span text:style-name="T511"><text:line-break/><text:s text:c="4"/>width: 40px;</text:span><text:span text:style-name="T512"><text:line-break/><text:s text:c="4"/>line-height: 20px;</text:span><text:span text:style-name="T513"><text:line-break/><text:s text:c="4"/>text-align: center;</text:span><text:span text:style-name="T514"><text:line-break/><text:s text:c="4"/>font-size: 100px;</text:span><text:span text:style-name="T515"><text:line-break/><text:s text:c="4"/>border-radius: 5px;</text:span><text:span text:style-name="T516"><text:line-break/><text:s text:c="4"/>transition: 0.3s;</text:span><text:span text:style-name="T517"><text:line-break/><text:s text:c="2"/>}</text:span><text:span text:style-name="T518"><text:line-break/></text:span><text:span text:style-name="T519"><text:line-break/><text:s text:c="2"/>.centerbox .content-address .fas{</text:span><text:span text:style-name="T520"><text:line-break/><text:s text:c="4"/>font-size: 25px;</text:span><text:span text:style-name="T521"><text:line-break/><text:s text:c="4"/>height: 45px;</text:span><text:span text:style-name="T522"><text:line-break/><text:s text:c="4"/>width: 45px;</text:span><text:span text:style-name="T523"><text:line-break/><text:s text:c="4"/>line-height: 45px;</text:span><text:span text:style-name="T524"><text:line-break/><text:s text:c="4"/>color:#fff;</text:span><text:span text:style-name="T525"><text:line-break/><text:s text:c="4"/>text-align: center;</text:span><text:span text:style-name="T526"><text:line-break/><text:s text:c="4"/>border-radius: 50%;</text:span><text:span text:style-name="T527"><text:line-break/><text:s text:c="4"/>transition: 0.3s;</text:span><text:span text:style-name="T528"><text:line-break/><text:s text:c="4"/>cursor: pointer;</text:span><text:span text:style-name="T529"><text:line-break/><text:s text:c="2"/>}</text:span><text:span text:style-name="T530"><text:line-break/><text:s text:c="2"/>.centerbox .content-address .fas:hover{</text:span><text:span text:style-name="T531"><text:line-break/><text:s text:c="4"/>color: aqua;</text:span><text:span text:style-name="T532"><text:line-break/></text:span><text:soft-page-break/><text:span text:style-name="T533"><text:s text:c="2"/>}</text:span><text:span text:style-name="T534"><text:line-break/><text:s text:c="2"/>.centerbox .content-address .text{</text:span><text:span text:style-name="T535"><text:line-break/><text:s text:c="4"/>font-size: 10px;</text:span><text:span text:style-name="T536"><text:line-break/><text:s text:c="4"/>font-weight: 500;</text:span><text:span text:style-name="T537"><text:line-break/><text:s text:c="4"/>padding-left: 15px;</text:span><text:span text:style-name="T538"><text:line-break/><text:s text:c="2"/>}</text:span><text:span text:style-name="T539"><text:line-break/><text:s text:c="2"/>.centerbox .content-address .phone{</text:span><text:span text:style-name="T540"><text:line-break/><text:s text:c="4"/>margin: 15px 0;</text:span><text:span text:style-name="T541"><text:line-break/><text:s text:c="2"/>}</text:span><text:span text:style-name="T542"><text:line-break/><text:s text:c="2"/>.rightbox form .text{</text:span><text:span text:style-name="T543"><text:line-break/><text:s text:c="4"/>font-size: 10px;</text:span><text:span text:style-name="T544"><text:line-break/><text:s text:c="4"/>margin-bottom: 2px;</text:span><text:span text:style-name="T545"><text:line-break/><text:s text:c="4"/>color: #fff;</text:span><text:span text:style-name="T546"><text:line-break/><text:s text:c="2"/>}</text:span><text:span text:style-name="T547"><text:line-break/><text:s text:c="2"/>.rightbox form .msg{</text:span><text:span text:style-name="T548"><text:line-break/><text:s text:c="4"/>margin-top: 5px;</text:span><text:span text:style-name="T549"><text:line-break/><text:s text:c="2"/>}</text:span><text:span text:style-name="T550"><text:line-break/><text:s text:c="2"/>.rightbox form input, .rightbox form textarea{</text:span><text:span text:style-name="T551"><text:line-break/><text:s text:c="4"/>width: 100%;</text:span><text:span text:style-name="T552"><text:line-break/><text:s text:c="4"/>font-size: 15px;</text:span><text:span text:style-name="T553"><text:line-break/><text:s text:c="4"/>background: #fff;</text:span><text:span text:style-name="T554"><text:line-break/><text:s text:c="4"/>padding-left: 10px;</text:span><text:span text:style-name="T555"><text:line-break/><text:s text:c="4"/>border: 1px solid #fff;</text:span><text:span text:style-name="T556"><text:line-break/><text:s text:c="2"/>}</text:span><text:span text:style-name="T557"><text:line-break/><text:s text:c="2"/>.rightbox form input:focus,</text:span><text:span text:style-name="T558"><text:line-break/></text:span><text:span text:style-name="T559"><text:line-break/><text:s text:c="2"/>.rightbox form textarea:focus{</text:span><text:span text:style-name="T560"><text:line-break/><text:s text:c="4"/>outline-color: aqua;</text:span><text:span text:style-name="T561"><text:line-break/><text:s text:c="2"/>}</text:span><text:span text:style-name="T562"><text:line-break/><text:s text:c="2"/>.rightbox form input{</text:span><text:span text:style-name="T563"><text:line-break/><text:s text:c="4"/>height: 35px;</text:span><text:span text:style-name="T564"><text:line-break/><text:s text:c="2"/>}</text:span><text:span text:style-name="T565"><text:line-break/><text:s text:c="2"/>.rightbox form .btn{</text:span><text:span text:style-name="T566"><text:line-break/><text:s text:c="4"/>margin-top: 10px;</text:span><text:span text:style-name="T567"><text:line-break/><text:s text:c="2"/>}</text:span><text:span text:style-name="T568"><text:line-break/></text:span><text:span text:style-name="T569"><text:line-break/><text:s/>.leftbox .content2 .social .fab{</text:span><text:span text:style-name="T570"><text:line-break/>color:#fff;</text:span><text:span text:style-name="T571"><text:line-break/><text:s text:c="2"/>}</text:span><text:span text:style-name="T572"><text:line-break/></text:span><text:span text:style-name="T573"><text:line-break/><text:s text:c="2"/>.leftbox .content2 .social .fab:hover{</text:span><text:span text:style-name="T574"><text:line-break/><text:s text:c="4"/>color:aqua;</text:span><text:span text:style-name="T575"><text:line-break/><text:s text:c="6"/>}</text:span><text:span text:style-name="T576"><text:line-break/><text:s text:c="2"/>.rightbox form .btn button{</text:span><text:span text:style-name="T577"><text:line-break/><text:s text:c="4"/>height: 40px;</text:span><text:span text:style-name="T578"><text:line-break/><text:s text:c="4"/>width: 100%;</text:span><text:span text:style-name="T579"><text:line-break/><text:s text:c="4"/>border: none;</text:span><text:span text:style-name="T580"><text:line-break/><text:s text:c="4"/>outline: none;</text:span><text:span text:style-name="T581"><text:line-break/><text:s text:c="4"/>background:#302b62;</text:span><text:span text:style-name="T582"><text:line-break/><text:s text:c="4"/>font-size: 1.0625rem;</text:span><text:span text:style-name="T583"><text:line-break/></text:span><text:soft-page-break/><text:span text:style-name="T584"><text:s text:c="4"/>font-weight: 500;</text:span><text:span text:style-name="T585"><text:line-break/><text:s text:c="4"/>cursor: pointer;</text:span><text:span text:style-name="T586"><text:line-break/><text:s text:c="4"/>transition: .3s;</text:span><text:span text:style-name="T587"><text:line-break/><text:s text:c="2"/>}</text:span><text:span text:style-name="T588"><text:line-break/><text:s text:c="2"/>.rightbox form .btn button:hover{</text:span><text:span text:style-name="T589"><text:line-break/><text:s text:c="4"/>background: #fff;</text:span><text:span text:style-name="T590"><text:line-break/><text:s text:c="2"/>}</text:span><text:span text:style-name="T591"><text:line-break/><text:s text:c="2"/>.bottom center{</text:span><text:span text:style-name="T592"><text:line-break/><text:s text:c="4"/>padding: 5px;</text:span><text:span text:style-name="T593"><text:line-break/></text:span></text:p>
      <text:p text:style-name="Standard"><text:span text:style-name="T594"><text:s text:c="4"/>font-size: 0.9375rem;</text:span><text:span text:style-name="T595"><text:line-break/><text:s text:c="4"/>background: #fff;</text:span><text:span text:style-name="T596"><text:line-break/><text:s text:c="2"/>}</text:span><text:span text:style-name="T597"><text:line-break/><text:s text:c="2"/>.bottom center span{</text:span><text:span text:style-name="T598"><text:line-break/><text:s text:c="4"/>color:#000;</text:span><text:span text:style-name="T599"><text:line-break/><text:s text:c="2"/>}</text:span><text:span text:style-name="T600"><text:line-break/><text:s text:c="2"/>.bottom center span a{</text:span><text:span text:style-name="T601"><text:line-break/><text:s text:c="4"/>color: #302b62;</text:span><text:span text:style-name="T602"><text:line-break/><text:s text:c="4"/>text-decoration:none;</text:span><text:span text:style-name="T603"><text:line-break/><text:s text:c="2"/>}</text:span><text:span text:style-name="T604"><text:line-break/><text:s text:c="2"/>.bottom center span a:hover{</text:span><text:span text:style-name="T605"><text:line-break/><text:s text:c="4"/>text-decoration: underline;</text:span><text:span text:style-name="T606"><text:line-break/><text:s text:c="4"/>color:aqua;</text:span><text:span text:style-name="T607"><text:line-break/><text:s text:c="2"/>}</text:span><text:span text:style-name="T608"><text:line-break/><text:s text:c="2"/>@media screen and (max-width: 900px) {</text:span><text:span text:style-name="T609"><text:line-break/><text:s text:c="4"/>footer{</text:span><text:span text:style-name="T610"><text:line-break/><text:s text:c="6"/>position: relative;</text:span><text:span text:style-name="T611"><text:line-break/><text:s text:c="6"/>bottom: 0px;</text:span><text:span text:style-name="T612"><text:line-break/><text:s text:c="4"/>}</text:span><text:span text:style-name="T613"><text:line-break/><text:s text:c="4"/>.main-content{</text:span><text:span text:style-name="T614"><text:line-break/><text:s text:c="6"/>flex-wrap: wrap;</text:span><text:span text:style-name="T615"><text:line-break/><text:s text:c="6"/>flex-direction: column;</text:span><text:span text:style-name="T616"><text:line-break/><text:s text:c="4"/>}</text:span><text:span text:style-name="T617"><text:line-break/><text:s text:c="4"/>.main-content .leftbox{</text:span><text:span text:style-name="T618"><text:line-break/><text:s text:c="6"/>margin: 5px 0;</text:span><text:span text:style-name="T619"><text:line-break/></text:span><text:span text:style-name="T620"><text:line-break/></text:span><text:span text:style-name="T621">About.html</text:span><text:span text:style-name="T622"><text:line-break/></text:span><text:span text:style-name="T623"><text:line-break/>&lt;html&gt;</text:span><text:span text:style-name="T624"><text:line-break/><text:s text:c="4"/>&lt;head&gt;</text:span><text:span text:style-name="T625"><text:line-break/><text:s text:c="8"/>&lt;title&gt;About&lt;/title&gt;</text:span><text:span text:style-name="T626"><text:line-break/><text:s text:c="4"/>&lt;/head&gt;</text:span><text:span text:style-name="T627"><text:line-break/><text:s text:c="4"/>&lt;body bgcolor="#DBF9FC"&gt;</text:span><text:span text:style-name="T628"><text:line-break/><text:s text:c="8"/>&lt;h2 align="center" &gt;&lt;u&gt; ABOUT &lt;/u&gt;&lt;/h2&gt;</text:span><text:span text:style-name="T629"><text:line-break/><text:s text:c="8"/>&lt;p align="justify"&gt;This application aims at connecting the donors &amp; the patients by an online application.By using this application,the user can either raise a request for plasma donation or requirement.</text:span><text:span text:style-name="T630"><text:line-break/>The system is used if anyone needs a plasma donor. In this system there is a something called an active user, which means the user is an active member of the app and has recovered from Covid<text:s/></text:span><text:soft-page-break/><text:span text:style-name="T631">19,only such people are recommended here for plasma donation.both parties can accept or reject the request.</text:span><text:span text:style-name="T632"><text:line-break/>user has to upload a covid negative report to be able to donate plasma. <text:s/>&lt;/p&gt;</text:span><text:span text:style-name="T633"><text:line-break/>&lt;h3&gt;Eligibility Criteria :&lt;/h3&gt;</text:span><text:span text:style-name="T634"><text:line-break/>&lt;p&gt;&lt;ul&gt;</text:span><text:span text:style-name="T635"><text:line-break/><text:s text:c="4"/>&lt;li&gt;The ideal blood types for plasma donation are AB positive and AB negative.&lt;/li&gt;</text:span><text:span text:style-name="T636"><text:line-break/><text:s text:c="4"/>&lt;li&gt;You can donate plasma every 28 days,no more than 13 times in a year.&lt;/li&gt;</text:span><text:span text:style-name="T637"><text:line-break/><text:s text:c="4"/>&lt;li&gt;Tested Covid +ve in last 120 days.&lt;/li&gt;</text:span><text:span text:style-name="T638"><text:line-break/><text:s text:c="4"/>&lt;li&gt;Women must not have conceived a child.&lt;/li&gt;</text:span><text:span text:style-name="T639"><text:line-break/><text:s text:c="4"/>&lt;li&gt;Should not have received plasma themselves.&lt;/li&gt;</text:span><text:span text:style-name="T640"><text:line-break/><text:s text:c="4"/>&lt;li&gt;Should be between 18-65 years.&lt;/li&gt;</text:span><text:span text:style-name="T641"><text:line-break/><text:s text:c="4"/>&lt;li&gt;Should have recovered from multiple symptoms.&lt;/li&gt;</text:span><text:span text:style-name="T642"><text:line-break/><text:s text:c="4"/>&lt;li&gt;Should weigh atleast 55 kgs.&lt;/li&gt;</text:span><text:span text:style-name="T643"><text:line-break/><text:s text:c="4"/>&lt;li&gt;Should not have the Covid Vaccine.&lt;/li&gt;</text:span><text:span text:style-name="T644"><text:line-break/><text:s text:c="4"/>&lt;li&gt;Should not have Thyroid.&lt;/li&gt;&lt;/p&gt;</text:span><text:span text:style-name="T645"><text:line-break/><text:s/>&lt;a href="https://tamil.news18.com/news/explainers/how-often-can-you-donate-plasma-esr-ghta-458717.html"&gt;For more details click here&lt;/a&gt; &lt;br&gt; <text:s text:c="6"/></text:span><text:span text:style-name="T646"><text:line-break/><text:s/>&lt;a href="https://www.statista.com/statistics/756229/number-of-annual-plasma-collections-in-the-us/"&gt;No.of annual blood plasma collections in the Us&lt;/a&gt;&lt;br&gt;</text:span><text:span text:style-name="T647"><text:line-break/><text:s/>&lt;a href="https://www.medicalnewstoday.com/articles/319162#side-effects"&gt;Side effects and Risks&lt;/a&gt;</text:span><text:span text:style-name="T648"><text:line-break/><text:s text:c="4"/>&lt;/body&gt;</text:span><text:span text:style-name="T649"><text:line-break/><text:s text:c="4"/></text:span><text:span text:style-name="T650"><text:line-break/>&lt;/html&gt;</text:span><text:span text:style-name="T651"><text:line-break/></text:span><text:span text:style-name="T652"><text:line-break/></text:span><text:span text:style-name="T653">Aboutme.html</text:span><text:span text:style-name="T654"><text:line-break/></text:span><text:span text:style-name="T655"><text:line-break/>&lt;!DOCTYPE html&gt;</text:span><text:span text:style-name="T656"><text:line-break/>&lt;html&gt;</text:span><text:span text:style-name="T657"><text:line-break/>&lt;title&gt;Assignment1&lt;/title&gt;</text:span><text:span text:style-name="T658"><text:line-break/>&lt;meta charset="UTF-8"&gt;</text:span><text:span text:style-name="T659"><text:line-break/>&lt;meta name="viewport" content="width=device-width, initial-scale=1"&gt;</text:span><text:span text:style-name="T660"><text:line-break/>&lt;link rel="stylesheet" href="https://www.w3schools.com/w3css/4/w3.css"&gt;</text:span><text:span text:style-name="T661"><text:line-break/>&lt;link rel='stylesheet' href='https://fonts.googleapis.com/css?family=Roboto'&gt;</text:span><text:span text:style-name="T662"><text:line-break/>&lt;link rel="stylesheet" href="https://cdnjs.cloudflare.com/ajax/libs/font-awesome/4.7.0/css/font-awesome.min.css"&gt;</text:span><text:span text:style-name="T663"><text:line-break/>&lt;style&gt;</text:span><text:span text:style-name="T664"><text:line-break/>html,body,h1,h2,h3,h4,h5,h6 {font-family: "Roboto", sans-serif}</text:span><text:span text:style-name="T665"><text:line-break/>&lt;/style&gt;</text:span><text:span text:style-name="T666"><text:line-break/>&lt;body class="w3-light-grey"&gt;</text:span><text:span text:style-name="T667"><text:line-break/></text:span><text:span text:style-name="T668"><text:line-break/>&lt;!-- Page Container --&gt;</text:span><text:span text:style-name="T669"><text:line-break/>&lt;div class="w3-content w3-margin-top" style="max-width:1400px;"&gt;</text:span><text:span text:style-name="T670"><text:line-break/></text:span><text:span text:style-name="T671"><text:line-break/><text:s text:c="2"/>&lt;!-- The Grid --&gt;</text:span><text:span text:style-name="T672"><text:line-break/><text:s text:c="2"/>&lt;div class="w3-row-padding"&gt;</text:span><text:span text:style-name="T673"><text:line-break/><text:s text:c="2"/></text:span><text:span text:style-name="T674"><text:line-break/><text:s text:c="4"/>&lt;!-- Left Column --&gt;</text:span><text:span text:style-name="T675"><text:line-break/><text:s text:c="4"/>&lt;div class="w3-third"&gt;</text:span><text:span text:style-name="T676"><text:line-break/></text:span><text:soft-page-break/><text:span text:style-name="T677"><text:s text:c="4"/></text:span><text:span text:style-name="T678"><text:line-break/><text:s text:c="6"/>&lt;div class="w3-white w3-text-grey w3-card-4"&gt;</text:span><text:span text:style-name="T679"><text:line-break/><text:s text:c="8"/>&lt;div class="w3-display-container"&gt;</text:span><text:span text:style-name="T680"><text:line-break/><text:s text:c="4"/></text:span><text:span text:style-name="T681"><text:line-break/><text:s text:c="8"/>&lt;h2&gt;&amp;nbsp;&amp;nbsp;Samyuktha G U&lt;/h2&gt;</text:span><text:span text:style-name="T682"><text:line-break/><text:s text:c="7"/></text:span><text:span text:style-name="T683"><text:line-break/><text:s text:c="8"/>&lt;div class="w3-display-bottomleft w3-container w3-text-black"&gt;</text:span><text:span text:style-name="T684"><text:line-break/></text:span><text:span text:style-name="T685"><text:line-break/><text:s text:c="10"/></text:span><text:span text:style-name="T686"><text:line-break/><text:s text:c="10"/>&lt;/div&gt;</text:span><text:span text:style-name="T687"><text:line-break/><text:s text:c="8"/>&lt;/div&gt;</text:span><text:span text:style-name="T688"><text:line-break/><text:s text:c="8"/>&lt;div class="w3-container"&gt;</text:span><text:span text:style-name="T689"><text:line-break/><text:s text:c="10"/>&lt;p&gt;&lt;i class="fa fa-briefcase fa-fw w3-margin-right w3-large w3-text-teal"&gt;&lt;/i&gt;Student&lt;/p&gt;</text:span><text:span text:style-name="T690"><text:line-break/><text:s text:c="10"/>&lt;p&gt;&lt;i class="fa fa-home fa-fw w3-margin-right w3-large w3-text-teal"&gt;&lt;/i&gt;Tamilnadu,India&lt;/p&gt;</text:span><text:span text:style-name="T691"><text:line-break/><text:s text:c="10"/>&lt;p&gt;&lt;i class="fa fa-envelope fa-fw w3-margin-right w3-large w3-text-teal"&gt;&lt;/i&gt;gusamyuktha@gmail.com&lt;/p&gt;</text:span><text:span text:style-name="T692"><text:line-break/><text:s text:c="10"/>&lt;p&gt;&lt;i class="fa fa-phone fa-fw w3-margin-right w3-large w3-text-teal"&gt;&lt;/i&gt;9354578987&lt;/p&gt;</text:span><text:span text:style-name="T693"><text:line-break/><text:s text:c="10"/>&lt;hr&gt;</text:span><text:span text:style-name="T694"><text:line-break/></text:span><text:span text:style-name="T695"><text:line-break/><text:s text:c="10"/>&lt;p class="w3-large"&gt;&lt;b&gt;&lt;i class="fa fa-asterisk fa-fw w3-margin-right w3-text-teal"&gt;&lt;/i&gt;Skills&lt;/b&gt;&lt;/p&gt;</text:span><text:span text:style-name="T696"><text:line-break/><text:s text:c="10"/>&lt;p&gt;HTML,CSS&lt;/p&gt;</text:span><text:span text:style-name="T697"><text:line-break/><text:s text:c="10"/>&lt;div class="w3-light-grey w3-round-xlarge w3-small"&gt;</text:span><text:span text:style-name="T698"><text:line-break/><text:s text:c="12"/>&lt;div class="w3-container w3-center w3-round-xlarge w3-teal" style="width:90%"&gt;90%&lt;/div&gt;</text:span><text:span text:style-name="T699"><text:line-break/><text:s text:c="10"/>&lt;/div&gt;</text:span><text:span text:style-name="T700"><text:line-break/><text:s text:c="10"/>&lt;p&gt;JAVA&lt;/p&gt;</text:span><text:span text:style-name="T701"><text:line-break/><text:s text:c="10"/>&lt;div class="w3-light-grey w3-round-xlarge w3-small"&gt;</text:span><text:span text:style-name="T702"><text:line-break/><text:s text:c="12"/>&lt;div class="w3-container w3-center w3-round-xlarge w3-teal" style="width:80%"&gt;</text:span><text:span text:style-name="T703"><text:line-break/><text:s text:c="14"/>&lt;div class="w3-center w3-text-white"&gt;80%&lt;/div&gt;</text:span><text:span text:style-name="T704"><text:line-break/><text:s text:c="12"/>&lt;/div&gt;</text:span><text:span text:style-name="T705"><text:line-break/><text:s text:c="10"/>&lt;/div&gt;</text:span><text:span text:style-name="T706"><text:line-break/><text:s text:c="10"/>&lt;p&gt;C&lt;/p&gt;</text:span><text:span text:style-name="T707"><text:line-break/><text:s text:c="10"/>&lt;div class="w3-light-grey w3-round-xlarge w3-small"&gt;</text:span><text:span text:style-name="T708"><text:line-break/><text:s text:c="12"/>&lt;div class="w3-container w3-center w3-round-xlarge w3-teal" style="width:75%"&gt;75%&lt;/div&gt;</text:span><text:span text:style-name="T709"><text:line-break/><text:s text:c="10"/>&lt;/div&gt;</text:span><text:span text:style-name="T710"><text:line-break/><text:s text:c="10"/>&lt;p&gt;javascript&lt;/p&gt;</text:span><text:span text:style-name="T711"><text:line-break/><text:s text:c="10"/>&lt;div class="w3-light-grey w3-round-xlarge w3-small"&gt;</text:span><text:span text:style-name="T712"><text:line-break/><text:s text:c="12"/>&lt;div class="w3-container w3-center w3-round-xlarge w3-teal" style="width:50%"&gt;50%&lt;/div&gt;</text:span><text:span text:style-name="T713"><text:line-break/><text:s text:c="10"/>&lt;/div&gt;</text:span><text:span text:style-name="T714"><text:line-break/><text:s text:c="10"/>&lt;br&gt;</text:span><text:span text:style-name="T715"><text:line-break/></text:span><text:span text:style-name="T716"><text:line-break/><text:s text:c="10"/>&lt;p class="w3-large w3-text-theme"&gt;&lt;b&gt;&lt;i class="fa fa-globe fa-fw w3-margin-right w3-text-teal"&gt;&lt;/i&gt;Languages&lt;/b&gt;&lt;/p&gt;</text:span><text:span text:style-name="T717"><text:line-break/><text:s text:c="10"/>&lt;p&gt;Tamil&lt;/p&gt;</text:span><text:span text:style-name="T718"><text:line-break/><text:s text:c="10"/>&lt;div class="w3-light-grey w3-round-xlarge"&gt;</text:span><text:span text:style-name="T719"><text:line-break/><text:s text:c="12"/>&lt;div class="w3-round-xlarge w3-teal" style="height:24px;width:100%"&gt;&lt;/div&gt;</text:span><text:span text:style-name="T720"><text:line-break/><text:s text:c="10"/>&lt;/div&gt;</text:span><text:span text:style-name="T721"><text:line-break/><text:s text:c="10"/>&lt;p&gt;English&lt;/p&gt;</text:span><text:span text:style-name="T722"><text:line-break/><text:s text:c="10"/>&lt;div class="w3-light-grey w3-round-xlarge"&gt;</text:span><text:span text:style-name="T723"><text:line-break/></text:span><text:soft-page-break/><text:span text:style-name="T724"><text:s text:c="12"/>&lt;div class="w3-round-xlarge w3-teal" style="height:24px;width:85%"&gt;&lt;/div&gt;</text:span><text:span text:style-name="T725"><text:line-break/><text:s text:c="10"/>&lt;/div&gt;</text:span><text:span text:style-name="T726"><text:line-break/><text:s text:c="10"/>&lt;p&gt;Hindi&lt;/p&gt;</text:span><text:span text:style-name="T727"><text:line-break/><text:s text:c="10"/>&lt;div class="w3-light-grey w3-round-xlarge"&gt;</text:span><text:span text:style-name="T728"><text:line-break/><text:s text:c="12"/>&lt;div class="w3-round-xlarge w3-teal" style="height:24px;width:25%"&gt;&lt;/div&gt;</text:span><text:span text:style-name="T729"><text:line-break/><text:s text:c="10"/>&lt;/div&gt;</text:span><text:span text:style-name="T730"><text:line-break/><text:s text:c="10"/>&lt;br&gt;</text:span><text:span text:style-name="T731"><text:line-break/><text:s text:c="8"/>&lt;/div&gt;</text:span><text:span text:style-name="T732"><text:line-break/><text:s text:c="6"/>&lt;/div&gt;&lt;br&gt;</text:span><text:span text:style-name="T733"><text:line-break/></text:span><text:span text:style-name="T734"><text:line-break/><text:s text:c="3"/></text:span><text:span text:style-name="T735"><text:line-break/><text:s text:c="4"/>&lt;/div&gt;</text:span><text:span text:style-name="T736"><text:line-break/></text:span><text:span text:style-name="T737"><text:line-break/><text:s text:c="3"/></text:span><text:span text:style-name="T738"><text:line-break/><text:s text:c="3"/>&lt;div class="w3-twothird"&gt;</text:span><text:span text:style-name="T739"><text:line-break/></text:span><text:span text:style-name="T740"><text:line-break/><text:s text:c="3"/>&lt;div class="w3-container w3-card w3-white w3-margin-bottom"&gt;</text:span><text:span text:style-name="T741"><text:line-break/><text:s text:c="8"/>&lt;h2 class="w3-text-grey w3-padding-16"&gt;&lt;i class="fa fa-info-circle fa-fw w3-margin-right w3-xxlarge w3-text-teal"&gt;&lt;/i&gt;Personal Details&lt;/h2&gt;</text:span><text:span text:style-name="T742"><text:line-break/><text:s text:c="8"/>&lt;div class="w3-container"&gt;</text:span><text:span text:style-name="T743"><text:line-break/><text:s text:c="10"/>&lt;h5 class="w3-opacity"&gt;&lt;b&gt;HOBBY&lt;/b&gt;&lt;/h5&gt;</text:span><text:span text:style-name="T744"><text:line-break/><text:s text:c="9"/></text:span><text:span text:style-name="T745"><text:line-break/><text:s text:c="10"/>&lt;p&gt;Listening to music, Reading books, Puzzle solving &lt;/p&gt;</text:span><text:span text:style-name="T746"><text:line-break/><text:s text:c="10"/>&lt;hr&gt;</text:span><text:span text:style-name="T747"><text:line-break/><text:s text:c="8"/>&lt;/div&gt;</text:span><text:span text:style-name="T748"><text:line-break/><text:s text:c="8"/>&lt;div class="w3-container"&gt;</text:span><text:span text:style-name="T749"><text:line-break/><text:s text:c="10"/>&lt;h5 class="w3-opacity"&gt;&lt;b&gt;AREA OF INTEREST&lt;/b&gt;&lt;/h5&gt;</text:span><text:span text:style-name="T750"><text:line-break/><text:s text:c="5"/></text:span><text:span text:style-name="T751"><text:line-break/><text:s text:c="10"/>&lt;p&gt; Programming, Web development,Android development &lt;/p&gt;</text:span><text:span text:style-name="T752"><text:line-break/><text:s text:c="10"/>&lt;hr&gt;</text:span><text:span text:style-name="T753"><text:line-break/><text:s text:c="8"/>&lt;/div&gt;</text:span><text:span text:style-name="T754"><text:line-break/><text:s text:c="8"/>&lt;div class="w3-container"&gt;</text:span><text:span text:style-name="T755"><text:line-break/><text:s text:c="10"/>&lt;h5 class="w3-opacity"&gt;&lt;b&gt;ACHIEVEMENTS&lt;/b&gt;&lt;/h5&gt;</text:span><text:span text:style-name="T756"><text:line-break/><text:s text:c="8"/></text:span><text:span text:style-name="T757"><text:line-break/><text:s text:c="10"/>&lt;p&gt;Smart India Hackathon Finalist, Machine learning intern&lt;/p&gt;&lt;br&gt;</text:span><text:span text:style-name="T758"><text:line-break/><text:s text:c="8"/>&lt;/div&gt;</text:span><text:span text:style-name="T759"><text:line-break/><text:s text:c="6"/>&lt;/div&gt;</text:span><text:span text:style-name="T760"><text:line-break/></text:span><text:span text:style-name="T761"><text:line-break/><text:s text:c="4"/></text:span><text:span text:style-name="T762"><text:line-break/></text:span><text:span text:style-name="T763"><text:line-break/><text:s text:c="2"/>&lt;div class="w3-container w3-card w3-white"&gt;</text:span><text:span text:style-name="T764"><text:line-break/><text:s text:c="8"/>&lt;h2 class="w3-text-grey w3-padding-16"&gt;&lt;i class="fa fa-certificate fa-fw w3-margin-right w3-xxlarge w3-text-teal"&gt;&lt;/i&gt;Education&lt;/h2&gt;</text:span><text:span text:style-name="T765"><text:line-break/><text:s text:c="8"/>&lt;div class="w3-container"&gt;</text:span><text:span text:style-name="T766"><text:line-break/><text:s text:c="10"/>&lt;h5 class="w3-opacity"&gt;&lt;b&gt;Tmt.Rukamniammal Hr Sec School&lt;/b&gt;&lt;/h5&gt;</text:span><text:span text:style-name="T767"><text:line-break/><text:s text:c="10"/>&lt;h6 class="w3-text-teal"&gt;&lt;i class="fa fa-calendar fa-fw w3-margin-right"&gt;&lt;/i&gt;Till 2019&lt;/h6&gt;</text:span><text:span text:style-name="T768"><text:line-break/><text:s text:c="10"/>&lt;p&gt;Schooling&lt;/p&gt;</text:span><text:span text:style-name="T769"><text:line-break/><text:s text:c="10"/>&lt;hr&gt;</text:span><text:span text:style-name="T770"><text:line-break/><text:s text:c="8"/>&lt;/div&gt;</text:span><text:span text:style-name="T771"><text:line-break/><text:s text:c="8"/>&lt;div class="w3-container"&gt;</text:span><text:span text:style-name="T772"><text:line-break/></text:span><text:soft-page-break/><text:span text:style-name="T773"><text:s text:c="10"/>&lt;h5 class="w3-opacity"&gt;&lt;b&gt;PIE TECH&lt;/b&gt;&lt;/h5&gt;</text:span><text:span text:style-name="T774"><text:line-break/><text:s text:c="10"/>&lt;h6 class="w3-text-teal"&gt;&lt;i class="fa fa-calendar fa-fw w3-margin-right"&gt;&lt;/i&gt;2019 - 2023&lt;/h6&gt;</text:span><text:span text:style-name="T775"><text:line-break/><text:s text:c="10"/>&lt;p&gt;Bachelor Degree&lt;/p&gt;</text:span><text:span text:style-name="T776"><text:line-break/><text:s text:c="10"/>&lt;hr&gt;</text:span><text:span text:style-name="T777"><text:line-break/><text:s text:c="8"/>&lt;/div&gt;</text:span><text:span text:style-name="T778"><text:line-break/><text:s text:c="8"/></text:span><text:span text:style-name="T779"><text:line-break/><text:s text:c="6"/>&lt;/div&gt;</text:span><text:span text:style-name="T780"><text:line-break/></text:span><text:span text:style-name="T781"><text:line-break/><text:s text:c="4"/>&lt;/div&gt;</text:span><text:span text:style-name="T782"><text:line-break/><text:s/></text:span><text:span text:style-name="T783"><text:line-break/><text:s text:c="2"/>&lt;/div&gt;</text:span><text:span text:style-name="T784"><text:line-break/></text:span><text:span text:style-name="T785"><text:line-break/>&lt;/div&gt;<text:s/></text:span><text:span text:style-name="T786"><text:line-break/>&lt;button &gt;</text:span><text:span text:style-name="T787"><text:line-break/>&lt;a href="/login"&gt;GO BACK&lt;/a&gt;</text:span><text:span text:style-name="T788"><text:line-break/>&lt;/button&gt;</text:span><text:span text:style-name="T789"><text:line-break/><text:s text:c="4"/></text:span><text:span text:style-name="T790"><text:line-break/><text:s text:c="3"/></text:span><text:span text:style-name="T791"><text:line-break/></text:span><text:span text:style-name="T792"><text:line-break/>&lt;footer class="w3-container w3-teal w3-center w3-margin-top"&gt;</text:span><text:span text:style-name="T793"><text:line-break/><text:s text:c="2"/>&lt;p&gt;Find us on social media.&lt;/p&gt;</text:span><text:span text:style-name="T794"><text:line-break/><text:s text:c="2"/>&lt;i class="fa fa-facebook-official w3-hover-opacity"&gt;&lt;/i&gt;</text:span><text:span text:style-name="T795"><text:line-break/><text:s text:c="2"/>&lt;i class="fa fa-instagram w3-hover-opacity"&gt;&lt;/i&gt;</text:span><text:span text:style-name="T796"><text:line-break/><text:s text:c="2"/>&lt;i class="fa fa-snapchat w3-hover-opacity"&gt;&lt;/i&gt;</text:span><text:span text:style-name="T797"><text:line-break/><text:s text:c="2"/>&lt;i class="fa fa-pinterest-p w3-hover-opacity"&gt;&lt;/i&gt;</text:span><text:span text:style-name="T798"><text:line-break/><text:s text:c="2"/>&lt;i class="fa fa-twitter w3-hover-opacity"&gt;&lt;/i&gt;</text:span><text:span text:style-name="T799"><text:line-break/><text:s text:c="2"/>&lt;i class="fa fa-linkedin w3-hover-opacity"&gt;&lt;/i&gt;</text:span><text:span text:style-name="T800"><text:line-break/><text:s text:c="2"/>&lt;p&gt;Powered by avc &lt;/p&gt;</text:span><text:span text:style-name="T801"><text:line-break/>&lt;/footer&gt;</text:span><text:span text:style-name="T802"><text:line-break/></text:span><text:span text:style-name="T803"><text:line-break/>&lt;/body&gt;</text:span><text:span text:style-name="T804"><text:line-break/>&lt;/html&gt;</text:span><text:span text:style-name="T805"><text:line-break/></text:span><text:span text:style-name="T806"><text:line-break/></text:span><text:span text:style-name="T807">Home.html</text:span><text:span text:style-name="T808"><text:line-break/></text:span><text:span text:style-name="T809"><text:line-break/></text:span><text:span text:style-name="T810"><text:line-break/>&lt;!DOCTYPE html&gt;</text:span><text:span text:style-name="T811"><text:line-break/>&lt;html lang="en" <text:s/>dir="ltr"&gt;</text:span><text:span text:style-name="T812"><text:line-break/>&lt;head&gt;</text:span><text:span text:style-name="T813"><text:line-break/></text:span><text:span text:style-name="T814"><text:line-break/><text:s text:c="4"/>&lt;title&gt;Plasma Donor Application&lt;/title&gt;</text:span><text:span text:style-name="T815"><text:line-break/><text:s text:c="4"/>&lt;link rel="stylesheet" href="{{ url_for('static', filename='style1.css')}}"&gt;</text:span><text:span text:style-name="T816"><text:line-break/><text:s text:c="4"/>&lt;meta name="viewport" content="width=device-width, initial-scale=1.0"&gt;</text:span><text:span text:style-name="T817"><text:line-break/><text:s text:c="4"/>&lt;link rel="stylesheet" href="https://cdnjs.cloudflare.com/ajax/libs/font-awesome/4.7.0/css/font-awesome.min.css"/&gt;</text:span><text:span text:style-name="T818"><text:line-break/><text:s text:c="4"/>&lt;link rel="stylesheet" href="https://cdnjs.cloudflare.com/ajax/libs/font-awesome/5.15.3/css/all.min.css"/&gt;</text:span><text:span text:style-name="T819"><text:line-break/><text:s text:c="3"/></text:span><text:span text:style-name="T820"><text:line-break/><text:s text:c="4"/></text:span><text:span text:style-name="T821"><text:line-break/></text:span><text:soft-page-break/><text:span text:style-name="T822"><text:line-break/></text:span><text:span text:style-name="T823"><text:line-break/>&lt;/head&gt;</text:span><text:span text:style-name="T824"><text:line-break/>&lt;body1 &gt;</text:span><text:span text:style-name="T825"><text:line-break/></text:span><text:span text:style-name="T826"><text:line-break/><text:s text:c="4"/>&lt;div class="main"&gt;</text:span><text:span text:style-name="T827"><text:line-break/><text:s text:c="8"/>&lt;div class="navbar"&gt;</text:span><text:span text:style-name="T828"><text:line-break/><text:s text:c="12"/>&lt;div class="menu"&gt;</text:span><text:span text:style-name="T829"><text:line-break/><text:s text:c="16"/>&lt;ul&gt;</text:span><text:span text:style-name="T830"><text:line-break/><text:s text:c="20"/>&lt;li&gt;&lt;a href="/"&gt;HOME&lt;/a&gt;&lt;/li&gt;</text:span><text:span text:style-name="T831"><text:line-break/><text:s text:c="20"/>&lt;li&gt;&lt;a href="about"&gt;ABOUT&lt;/a&gt;&lt;/li&gt;</text:span><text:span text:style-name="T832"><text:line-break/><text:s text:c="20"/>&lt;li&gt;&lt;a href="login"&gt;LOGIN&lt;/a&gt;&lt;/li&gt;</text:span><text:span text:style-name="T833"><text:line-break/><text:s text:c="20"/>&lt;li&gt;&lt;a href="aboutme"&gt;CONTACT&lt;/a&gt;&lt;/li&gt;</text:span><text:span text:style-name="T834"><text:line-break/><text:s text:c="16"/>&lt;/ul&gt;</text:span><text:span text:style-name="T835"><text:line-break/><text:s text:c="12"/>&lt;/div&gt;</text:span><text:span text:style-name="T836"><text:line-break/></text:span><text:span text:style-name="T837"><text:line-break/><text:s text:c="12"/>&lt;div class="search"&gt;</text:span><text:span text:style-name="T838"><text:line-break/><text:s text:c="16"/>&lt;input class="srch" type="search" name="" placeholder="Type To text"&gt;</text:span><text:span text:style-name="T839"><text:line-break/><text:s text:c="16"/>&lt;a href="#"&gt; &lt;button class="btn"&gt;Search&lt;/button&gt;&lt;/a&gt;</text:span><text:span text:style-name="T840"><text:line-break/><text:s text:c="12"/>&lt;/div&gt;</text:span><text:span text:style-name="T841"><text:line-break/></text:span><text:span text:style-name="T842"><text:line-break/><text:s text:c="8"/>&lt;/div&gt;<text:s/></text:span><text:span text:style-name="T843"><text:line-break/></text:span><text:span text:style-name="T844"><text:line-break/><text:s text:c="3"/></text:span><text:span text:style-name="T845"><text:line-break/><text:s text:c="8"/>&lt;div class="slideshow-container"&gt;</text:span><text:span text:style-name="T846"><text:line-break/></text:span><text:span text:style-name="T847"><text:line-break/><text:s text:c="12"/>&lt;div class="mySlides fade"&gt;</text:span><text:span text:style-name="T848"><text:line-break/><text:s text:c="14"/>&lt;div class="numbertext"&gt;&lt;/div&gt;</text:span><text:span text:style-name="T849"><text:line-break/><text:s text:c="14"/>&lt;img src="{{ url_for('static',filename= 'banner1.jpg') }}" style="width:100%" height="500px"&gt;</text:span><text:span text:style-name="T850"><text:line-break/><text:s text:c="12"/>&lt;/div&gt;</text:span><text:span text:style-name="T851"><text:line-break/><text:s text:c="12"/></text:span><text:span text:style-name="T852"><text:line-break/><text:s text:c="12"/>&lt;div class="mySlides fade"&gt;</text:span><text:span text:style-name="T853"><text:line-break/><text:s text:c="14"/>&lt;div class="numbertext"&gt;&lt;/div&gt;</text:span><text:span text:style-name="T854"><text:line-break/><text:s text:c="14"/>&lt;img src="{{ url_for('static',filename= 'banner2.jpg') }}" style="width:100%" height="500px"&gt;</text:span><text:span text:style-name="T855"><text:line-break/><text:s text:c="12"/></text:span><text:span text:style-name="T856"><text:line-break/><text:s text:c="12"/>&lt;/div&gt;</text:span><text:span text:style-name="T857"><text:line-break/><text:s text:c="12"/></text:span><text:span text:style-name="T858"><text:line-break/><text:s text:c="12"/>&lt;div class="mySlides fade"&gt;</text:span><text:span text:style-name="T859"><text:line-break/><text:s text:c="14"/>&lt;div class="numbertext"&gt;&lt;/div&gt;</text:span><text:span text:style-name="T860"><text:line-break/><text:s text:c="14"/>&lt;img src="{{ url_for('static',filename= 'banner3.jpg') }}" style="width:100%" height="500px"&gt;</text:span><text:span text:style-name="T861"><text:line-break/><text:s text:c="12"/>&lt;/div&gt;</text:span><text:span text:style-name="T862"><text:line-break/><text:s text:c="12"/>&lt;/div&gt;</text:span><text:span text:style-name="T863"><text:line-break/><text:s text:c="12"/>&lt;div style="text-align:center"&gt;</text:span><text:span text:style-name="T864"><text:line-break/><text:s text:c="16"/>&lt;span class="dot"&gt;&lt;/span&gt;<text:s/></text:span><text:span text:style-name="T865"><text:line-break/><text:s text:c="16"/>&lt;span class="dot"&gt;&lt;/span&gt;<text:s/></text:span><text:span text:style-name="T866"><text:line-break/><text:s text:c="16"/>&lt;span class="dot"&gt;&lt;/span&gt;<text:s/></text:span><text:span text:style-name="T867"><text:line-break/><text:s text:c="14"/>&lt;/div&gt;</text:span><text:span text:style-name="T868"><text:line-break/><text:s text:c="12"/></text:span><text:span text:style-name="T869"><text:line-break/><text:s text:c="12"/>&lt;/div&gt;</text:span><text:span text:style-name="T870"><text:line-break/><text:s text:c="12"/></text:span><text:span text:style-name="T871"><text:line-break/></text:span><text:soft-page-break/><text:span text:style-name="T872"><text:s text:c="14"/>&lt;script&gt;</text:span><text:span text:style-name="T873"><text:line-break/><text:s text:c="16"/>let slideIndex = 0;</text:span><text:span text:style-name="T874"><text:line-break/><text:s text:c="16"/>showSlides();</text:span><text:span text:style-name="T875"><text:line-break/><text:s text:c="16"/></text:span><text:span text:style-name="T876"><text:line-break/><text:s text:c="16"/>function showSlides() {</text:span><text:span text:style-name="T877"><text:line-break/><text:s text:c="18"/>let i;</text:span><text:span text:style-name="T878"><text:line-break/><text:s text:c="5"/></text:span></text:p>
      <text:p text:style-name="Standard"><text:span text:style-name="T879"><text:s text:c="13"/>let slides = document.getElementsByClassName("mySlides");</text:span><text:span text:style-name="T880"><text:line-break/><text:s text:c="18"/>let dots = document.getElementsByClassName("dot");</text:span><text:span text:style-name="T881"><text:line-break/><text:s text:c="18"/>for (i = 0; i &lt; slides.length; i++) {</text:span><text:span text:style-name="T882"><text:line-break/><text:s text:c="20"/>slides[i].style.display = "none"; <text:s/></text:span><text:span text:style-name="T883"><text:line-break/><text:s text:c="18"/>}</text:span><text:span text:style-name="T884"><text:line-break/><text:s text:c="18"/>slideIndex++;</text:span><text:span text:style-name="T885"><text:line-break/><text:s text:c="18"/>if (slideIndex &gt; slides.length) {slideIndex = 1} <text:s text:c="3"/></text:span><text:span text:style-name="T886"><text:line-break/><text:s text:c="18"/>for (i = 0; i &lt; dots.length; i++) {</text:span><text:span text:style-name="T887"><text:line-break/><text:s text:c="20"/>dots[i].className = dots[i].className.replace(" active", "");</text:span><text:span text:style-name="T888"><text:line-break/><text:s text:c="18"/>}</text:span><text:span text:style-name="T889"><text:line-break/><text:s text:c="18"/>slides[slideIndex-1].style.display = "block"; <text:s/></text:span><text:span text:style-name="T890"><text:line-break/><text:s text:c="18"/>dots[slideIndex-1].className += " active";</text:span><text:span text:style-name="T891"><text:line-break/><text:s text:c="18"/>setTimeout(showSlides, 2000); // Change image every 2 seconds</text:span><text:span text:style-name="T892"><text:line-break/><text:s text:c="16"/>}</text:span><text:span text:style-name="T893"><text:line-break/><text:s text:c="4"/>&lt;/script&gt;</text:span><text:span text:style-name="T894"><text:line-break/><text:s text:c="4"/></text:span><text:span text:style-name="T895"><text:line-break/><text:s text:c="8"/></text:span><text:span text:style-name="T896"><text:line-break/><text:s text:c="8"/>&lt;div class="content-wrapper"&gt;</text:span><text:span text:style-name="T897"><text:line-break/><text:s text:c="16"/>&lt;div class="wrapper"&gt;</text:span><text:span text:style-name="T898"><text:line-break/><text:s text:c="20"/>&lt;div class="center-line"&gt;</text:span><text:span text:style-name="T899"><text:line-break/><text:s text:c="22"/>&lt;!-- &lt;a href="#" class="scroll-icon"&gt;&lt;/a&gt; --&gt;</text:span><text:span text:style-name="T900"><text:line-break/><text:s text:c="21"/></text:span><text:span text:style-name="T901"><text:line-break/><text:s text:c="20"/>&lt;/div&gt;</text:span><text:span text:style-name="T902"><text:line-break/><text:s text:c="20"/>&lt;div class="row row-1"&gt;</text:span><text:span text:style-name="T903"><text:line-break/><text:s text:c="22"/>&lt;section&gt;</text:span><text:span text:style-name="T904"><text:line-break/><text:s text:c="24"/>&lt;i class="icon fa fa-tint"&gt;&lt;/i&gt;</text:span><text:span text:style-name="T905"><text:line-break/><text:s text:c="4"/></text:span><text:span text:style-name="T906"><text:line-break/><text:s text:c="24"/>&lt;div class="details"&gt;</text:span><text:span text:style-name="T907"><text:line-break/><text:s text:c="26"/>&lt;span class="title" style="color: #302b62;"&gt;NEED PLAMSA TO SAVE LIVES?&lt;/span&gt;</text:span><text:span text:style-name="T908"><text:line-break/><text:s text:c="24"/>&lt;/div&gt;</text:span><text:span text:style-name="T909"><text:line-break/><text:s text:c="24"/>&lt;p&gt; Register in our website by clicking on our REGISTER button on the navigation bar&lt;/p&gt;</text:span><text:span text:style-name="T910"><text:line-break/><text:s text:c="24"/>&lt;!-- &lt;div class="bottom"&gt;</text:span><text:span text:style-name="T911"><text:line-break/><text:s text:c="26"/>&lt;a href="#"&gt;Read more&lt;/a&gt;</text:span><text:span text:style-name="T912"><text:line-break/><text:s text:c="24"/>&lt;/div&gt; --&gt;</text:span><text:span text:style-name="T913"><text:line-break/><text:s text:c="22"/>&lt;/section&gt;</text:span><text:span text:style-name="T914"><text:line-break/><text:s text:c="20"/>&lt;/div&gt;</text:span><text:span text:style-name="T915"><text:line-break/><text:s text:c="20"/>&lt;div class="row row-2"&gt;</text:span><text:span text:style-name="T916"><text:line-break/><text:s text:c="22"/>&lt;section&gt;</text:span><text:span text:style-name="T917"><text:line-break/><text:s text:c="24"/>&lt;i class="icon fa fa-tint"&gt;&lt;/i&gt;</text:span><text:span text:style-name="T918"><text:line-break/><text:s text:c="24"/>&lt;div class="details"&gt;</text:span><text:span text:style-name="T919"><text:line-break/><text:s text:c="26"/>&lt;span class="title"style="color: #302b62;"&gt;WANNA FIND A MATCHING<text:s/></text:span><text:soft-page-break/><text:span text:style-name="T920">DONAR?&lt;/span&gt;</text:span><text:span text:style-name="T921"><text:line-break/><text:s text:c="20"/></text:span><text:span text:style-name="T922"><text:line-break/><text:s text:c="24"/>&lt;/div&gt;</text:span><text:span text:style-name="T923"><text:line-break/><text:s text:c="24"/>&lt;p&gt; Click on Login and search for your matching donar&lt;/p&gt;</text:span><text:span text:style-name="T924"><text:line-break/><text:s text:c="24"/>&lt;!-- &lt;div class="bottom"&gt;</text:span><text:span text:style-name="T925"><text:line-break/><text:s text:c="26"/>&lt;a href="#"&gt;Read more&lt;/a&gt;</text:span><text:span text:style-name="T926"><text:line-break/><text:s text:c="26"/>&lt;i&gt;- Someone famous&lt;/i&gt;</text:span><text:span text:style-name="T927"><text:line-break/><text:s text:c="24"/>&lt;/div&gt; --&gt;</text:span><text:span text:style-name="T928"><text:line-break/><text:s text:c="22"/>&lt;/section&gt;</text:span><text:span text:style-name="T929"><text:line-break/><text:s text:c="20"/>&lt;/div&gt;</text:span><text:span text:style-name="T930"><text:line-break/><text:s text:c="20"/>&lt;div class="row row-1"&gt;</text:span><text:span text:style-name="T931"><text:line-break/><text:s text:c="22"/>&lt;section&gt;</text:span><text:span text:style-name="T932"><text:line-break/><text:s text:c="24"/>&lt;i class="icon fa fa-tint"&gt;&lt;/i&gt;</text:span><text:span text:style-name="T933"><text:line-break/><text:s text:c="24"/>&lt;div class="details"&gt;</text:span><text:span text:style-name="T934"><text:line-break/><text:s text:c="26"/>&lt;span class="title" style="color: #302b62;"&gt;INTERESTED TO DONATE PLASMA?&lt;/span&gt;</text:span><text:span text:style-name="T935"><text:line-break/><text:s text:c="24"/>&lt;/div&gt;</text:span><text:span text:style-name="T936"><text:line-break/><text:s text:c="24"/>&lt;p&gt;Register in our website to Donate Plasma in our camps&lt;/p&gt;</text:span><text:span text:style-name="T937"><text:line-break/><text:s text:c="22"/>&lt;/section&gt;</text:span><text:span text:style-name="T938"><text:line-break/><text:s text:c="20"/>&lt;/div&gt;</text:span><text:span text:style-name="T939"><text:line-break/><text:s text:c="20"/>&lt;div class="row row-2"&gt;</text:span><text:span text:style-name="T940"><text:line-break/><text:s text:c="22"/>&lt;section&gt;</text:span><text:span text:style-name="T941"><text:line-break/><text:s text:c="24"/>&lt;i class="icon fa fa-tint"&gt;&lt;/i&gt;</text:span><text:span text:style-name="T942"><text:line-break/><text:s text:c="24"/>&lt;div class="details"&gt;</text:span><text:span text:style-name="T943"><text:line-break/><text:s text:c="26"/>&lt;span class="title" style="color: #302b62;"&gt;URGENT NEED OF PLASMA?&lt;/span&gt;</text:span><text:span text:style-name="T944"><text:line-break/><text:s text:c="24"/>&lt;/div&gt;</text:span><text:span text:style-name="T945"><text:line-break/><text:s text:c="24"/>&lt;p&gt;Plasma Donor Website helps you in your critical situations&lt;/p&gt;</text:span><text:span text:style-name="T946"><text:line-break/><text:s text:c="24"/>&lt;/section&gt;</text:span><text:span text:style-name="T947"><text:line-break/><text:s text:c="21"/>&lt;/div&gt;</text:span><text:span text:style-name="T948"><text:line-break/><text:s text:c="19"/></text:span><text:span text:style-name="T949"><text:line-break/><text:s text:c="21"/>&lt;div class="row row-2"&gt;</text:span><text:span text:style-name="T950"><text:line-break/><text:s text:c="24"/>&lt;section&gt;</text:span><text:span text:style-name="T951"><text:line-break/><text:s text:c="26"/>&lt;i class="icon fa fa-tint"&gt;&lt;/i&gt;</text:span><text:span text:style-name="T952"><text:line-break/><text:s text:c="24"/>&lt;/section&gt;</text:span><text:span text:style-name="T953"><text:line-break/><text:s text:c="20"/>&lt;/div&gt;</text:span><text:span text:style-name="T954"><text:line-break/><text:s text:c="21"/></text:span><text:span text:style-name="T955"><text:line-break/><text:s text:c="16"/>&lt;/div&gt;</text:span><text:span text:style-name="T956"><text:line-break/><text:s text:c="12"/>&lt;/div&gt;</text:span><text:span text:style-name="T957"><text:line-break/><text:s text:c="8"/>&lt;/div&gt;</text:span><text:span text:style-name="T958"><text:line-break/><text:s text:c="4"/>&lt;/div&gt;</text:span><text:span text:style-name="T959"><text:line-break/></text:span><text:span text:style-name="T960"><text:line-break/></text:span><text:span text:style-name="T961"><text:line-break/>&lt;br&gt;</text:span><text:span text:style-name="T962"><text:line-break/><text:s text:c="4"/>&lt;!-- &lt;div class="content1"&gt;</text:span><text:span text:style-name="T963"><text:line-break/><text:s text:c="8"/>&lt;div class="text"&gt;Fully Responsive Footer Section&lt;/div&gt;</text:span><text:span text:style-name="T964"><text:line-break/><text:s text:c="8"/>&lt;div class="p"&gt;HTML and CSS (Flexbox)&lt;/div&gt;</text:span><text:span text:style-name="T965"><text:line-break/><text:s text:c="6"/>&lt;/div&gt; --&gt;</text:span><text:span text:style-name="T966"><text:line-break/><text:s text:c="6"/>&lt;footer&gt;</text:span><text:span text:style-name="T967"><text:line-break/><text:s text:c="8"/>&lt;div class="main-content"&gt;</text:span><text:span text:style-name="T968"><text:line-break/><text:s text:c="10"/>&lt;div class="leftbox"&gt;</text:span><text:span text:style-name="T969"><text:line-break/></text:span><text:soft-page-break/><text:span text:style-name="T970"><text:s text:c="12"/>&lt;h2 style="color:#fff;"&gt;About us&lt;/h2&gt;</text:span><text:span text:style-name="T971"><text:line-break/><text:s text:c="12"/>&lt;div class="content2" style="color:#fff;"&gt;</text:span><text:span text:style-name="T972"><text:line-break/><text:s text:c="14"/>&lt;p&gt;Plasma Donor is an application exclusively made for&lt;br&gt;</text:span><text:span text:style-name="T973"><text:line-break/><text:s text:c="17"/>the recipients who are in search of plasma for operations, &lt;br&gt;</text:span><text:span text:style-name="T974"><text:line-break/><text:s text:c="17"/>Covid, cancer and many other causes and the donors who &lt;br&gt;</text:span><text:span text:style-name="T975"><text:line-break/><text:s text:c="17"/>are interested to donate their plasma to save other lives.</text:span><text:span text:style-name="T976"><text:line-break/><text:s text:c="14"/>&lt;/p&gt;</text:span><text:span text:style-name="T977"><text:line-break/><text:s text:c="14"/>&lt;div class="social"&gt;</text:span><text:span text:style-name="T978"><text:line-break/><text:s text:c="16"/>&lt;a href="#"&gt;&lt;span class="fab fa-facebook-f"&gt;&lt;/span&gt;&lt;/a&gt;</text:span><text:span text:style-name="T979"><text:line-break/><text:s text:c="16"/>&lt;a href="#"&gt;&lt;span class="fab fa-twitter"&gt;&lt;/span&gt;&lt;/a&gt;</text:span><text:span text:style-name="T980"><text:line-break/><text:s text:c="16"/>&lt;a href="#"&gt;&lt;span class="fab fa-instagram"&gt;&lt;/span&gt;&lt;/a&gt;</text:span><text:span text:style-name="T981"><text:line-break/><text:s text:c="16"/>&lt;a href="#"&gt;&lt;span class="fab fa-youtube"&gt;&lt;/span&gt;&lt;/a&gt;</text:span><text:span text:style-name="T982"><text:line-break/><text:s text:c="14"/>&lt;/div&gt;</text:span><text:span text:style-name="T983"><text:line-break/><text:s text:c="12"/>&lt;/div&gt;</text:span><text:span text:style-name="T984"><text:line-break/><text:s text:c="10"/>&lt;/div&gt;</text:span><text:span text:style-name="T985"><text:line-break/><text:s text:c="6"/></text:span><text:span text:style-name="T986"><text:line-break/><text:s text:c="10"/>&lt;div class="rightbox"&gt;</text:span><text:span text:style-name="T987"><text:line-break/><text:s text:c="12"/>&lt;h2 style="color:#fff;"&gt;Contact us&lt;/h2&gt;</text:span><text:span text:style-name="T988"><text:line-break/><text:s text:c="12"/>&lt;div class="content3"&gt;</text:span><text:span text:style-name="T989"><text:line-break/><text:s text:c="14"/>&lt;form action="#"&gt;</text:span><text:span text:style-name="T990"><text:line-break/><text:s text:c="16"/>&lt;div class="email"&gt;</text:span><text:span text:style-name="T991"><text:line-break/><text:s text:c="18"/>&lt;div class="text"&gt;Email &lt;/div&gt;</text:span><text:span text:style-name="T992"><text:line-break/><text:s text:c="18"/>&lt;input type="email" placeholder="Email" required&gt;</text:span><text:span text:style-name="T993"><text:line-break/><text:s text:c="16"/>&lt;/div&gt;<text:s/></text:span><text:span text:style-name="T994"><text:line-break/><text:s text:c="16"/>&lt;div class="msg"&gt;</text:span><text:span text:style-name="T995"><text:line-break/><text:s text:c="18"/>&lt;div class="text"&gt;Message&lt;/div&gt;</text:span><text:span text:style-name="T996"><text:line-break/><text:s text:c="18"/>&lt;textarea rows="2" cols="25" placeholder="Message" required&gt;&lt;/textarea&gt;</text:span><text:span text:style-name="T997"><text:line-break/><text:s text:c="16"/>&lt;/div&gt;<text:s/></text:span><text:span text:style-name="T998"><text:line-break/><text:s text:c="16"/>&lt;div class="btn"&gt;</text:span><text:span text:style-name="T999"><text:line-break/><text:s text:c="18"/>&lt;button type="submit"&gt;Send&lt;/button&gt;</text:span><text:span text:style-name="T1000"><text:line-break/><text:s text:c="16"/>&lt;/div&gt;</text:span><text:span text:style-name="T1001"><text:line-break/><text:s text:c="14"/>&lt;/form&gt;</text:span><text:span text:style-name="T1002"><text:line-break/><text:s text:c="12"/>&lt;/div&gt;</text:span><text:span text:style-name="T1003"><text:line-break/><text:s text:c="10"/>&lt;/div&gt;</text:span><text:span text:style-name="T1004"><text:line-break/><text:s text:c="8"/>&lt;/div&gt;</text:span><text:span text:style-name="T1005"><text:line-break/></text:span><text:span text:style-name="T1006"><text:line-break/><text:s text:c="8"/>&lt;div class="bottom"&gt;</text:span><text:span text:style-name="T1007"><text:line-break/><text:s text:c="10"/>&lt;center&gt;</text:span><text:span text:style-name="T1008"><text:line-break/><text:s text:c="12"/>&lt;span class="credit"&gt;Created By &lt;a href="#"&gt;avc college &lt;/a&gt; |&lt;/span&gt;</text:span><text:span text:style-name="T1009"><text:line-break/><text:s text:c="12"/>&lt;span class="far fa-copyright"&gt;&lt;/span&gt;&lt;span&gt; 2022 All rights reserved.&lt;/span&gt;</text:span><text:span text:style-name="T1010"><text:line-break/><text:s text:c="10"/>&lt;/center&gt;</text:span><text:span text:style-name="T1011"><text:line-break/><text:s text:c="8"/>&lt;/div&gt;</text:span><text:span text:style-name="T1012"><text:line-break/><text:s text:c="6"/>&lt;/footer&gt;</text:span><text:span text:style-name="T1013"><text:line-break/><text:s text:c="4"/>&lt;/body&gt;</text:span><text:span text:style-name="T1014"><text:line-break/><text:s text:c="2"/>&lt;/html&gt;</text:span><text:span text:style-name="T1015"><text:line-break/><text:s text:c="4"/>&lt;script src="https://unpkg.com/ionicons@5.4.0/dist/ionicons.js"&gt;</text:span><text:span text:style-name="T1016"><text:line-break/><text:s text:c="4"/>&lt;/script&gt;</text:span><text:span text:style-name="T1017"><text:line-break/>&lt;/body1&gt;</text:span><text:span text:style-name="T1018"><text:line-break/>&lt;/html&gt;</text:span><text:span text:style-name="T1019"><text:line-break/></text:span><text:span text:style-name="T1020"><text:line-break/></text:span><text:soft-page-break/><text:span text:style-name="T1021"><text:s/></text:span><text:span text:style-name="T1022">Login.html</text:span><text:span text:style-name="T1023"><text:line-break/></text:span><text:span text:style-name="T1024"><text:line-break/>&lt;!DOCTYPE html&gt;</text:span><text:span text:style-name="T1025"><text:line-break/>&lt;html&gt;</text:span><text:span text:style-name="T1026"><text:line-break/>&lt;head&gt;</text:span><text:span text:style-name="T1027"><text:line-break/><text:s text:c="4"/>&lt;title&gt;Plasma donor&lt;/title&gt;</text:span><text:span text:style-name="T1028"><text:line-break/><text:s text:c="4"/>&lt;link rel="stylesheet" href="{{ url_for('static', filename='style.css')}}"&gt;</text:span><text:span text:style-name="T1029"><text:line-break/>&lt;link href="https://fonts.googleapis.com/css2?family=Jost:wght@500&amp;display=swap" rel="stylesheet"&gt;</text:span><text:span text:style-name="T1030"><text:line-break/>&lt;/head&gt;</text:span><text:span text:style-name="T1031"><text:line-break/>&lt;body&gt;</text:span><text:span text:style-name="T1032"><text:line-break/><text:s text:c="4"/>&lt;header&gt;</text:span><text:span text:style-name="T1033"><text:line-break/><text:s text:c="8"/>&lt;div class="main"&gt;</text:span><text:span text:style-name="T1034"><text:line-break/><text:s text:c="12"/>&lt;div class="navbar"&gt;</text:span><text:span text:style-name="T1035"><text:line-break/><text:s text:c="16"/>&lt;div class="menu"&gt;</text:span><text:span text:style-name="T1036"><text:line-break/><text:s text:c="20"/>&lt;ul&gt;</text:span><text:span text:style-name="T1037"><text:line-break/><text:s text:c="24"/>&lt;li&gt;&lt;a href="/"&gt;HOME&lt;/a&gt;&lt;/li&gt;</text:span><text:span text:style-name="T1038"><text:line-break/><text:s text:c="24"/>&lt;li&gt;&lt;a href="about"&gt;ABOUT&lt;/a&gt;&lt;/li&gt;</text:span><text:span text:style-name="T1039"><text:line-break/><text:s text:c="24"/>&lt;li&gt;&lt;a href="login"&gt;LOGIN&lt;/a&gt;&lt;/li&gt;</text:span><text:span text:style-name="T1040"><text:line-break/><text:s text:c="24"/>&lt;li&gt;&lt;a href="aboutme"&gt;CONTACT&lt;/a&gt;&lt;/li&gt;</text:span><text:span text:style-name="T1041"><text:line-break/><text:s text:c="20"/>&lt;/ul&gt;</text:span><text:span text:style-name="T1042"><text:line-break/><text:s text:c="16"/>&lt;/div&gt;</text:span><text:span text:style-name="T1043"><text:line-break/><text:s text:c="4"/></text:span><text:span text:style-name="T1044"><text:line-break/><text:s text:c="16"/>&lt;div class="search"&gt;</text:span><text:span text:style-name="T1045"><text:line-break/><text:s text:c="20"/>&lt;input class="srch" type="search" name="" placeholder="Type To text"&gt;</text:span><text:span text:style-name="T1046"><text:line-break/><text:s text:c="20"/>&lt;a href="#"&gt; &lt;button class="btn"&gt;Search&lt;/button&gt;&lt;/a&gt;</text:span><text:span text:style-name="T1047"><text:line-break/><text:s text:c="16"/>&lt;/div&gt;</text:span><text:span text:style-name="T1048"><text:line-break/><text:s text:c="4"/></text:span><text:span text:style-name="T1049"><text:line-break/><text:s text:c="12"/>&lt;/div&gt;<text:s/></text:span><text:span text:style-name="T1050"><text:line-break/><text:s text:c="4"/>&lt;/header&gt;</text:span><text:span text:style-name="T1051"><text:line-break/><text:s text:c="4"/>&lt;div class="main"&gt; <text:s text:c="5"/></text:span><text:span text:style-name="T1052"><text:line-break/></text:span><text:span text:style-name="T1053"><text:line-break/><text:s text:c="8"/></text:span><text:span text:style-name="T1054"><text:line-break/><text:s text:c="8"/>&lt;input type="checkbox" id="chk" aria-hidden="true"&gt;</text:span><text:span text:style-name="T1055"><text:line-break/></text:span><text:span text:style-name="T1056"><text:line-break/><text:s text:c="12"/>&lt;div class="signup"&gt;</text:span><text:span text:style-name="T1057"><text:line-break/><text:s text:c="16"/>&lt;form&gt;</text:span><text:span text:style-name="T1058"><text:line-break/><text:s text:c="20"/>&lt;label for="chk" aria-hidden="true"&gt;Sign up&lt;/label&gt;</text:span><text:span text:style-name="T1059"><text:line-break/><text:s text:c="20"/>&lt;input type="text" name="txt" placeholder="User name" required=""&gt;</text:span><text:span text:style-name="T1060"><text:line-break/><text:s text:c="20"/>&lt;input type="email" name="email" placeholder="Email" required=""&gt;</text:span><text:span text:style-name="T1061"><text:line-break/><text:s text:c="20"/>&lt;input type="password" name="pswd" placeholder="Password" required=""&gt;</text:span><text:span text:style-name="T1062"><text:line-break/><text:s text:c="20"/>&lt;button&gt;Sign up&lt;/button&gt;</text:span><text:span text:style-name="T1063"><text:line-break/><text:s text:c="16"/>&lt;/form&gt;</text:span><text:span text:style-name="T1064"><text:line-break/><text:s text:c="12"/>&lt;/div&gt;</text:span><text:span text:style-name="T1065"><text:line-break/></text:span><text:span text:style-name="T1066"><text:line-break/><text:s text:c="12"/>&lt;div class="login"&gt;</text:span><text:span text:style-name="T1067"><text:line-break/><text:s text:c="16"/>&lt;form&gt;</text:span><text:span text:style-name="T1068"><text:line-break/><text:s text:c="20"/>&lt;label for="chk" aria-hidden="true"&gt;Login&lt;/label&gt;</text:span><text:span text:style-name="T1069"><text:line-break/><text:s text:c="20"/>&lt;input type="email" name="email" placeholder="Email" required=""&gt;</text:span><text:span text:style-name="T1070"><text:line-break/></text:span><text:soft-page-break/><text:span text:style-name="T1071"><text:s text:c="20"/>&lt;input type="password" name="pswd" placeholder="Password" required=""&gt;</text:span><text:span text:style-name="T1072"><text:line-break/><text:s text:c="20"/>&lt;button&gt;Login&lt;/button&gt;</text:span><text:span text:style-name="T1073"><text:line-break/><text:s text:c="16"/>&lt;/form&gt;</text:span><text:span text:style-name="T1074"><text:line-break/><text:s text:c="12"/>&lt;/div&gt;</text:span><text:span text:style-name="T1075"><text:line-break/><text:s text:c="4"/>&lt;/div&gt;</text:span><text:span text:style-name="T1076"><text:line-break/>&lt;/body&gt;</text:span><text:span text:style-name="T1077"><text:line-break/>&lt;/html&gt;</text:span><text:span text:style-name="T1078"><text:line-break/></text:span><text:span text:style-name="T1079"><text:line-break/></text:span><text:span text:style-name="T1080">Register.html</text:span><text:span text:style-name="T1081"><text:line-break/></text:span><text:span text:style-name="T1082"><text:line-break/>&lt;!DOCTYPE html&gt;</text:span><text:span text:style-name="T1083"><text:line-break/>&lt;html lang="en"&gt;</text:span><text:span text:style-name="T1084"><text:line-break/></text:span><text:span text:style-name="T1085"><text:line-break/>&lt;head&gt;</text:span><text:span text:style-name="T1086"><text:line-break/><text:s text:c="4"/>&lt;meta charset="UTF-8"&gt;</text:span><text:span text:style-name="T1087"><text:line-break/><text:s text:c="4"/>&lt;meta name="viewport" content="width=device-width, initial-scale=1.0"&gt;</text:span><text:span text:style-name="T1088"><text:line-break/><text:s text:c="4"/>&lt;title&gt;Register&lt;/title&gt;</text:span><text:span text:style-name="T1089"><text:line-break/>&lt;/head&gt;</text:span><text:span text:style-name="T1090"><text:line-break/></text:span><text:span text:style-name="T1091"><text:line-break/>&lt;body&gt;</text:span><text:span text:style-name="T1092"><text:line-break/><text:s text:c="4"/>&lt;form method="POST" action="/register"&gt;</text:span><text:span text:style-name="T1093"><text:line-break/><text:s text:c="8"/>&lt;input type="text" name="username" class="form-control" placeholder="Username"&gt;</text:span><text:span text:style-name="T1094"><text:line-break/><text:s text:c="8"/>&lt;input type="text" name="email" class="form-control" placeholder="E-Mail"&gt;</text:span><text:span text:style-name="T1095"><text:line-break/><text:s text:c="8"/>&lt;input type="password" name="password" class="form-control" placeholder="Password"&gt;</text:span><text:span text:style-name="T1096"><text:line-break/><text:s text:c="8"/>&lt;input type="password" name="confirm-password" class="form-control" placeholder="Confirm Password"&gt;</text:span><text:span text:style-name="T1097"><text:line-break/><text:s text:c="8"/>&lt;p&gt;Already Registered? &lt;a href="/login"&gt; Click Here&lt;/a&gt;&lt;/p&gt;</text:span><text:span text:style-name="T1098"><text:line-break/><text:s text:c="8"/>&lt;button type="submit"&gt;Register&lt;/button&gt;</text:span><text:span text:style-name="T1099"><text:line-break/><text:s text:c="4"/>&lt;/form&gt;</text:span><text:span text:style-name="T1100"><text:line-break/>&lt;/body&gt;</text:span><text:span text:style-name="T1101"><text:line-break/></text:span><text:span text:style-name="T1102"><text:line-break/>&lt;/html&gt;</text:span><text:span text:style-name="T1103"><text:line-break/>Footer</text:span><text:span text:style-name="T1104"><text:line-break/></text:span><text:span text:style-name="T1105"><text:line-break/></text:span><text:span text:style-name="T1106">App.py</text:span><text:span text:style-name="T1107"><text:line-break/></text:span><text:span text:style-name="T1108"><text:line-break/>from flask import Flask,render_template</text:span><text:span text:style-name="T1109"><text:line-break/></text:span><text:span text:style-name="T1110"><text:line-break/>app = Flask(__name__)</text:span><text:span text:style-name="T1111"><text:line-break/></text:span><text:span text:style-name="T1112"><text:line-break/>@app.route("/")</text:span><text:span text:style-name="T1113"><text:line-break/>def home():</text:span><text:span text:style-name="T1114"><text:line-break/><text:s text:c="4"/>return render_template('home.html')</text:span><text:span text:style-name="T1115"><text:line-break/></text:span><text:span text:style-name="T1116"><text:line-break/></text:span><text:span text:style-name="T1117"><text:line-break/>@app.route("/about")</text:span><text:span text:style-name="T1118"><text:line-break/>def about():</text:span><text:span text:style-name="T1119"><text:line-break/><text:s text:c="2"/>return render_template('about.html')</text:span><text:span text:style-name="T1120"><text:line-break/></text:span><text:span text:style-name="T1121"><text:line-break/></text:span><text:soft-page-break/><text:span text:style-name="T1122"><text:line-break/>@app.route("/aboutme")</text:span><text:span text:style-name="T1123"><text:line-break/>def aboutme():</text:span><text:span text:style-name="T1124"><text:line-break/><text:s text:c="2"/>return render_template('aboutme.html')</text:span><text:span text:style-name="T1125"><text:line-break/></text:span><text:span text:style-name="T1126"><text:line-break/>@app.route("/login")</text:span><text:span text:style-name="T1127"><text:line-break/>def login():</text:span><text:span text:style-name="T1128"><text:line-break/><text:s text:c="2"/>return render_template('login.html')</text:span><text:span text:style-name="T1129"><text:line-break/></text:span><text:span text:style-name="T1130"><text:line-break/>@app.route("/register")</text:span><text:span text:style-name="T1131"><text:line-break/>def register():</text:span><text:span text:style-name="T1132"><text:line-break/><text:s text:c="2"/>return render_template('register.html')</text:span><text:span text:style-name="T1133"><text:line-break/></text:span><text:span text:style-name="T1134"><text:line-break/>@app.route('/addrec',methods = ['POST', 'GET'])</text:span><text:span text:style-name="T1135"><text:line-break/>def addrec():</text:span><text:span text:style-name="T1136"><text:line-break/><text:s text:c="3"/>if request.method == 'POST':</text:span><text:span text:style-name="T1137"><text:line-break/><text:s text:c="6"/>try:</text:span><text:span text:style-name="T1138"><text:line-break/><text:s text:c="9"/>name = request.form['name']</text:span><text:span text:style-name="T1139"><text:line-break/><text:s text:c="9"/>addr = request.form['address']</text:span><text:span text:style-name="T1140"><text:line-break/></text:span><text:span text:style-name="T1141"><text:line-break/><text:s text:c="9"/></text:span><text:span text:style-name="T1142"><text:line-break/><text:s text:c="9"/>with sql.connect("student_database.db") as con:</text:span><text:span text:style-name="T1143"><text:line-break/><text:s text:c="12"/>cur = con.cursor()</text:span><text:span text:style-name="T1144"><text:line-break/><text:s text:c="12"/>cur.execute("INSERT INTO students (name,addr,city,pin) VALUES (?,?,?,?)",(name,addr,city,pin) )</text:span><text:span text:style-name="T1145"><text:line-break/><text:s text:c="12"/>con.commit()</text:span><text:span text:style-name="T1146"><text:line-break/><text:s text:c="12"/>msg = "Record successfully added!"</text:span><text:span text:style-name="T1147"><text:line-break/><text:s text:c="6"/>except:</text:span><text:span text:style-name="T1148"><text:line-break/><text:s text:c="9"/>con.rollback()</text:span><text:span text:style-name="T1149"><text:line-break/><text:s text:c="9"/>msg = "error in insert operation"</text:span><text:span text:style-name="T1150"><text:line-break/><text:s text:c="6"/></text:span><text:span text:style-name="T1151"><text:line-break/><text:s text:c="6"/>finally:</text:span><text:span text:style-name="T1152"><text:line-break/><text:s text:c="9"/>return render_template("list.html",msg = msg)</text:span><text:span text:style-name="T1153"><text:line-break/><text:s text:c="9"/>con.close()</text:span><text:span text:style-name="T1154"><text:line-break/></text:span><text:span text:style-name="T1155"><text:line-break/></text:span><text:span text:style-name="T1156">Dbsqlite.py</text:span><text:span text:style-name="T1157"><text:line-break/></text:span><text:span text:style-name="T1158"><text:line-break/>import sqlite3</text:span><text:span text:style-name="T1159"><text:line-break/></text:span><text:span text:style-name="T1160"><text:line-break/>conn = sqlite3.connect('register.db')</text:span><text:span text:style-name="T1161"><text:line-break/>print("Opened database successfully")</text:span><text:span text:style-name="T1162"><text:line-break/></text:span><text:span text:style-name="T1163"><text:line-break/>conn.execute('CREATE TABLE students (username TEXT, email TEXT, password TEXT)')</text:span><text:span text:style-name="T1164"><text:line-break/>print("Table created successfully")</text:span><text:span text:style-name="T1165"><text:line-break/>conn.close()</text:span></text:p>
      <text:p text:style-name="P1166"/>
      <text:p text:style-name="ListParagraph"/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Latha" svg:font-family="Latha" style:font-family-generic="swiss" style:font-pitch="variable" svg:panose-1="2 0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marender Katkam</meta:initial-creator>
    <dc:creator>sumyla chandru</dc:creator>
    <meta:creation-date>2022-10-03T08:04:00Z</meta:creation-date>
    <dc:date>2022-10-16T17:15:00Z</dc:date>
    <meta:template xlink:href="Normal.dotm" xlink:type="simple"/>
    <meta:editing-cycles>9</meta:editing-cycles>
    <meta:editing-duration>PT1020S</meta:editing-duration>
    <meta:user-defined meta:name="AppVersion">15.0000</meta:user-defined>
    <meta:document-statistic meta:page-count="24" meta:paragraph-count="59" meta:word-count="4431" meta:character-count="29632" meta:row-count="210" meta:non-whitespace-character-count="25260"/>
  </office:meta>
</office:document-meta>
</file>